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_covid19_daily" table:style-name="ta1">
        <table:shapes>
          <draw:frame draw:z-index="0" draw:style-name="gr1" draw:text-style-name="P1" svg:width="15.999cm" svg:height="8.999cm" svg:x="11.858cm" svg:y="2.942cm">
            <draw:object draw:notify-on-update-of-ranges="us_covid19_daily.B2:us_covid19_daily.B240 us_covid19_daily.D2:us_covid19_daily.D240 us_covid19_daily.B240:us_covid19_daily.B321 us_covid19_daily.D240:us_covid19_daily.D3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float" office:value="20201206" calcext:value-type="float">
            <text:p>20201206</text:p>
          </table:table-cell>
          <table:table-cell office:value-type="float" office:value="320" calcext:value-type="float">
            <text:p>320</text:p>
          </table:table-cell>
          <table:table-cell office:value-type="float" office:value="14534035" calcext:value-type="float">
            <text:p>14534035</text:p>
          </table:table-cell>
          <table:table-cell office:value-type="float" office:value="23.7929319498631" calcext:value-type="float">
            <text:p>23,7929319498631</text:p>
          </table:table-cell>
        </table:table-row>
        <table:table-row table:style-name="ro1">
          <table:table-cell office:value-type="float" office:value="20201205" calcext:value-type="float">
            <text:p>20201205</text:p>
          </table:table-cell>
          <table:table-cell office:value-type="float" office:value="319" calcext:value-type="float">
            <text:p>319</text:p>
          </table:table-cell>
          <table:table-cell office:value-type="float" office:value="14357264" calcext:value-type="float">
            <text:p>14357264</text:p>
          </table:table-cell>
          <table:table-cell office:value-type="float" office:value="23.7752775115821" calcext:value-type="float">
            <text:p>23,7752775115821</text:p>
          </table:table-cell>
        </table:table-row>
        <table:table-row table:style-name="ro1">
          <table:table-cell office:value-type="float" office:value="20201204" calcext:value-type="float">
            <text:p>20201204</text:p>
          </table:table-cell>
          <table:table-cell office:value-type="float" office:value="318" calcext:value-type="float">
            <text:p>318</text:p>
          </table:table-cell>
          <table:table-cell office:value-type="float" office:value="14146191" calcext:value-type="float">
            <text:p>14146191</text:p>
          </table:table-cell>
          <table:table-cell office:value-type="float" office:value="23.7539103098365" calcext:value-type="float">
            <text:p>23,7539103098365</text:p>
          </table:table-cell>
        </table:table-row>
        <table:table-row table:style-name="ro1">
          <table:table-cell office:value-type="float" office:value="20201203" calcext:value-type="float">
            <text:p>20201203</text:p>
          </table:table-cell>
          <table:table-cell office:value-type="float" office:value="317" calcext:value-type="float">
            <text:p>317</text:p>
          </table:table-cell>
          <table:table-cell office:value-type="float" office:value="13921360" calcext:value-type="float">
            <text:p>13921360</text:p>
          </table:table-cell>
          <table:table-cell office:value-type="float" office:value="23.7307968214768" calcext:value-type="float">
            <text:p>23,7307968214768</text:p>
          </table:table-cell>
        </table:table-row>
        <table:table-row table:style-name="ro1">
          <table:table-cell office:value-type="float" office:value="20201202" calcext:value-type="float">
            <text:p>20201202</text:p>
          </table:table-cell>
          <table:table-cell office:value-type="float" office:value="316" calcext:value-type="float">
            <text:p>316</text:p>
          </table:table-cell>
          <table:table-cell office:value-type="float" office:value="13711156" calcext:value-type="float">
            <text:p>13711156</text:p>
          </table:table-cell>
          <table:table-cell office:value-type="float" office:value="23.7088468753841" calcext:value-type="float">
            <text:p>23,7088468753841</text:p>
          </table:table-cell>
        </table:table-row>
        <table:table-row table:style-name="ro1">
          <table:table-cell office:value-type="float" office:value="20201201" calcext:value-type="float">
            <text:p>20201201</text:p>
          </table:table-cell>
          <table:table-cell office:value-type="float" office:value="315" calcext:value-type="float">
            <text:p>315</text:p>
          </table:table-cell>
          <table:table-cell office:value-type="float" office:value="13515360" calcext:value-type="float">
            <text:p>13515360</text:p>
          </table:table-cell>
          <table:table-cell office:value-type="float" office:value="23.688096604741" calcext:value-type="float">
            <text:p>23,688096604741</text:p>
          </table:table-cell>
        </table:table-row>
        <table:table-row table:style-name="ro1">
          <table:table-cell office:value-type="float" office:value="20201130" calcext:value-type="float">
            <text:p>20201130</text:p>
          </table:table-cell>
          <table:table-cell office:value-type="float" office:value="314" calcext:value-type="float">
            <text:p>314</text:p>
          </table:table-cell>
          <table:table-cell office:value-type="float" office:value="13338607" calcext:value-type="float">
            <text:p>13338607</text:p>
          </table:table-cell>
          <table:table-cell office:value-type="float" office:value="23.6691046726285" calcext:value-type="float">
            <text:p>23,6691046726285</text:p>
          </table:table-cell>
        </table:table-row>
        <table:table-row table:style-name="ro1">
          <table:table-cell office:value-type="float" office:value="20201129" calcext:value-type="float">
            <text:p>20201129</text:p>
          </table:table-cell>
          <table:table-cell office:value-type="float" office:value="313" calcext:value-type="float">
            <text:p>313</text:p>
          </table:table-cell>
          <table:table-cell office:value-type="float" office:value="13191020" calcext:value-type="float">
            <text:p>13191020</text:p>
          </table:table-cell>
          <table:table-cell office:value-type="float" office:value="23.6530527899872" calcext:value-type="float">
            <text:p>23,6530527899872</text:p>
          </table:table-cell>
        </table:table-row>
        <table:table-row table:style-name="ro1">
          <table:table-cell office:value-type="float" office:value="20201128" calcext:value-type="float">
            <text:p>20201128</text:p>
          </table:table-cell>
          <table:table-cell office:value-type="float" office:value="312" calcext:value-type="float">
            <text:p>312</text:p>
          </table:table-cell>
          <table:table-cell office:value-type="float" office:value="13055778" calcext:value-type="float">
            <text:p>13055778</text:p>
          </table:table-cell>
          <table:table-cell office:value-type="float" office:value="23.6381850953053" calcext:value-type="float">
            <text:p>23,6381850953053</text:p>
          </table:table-cell>
        </table:table-row>
        <table:table-row table:style-name="ro1">
          <table:table-cell office:value-type="float" office:value="20201127" calcext:value-type="float">
            <text:p>20201127</text:p>
          </table:table-cell>
          <table:table-cell office:value-type="float" office:value="311" calcext:value-type="float">
            <text:p>311</text:p>
          </table:table-cell>
          <table:table-cell office:value-type="float" office:value="12901256" calcext:value-type="float">
            <text:p>12901256</text:p>
          </table:table-cell>
          <table:table-cell office:value-type="float" office:value="23.6210081900743" calcext:value-type="float">
            <text:p>23,6210081900743</text:p>
          </table:table-cell>
        </table:table-row>
        <table:table-row table:style-name="ro1">
          <table:table-cell office:value-type="float" office:value="20201126" calcext:value-type="float">
            <text:p>20201126</text:p>
          </table:table-cell>
          <table:table-cell office:value-type="float" office:value="310" calcext:value-type="float">
            <text:p>310</text:p>
          </table:table-cell>
          <table:table-cell office:value-type="float" office:value="12707531" calcext:value-type="float">
            <text:p>12707531</text:p>
          </table:table-cell>
          <table:table-cell office:value-type="float" office:value="23.5991804144543" calcext:value-type="float">
            <text:p>23,5991804144543</text:p>
          </table:table-cell>
        </table:table-row>
        <table:table-row table:style-name="ro1">
          <table:table-cell office:value-type="float" office:value="20201125" calcext:value-type="float">
            <text:p>20201125</text:p>
          </table:table-cell>
          <table:table-cell office:value-type="float" office:value="309" calcext:value-type="float">
            <text:p>309</text:p>
          </table:table-cell>
          <table:table-cell office:value-type="float" office:value="12581196" calcext:value-type="float">
            <text:p>12581196</text:p>
          </table:table-cell>
          <table:table-cell office:value-type="float" office:value="23.5847657391515" calcext:value-type="float">
            <text:p>23,5847657391515</text:p>
          </table:table-cell>
        </table:table-row>
        <table:table-row table:style-name="ro1">
          <table:table-cell office:value-type="float" office:value="20201124" calcext:value-type="float">
            <text:p>20201124</text:p>
          </table:table-cell>
          <table:table-cell office:value-type="float" office:value="308" calcext:value-type="float">
            <text:p>308</text:p>
          </table:table-cell>
          <table:table-cell office:value-type="float" office:value="12397567" calcext:value-type="float">
            <text:p>12397567</text:p>
          </table:table-cell>
          <table:table-cell office:value-type="float" office:value="23.5635536863209" calcext:value-type="float">
            <text:p>23,5635536863209</text:p>
          </table:table-cell>
        </table:table-row>
        <table:table-row table:style-name="ro1">
          <table:table-cell office:value-type="float" office:value="20201123" calcext:value-type="float">
            <text:p>20201123</text:p>
          </table:table-cell>
          <table:table-cell office:value-type="float" office:value="307" calcext:value-type="float">
            <text:p>307</text:p>
          </table:table-cell>
          <table:table-cell office:value-type="float" office:value="12230553" calcext:value-type="float">
            <text:p>12230553</text:p>
          </table:table-cell>
          <table:table-cell office:value-type="float" office:value="23.5439863004825" calcext:value-type="float">
            <text:p>23,5439863004825</text:p>
          </table:table-cell>
        </table:table-row>
        <table:table-row table:style-name="ro1">
          <table:table-cell office:value-type="float" office:value="20201122" calcext:value-type="float">
            <text:p>20201122</text:p>
          </table:table-cell>
          <table:table-cell office:value-type="float" office:value="306" calcext:value-type="float">
            <text:p>306</text:p>
          </table:table-cell>
          <table:table-cell office:value-type="float" office:value="12079595" calcext:value-type="float">
            <text:p>12079595</text:p>
          </table:table-cell>
          <table:table-cell office:value-type="float" office:value="23.5260687495627" calcext:value-type="float">
            <text:p>23,5260687495627</text:p>
          </table:table-cell>
        </table:table-row>
        <table:table-row table:style-name="ro1">
          <table:table-cell office:value-type="float" office:value="20201121" calcext:value-type="float">
            <text:p>20201121</text:p>
          </table:table-cell>
          <table:table-cell office:value-type="float" office:value="305" calcext:value-type="float">
            <text:p>305</text:p>
          </table:table-cell>
          <table:table-cell office:value-type="float" office:value="11928754" calcext:value-type="float">
            <text:p>11928754</text:p>
          </table:table-cell>
          <table:table-cell office:value-type="float" office:value="23.5079400205808" calcext:value-type="float">
            <text:p>23,5079400205808</text:p>
          </table:table-cell>
        </table:table-row>
        <table:table-row table:style-name="ro1">
          <table:table-cell office:value-type="float" office:value="20201120" calcext:value-type="float">
            <text:p>20201120</text:p>
          </table:table-cell>
          <table:table-cell office:value-type="float" office:value="304" calcext:value-type="float">
            <text:p>304</text:p>
          </table:table-cell>
          <table:table-cell office:value-type="float" office:value="11749039" calcext:value-type="float">
            <text:p>11749039</text:p>
          </table:table-cell>
          <table:table-cell office:value-type="float" office:value="23.4860394221394" calcext:value-type="float">
            <text:p>23,4860394221394</text:p>
          </table:table-cell>
        </table:table-row>
        <table:table-row table:style-name="ro1">
          <table:table-cell office:value-type="float" office:value="20201119" calcext:value-type="float">
            <text:p>20201119</text:p>
          </table:table-cell>
          <table:table-cell office:value-type="float" office:value="303" calcext:value-type="float">
            <text:p>303</text:p>
          </table:table-cell>
          <table:table-cell office:value-type="float" office:value="11556239" calcext:value-type="float">
            <text:p>11556239</text:p>
          </table:table-cell>
          <table:table-cell office:value-type="float" office:value="23.4621686105882" calcext:value-type="float">
            <text:p>23,4621686105882</text:p>
          </table:table-cell>
        </table:table-row>
        <table:table-row table:style-name="ro1">
          <table:table-cell office:value-type="float" office:value="20201118" calcext:value-type="float">
            <text:p>20201118</text:p>
          </table:table-cell>
          <table:table-cell office:value-type="float" office:value="302" calcext:value-type="float">
            <text:p>302</text:p>
          </table:table-cell>
          <table:table-cell office:value-type="float" office:value="11373404" calcext:value-type="float">
            <text:p>11373404</text:p>
          </table:table-cell>
          <table:table-cell office:value-type="float" office:value="23.439160774109" calcext:value-type="float">
            <text:p>23,439160774109</text:p>
          </table:table-cell>
        </table:table-row>
        <table:table-row table:style-name="ro1">
          <table:table-cell office:value-type="float" office:value="20201117" calcext:value-type="float">
            <text:p>20201117</text:p>
          </table:table-cell>
          <table:table-cell office:value-type="float" office:value="301" calcext:value-type="float">
            <text:p>301</text:p>
          </table:table-cell>
          <table:table-cell office:value-type="float" office:value="11209432" calcext:value-type="float">
            <text:p>11209432</text:p>
          </table:table-cell>
          <table:table-cell office:value-type="float" office:value="23.4182098405222" calcext:value-type="float">
            <text:p>23,4182098405222</text:p>
          </table:table-cell>
        </table:table-row>
        <table:table-row table:style-name="ro1">
          <table:table-cell office:value-type="float" office:value="20201116" calcext:value-type="float">
            <text:p>20201116</text:p>
          </table:table-cell>
          <table:table-cell office:value-type="float" office:value="300" calcext:value-type="float">
            <text:p>300</text:p>
          </table:table-cell>
          <table:table-cell office:value-type="float" office:value="11052700" calcext:value-type="float">
            <text:p>11052700</text:p>
          </table:table-cell>
          <table:table-cell office:value-type="float" office:value="23.3978955044884" calcext:value-type="float">
            <text:p>23,3978955044884</text:p>
          </table:table-cell>
        </table:table-row>
        <table:table-row table:style-name="ro1">
          <table:table-cell office:value-type="float" office:value="20201115" calcext:value-type="float">
            <text:p>20201115</text:p>
          </table:table-cell>
          <table:table-cell office:value-type="float" office:value="299" calcext:value-type="float">
            <text:p>299</text:p>
          </table:table-cell>
          <table:table-cell office:value-type="float" office:value="10903827" calcext:value-type="float">
            <text:p>10903827</text:p>
          </table:table-cell>
          <table:table-cell office:value-type="float" office:value="23.3783312418651" calcext:value-type="float">
            <text:p>23,3783312418651</text:p>
          </table:table-cell>
        </table:table-row>
        <table:table-row table:style-name="ro1">
          <table:table-cell office:value-type="float" office:value="20201114" calcext:value-type="float">
            <text:p>20201114</text:p>
          </table:table-cell>
          <table:table-cell office:value-type="float" office:value="298" calcext:value-type="float">
            <text:p>298</text:p>
          </table:table-cell>
          <table:table-cell office:value-type="float" office:value="10759395" calcext:value-type="float">
            <text:p>10759395</text:p>
          </table:table-cell>
          <table:table-cell office:value-type="float" office:value="23.3590936217493" calcext:value-type="float">
            <text:p>23,3590936217493</text:p>
          </table:table-cell>
        </table:table-row>
        <table:table-row table:style-name="ro1">
          <table:table-cell office:value-type="float" office:value="20201113" calcext:value-type="float">
            <text:p>20201113</text:p>
          </table:table-cell>
          <table:table-cell office:value-type="float" office:value="297" calcext:value-type="float">
            <text:p>297</text:p>
          </table:table-cell>
          <table:table-cell office:value-type="float" office:value="10595857" calcext:value-type="float">
            <text:p>10595857</text:p>
          </table:table-cell>
          <table:table-cell office:value-type="float" office:value="23.3369969427804" calcext:value-type="float">
            <text:p>23,3369969427804</text:p>
          </table:table-cell>
        </table:table-row>
        <table:table-row table:style-name="ro1">
          <table:table-cell office:value-type="float" office:value="20201112" calcext:value-type="float">
            <text:p>20201112</text:p>
          </table:table-cell>
          <table:table-cell office:value-type="float" office:value="296" calcext:value-type="float">
            <text:p>296</text:p>
          </table:table-cell>
          <table:table-cell office:value-type="float" office:value="10423741" calcext:value-type="float">
            <text:p>10423741</text:p>
          </table:table-cell>
          <table:table-cell office:value-type="float" office:value="23.3133698068509" calcext:value-type="float">
            <text:p>23,3133698068509</text:p>
          </table:table-cell>
        </table:table-row>
        <table:table-row table:style-name="ro1">
          <table:table-cell office:value-type="float" office:value="20201111" calcext:value-type="float">
            <text:p>20201111</text:p>
          </table:table-cell>
          <table:table-cell office:value-type="float" office:value="295" calcext:value-type="float">
            <text:p>295</text:p>
          </table:table-cell>
          <table:table-cell office:value-type="float" office:value="10271729" calcext:value-type="float">
            <text:p>10271729</text:p>
          </table:table-cell>
          <table:table-cell office:value-type="float" office:value="23.2921757095265" calcext:value-type="float">
            <text:p>23,2921757095265</text:p>
          </table:table-cell>
        </table:table-row>
        <table:table-row table:style-name="ro1">
          <table:table-cell office:value-type="float" office:value="20201110" calcext:value-type="float">
            <text:p>20201110</text:p>
          </table:table-cell>
          <table:table-cell office:value-type="float" office:value="294" calcext:value-type="float">
            <text:p>294</text:p>
          </table:table-cell>
          <table:table-cell office:value-type="float" office:value="10126912" calcext:value-type="float">
            <text:p>10126912</text:p>
          </table:table-cell>
          <table:table-cell office:value-type="float" office:value="23.2716909843076" calcext:value-type="float">
            <text:p>23,2716909843076</text:p>
          </table:table-cell>
        </table:table-row>
        <table:table-row table:style-name="ro1">
          <table:table-cell office:value-type="float" office:value="20201109" calcext:value-type="float">
            <text:p>20201109</text:p>
          </table:table-cell>
          <table:table-cell office:value-type="float" office:value="293" calcext:value-type="float">
            <text:p>293</text:p>
          </table:table-cell>
          <table:table-cell office:value-type="float" office:value="9995725" calcext:value-type="float">
            <text:p>9995725</text:p>
          </table:table-cell>
          <table:table-cell office:value-type="float" office:value="23.2528797802132" calcext:value-type="float">
            <text:p>23,2528797802132</text:p>
          </table:table-cell>
        </table:table-row>
        <table:table-row table:style-name="ro1">
          <table:table-cell office:value-type="float" office:value="20201108" calcext:value-type="float">
            <text:p>20201108</text:p>
          </table:table-cell>
          <table:table-cell office:value-type="float" office:value="292" calcext:value-type="float">
            <text:p>292</text:p>
          </table:table-cell>
          <table:table-cell office:value-type="float" office:value="9876291" calcext:value-type="float">
            <text:p>9876291</text:p>
          </table:table-cell>
          <table:table-cell office:value-type="float" office:value="23.2355379147226" calcext:value-type="float">
            <text:p>23,2355379147226</text:p>
          </table:table-cell>
        </table:table-row>
        <table:table-row table:style-name="ro1">
          <table:table-cell office:value-type="float" office:value="20201107" calcext:value-type="float">
            <text:p>20201107</text:p>
          </table:table-cell>
          <table:table-cell office:value-type="float" office:value="291" calcext:value-type="float">
            <text:p>291</text:p>
          </table:table-cell>
          <table:table-cell office:value-type="float" office:value="9766001" calcext:value-type="float">
            <text:p>9766001</text:p>
          </table:table-cell>
          <table:table-cell office:value-type="float" office:value="23.2193364950258" calcext:value-type="float">
            <text:p>23,2193364950258</text:p>
          </table:table-cell>
        </table:table-row>
        <table:table-row table:style-name="ro1">
          <table:table-cell office:value-type="float" office:value="20201106" calcext:value-type="float">
            <text:p>20201106</text:p>
          </table:table-cell>
          <table:table-cell office:value-type="float" office:value="290" calcext:value-type="float">
            <text:p>290</text:p>
          </table:table-cell>
          <table:table-cell office:value-type="float" office:value="9636779" calcext:value-type="float">
            <text:p>9636779</text:p>
          </table:table-cell>
          <table:table-cell office:value-type="float" office:value="23.2001195895103" calcext:value-type="float">
            <text:p>23,2001195895103</text:p>
          </table:table-cell>
        </table:table-row>
        <table:table-row table:style-name="ro1">
          <table:table-cell office:value-type="float" office:value="20201105" calcext:value-type="float">
            <text:p>20201105</text:p>
          </table:table-cell>
          <table:table-cell office:value-type="float" office:value="289" calcext:value-type="float">
            <text:p>289</text:p>
          </table:table-cell>
          <table:table-cell office:value-type="float" office:value="9511021" calcext:value-type="float">
            <text:p>9511021</text:p>
          </table:table-cell>
          <table:table-cell office:value-type="float" office:value="23.1811687908066" calcext:value-type="float">
            <text:p>23,1811687908066</text:p>
          </table:table-cell>
        </table:table-row>
        <table:table-row table:style-name="ro1">
          <table:table-cell office:value-type="float" office:value="20201104" calcext:value-type="float">
            <text:p>20201104</text:p>
          </table:table-cell>
          <table:table-cell office:value-type="float" office:value="288" calcext:value-type="float">
            <text:p>288</text:p>
          </table:table-cell>
          <table:table-cell office:value-type="float" office:value="9394578" calcext:value-type="float">
            <text:p>9394578</text:p>
          </table:table-cell>
          <table:table-cell office:value-type="float" office:value="23.1633969272461" calcext:value-type="float">
            <text:p>23,1633969272461</text:p>
          </table:table-cell>
        </table:table-row>
        <table:table-row table:style-name="ro1">
          <table:table-cell office:value-type="float" office:value="20201103" calcext:value-type="float">
            <text:p>20201103</text:p>
          </table:table-cell>
          <table:table-cell office:value-type="float" office:value="287" calcext:value-type="float">
            <text:p>287</text:p>
          </table:table-cell>
          <table:table-cell office:value-type="float" office:value="9291273" calcext:value-type="float">
            <text:p>9291273</text:p>
          </table:table-cell>
          <table:table-cell office:value-type="float" office:value="23.147444843539" calcext:value-type="float">
            <text:p>23,147444843539</text:p>
          </table:table-cell>
        </table:table-row>
        <table:table-row table:style-name="ro1">
          <table:table-cell office:value-type="float" office:value="20201102" calcext:value-type="float">
            <text:p>20201102</text:p>
          </table:table-cell>
          <table:table-cell office:value-type="float" office:value="286" calcext:value-type="float">
            <text:p>286</text:p>
          </table:table-cell>
          <table:table-cell office:value-type="float" office:value="9204607" calcext:value-type="float">
            <text:p>9204607</text:p>
          </table:table-cell>
          <table:table-cell office:value-type="float" office:value="23.1339246948912" calcext:value-type="float">
            <text:p>23,1339246948912</text:p>
          </table:table-cell>
        </table:table-row>
        <table:table-row table:style-name="ro1">
          <table:table-cell office:value-type="float" office:value="20201101" calcext:value-type="float">
            <text:p>20201101</text:p>
          </table:table-cell>
          <table:table-cell office:value-type="float" office:value="285" calcext:value-type="float">
            <text:p>285</text:p>
          </table:table-cell>
          <table:table-cell office:value-type="float" office:value="9122560" calcext:value-type="float">
            <text:p>9122560</text:p>
          </table:table-cell>
          <table:table-cell office:value-type="float" office:value="23.1210073039164" calcext:value-type="float">
            <text:p>23,1210073039164</text:p>
          </table:table-cell>
        </table:table-row>
        <table:table-row table:style-name="ro1">
          <table:table-cell office:value-type="float" office:value="20201031" calcext:value-type="float">
            <text:p>20201031</text:p>
          </table:table-cell>
          <table:table-cell office:value-type="float" office:value="284" calcext:value-type="float">
            <text:p>284</text:p>
          </table:table-cell>
          <table:table-cell office:value-type="float" office:value="9048711" calcext:value-type="float">
            <text:p>9048711</text:p>
          </table:table-cell>
          <table:table-cell office:value-type="float" office:value="23.1092808624753" calcext:value-type="float">
            <text:p>23,1092808624753</text:p>
          </table:table-cell>
        </table:table-row>
        <table:table-row table:style-name="ro1">
          <table:table-cell office:value-type="float" office:value="20201030" calcext:value-type="float">
            <text:p>20201030</text:p>
          </table:table-cell>
          <table:table-cell office:value-type="float" office:value="283" calcext:value-type="float">
            <text:p>283</text:p>
          </table:table-cell>
          <table:table-cell office:value-type="float" office:value="8958126" calcext:value-type="float">
            <text:p>8958126</text:p>
          </table:table-cell>
          <table:table-cell office:value-type="float" office:value="23.0947655278036" calcext:value-type="float">
            <text:p>23,0947655278036</text:p>
          </table:table-cell>
        </table:table-row>
        <table:table-row table:style-name="ro1">
          <table:table-cell office:value-type="float" office:value="20201029" calcext:value-type="float">
            <text:p>20201029</text:p>
          </table:table-cell>
          <table:table-cell office:value-type="float" office:value="282" calcext:value-type="float">
            <text:p>282</text:p>
          </table:table-cell>
          <table:table-cell office:value-type="float" office:value="8860888" calcext:value-type="float">
            <text:p>8860888</text:p>
          </table:table-cell>
          <table:table-cell office:value-type="float" office:value="23.0790198560278" calcext:value-type="float">
            <text:p>23,0790198560278</text:p>
          </table:table-cell>
        </table:table-row>
        <table:table-row table:style-name="ro1">
          <table:table-cell office:value-type="float" office:value="20201028" calcext:value-type="float">
            <text:p>20201028</text:p>
          </table:table-cell>
          <table:table-cell office:value-type="float" office:value="281" calcext:value-type="float">
            <text:p>281</text:p>
          </table:table-cell>
          <table:table-cell office:value-type="float" office:value="8772165" calcext:value-type="float">
            <text:p>8772165</text:p>
          </table:table-cell>
          <table:table-cell office:value-type="float" office:value="23.0645015179571" calcext:value-type="float">
            <text:p>23,0645015179571</text:p>
          </table:table-cell>
        </table:table-row>
        <table:table-row table:style-name="ro1">
          <table:table-cell office:value-type="float" office:value="20201027" calcext:value-type="float">
            <text:p>20201027</text:p>
          </table:table-cell>
          <table:table-cell office:value-type="float" office:value="280" calcext:value-type="float">
            <text:p>280</text:p>
          </table:table-cell>
          <table:table-cell office:value-type="float" office:value="8693413" calcext:value-type="float">
            <text:p>8693413</text:p>
          </table:table-cell>
          <table:table-cell office:value-type="float" office:value="23.0514912540155" calcext:value-type="float">
            <text:p>23,0514912540155</text:p>
          </table:table-cell>
        </table:table-row>
        <table:table-row table:style-name="ro1">
          <table:table-cell office:value-type="float" office:value="20201026" calcext:value-type="float">
            <text:p>20201026</text:p>
          </table:table-cell>
          <table:table-cell office:value-type="float" office:value="279" calcext:value-type="float">
            <text:p>279</text:p>
          </table:table-cell>
          <table:table-cell office:value-type="float" office:value="8621330" calcext:value-type="float">
            <text:p>8621330</text:p>
          </table:table-cell>
          <table:table-cell office:value-type="float" office:value="23.0394790182665" calcext:value-type="float">
            <text:p>23,0394790182665</text:p>
          </table:table-cell>
        </table:table-row>
        <table:table-row table:style-name="ro1">
          <table:table-cell office:value-type="float" office:value="20201025" calcext:value-type="float">
            <text:p>20201025</text:p>
          </table:table-cell>
          <table:table-cell office:value-type="float" office:value="278" calcext:value-type="float">
            <text:p>278</text:p>
          </table:table-cell>
          <table:table-cell office:value-type="float" office:value="8558805" calcext:value-type="float">
            <text:p>8558805</text:p>
          </table:table-cell>
          <table:table-cell office:value-type="float" office:value="23.0289779476183" calcext:value-type="float">
            <text:p>23,0289779476183</text:p>
          </table:table-cell>
        </table:table-row>
        <table:table-row table:style-name="ro1">
          <table:table-cell office:value-type="float" office:value="20201024" calcext:value-type="float">
            <text:p>20201024</text:p>
          </table:table-cell>
          <table:table-cell office:value-type="float" office:value="277" calcext:value-type="float">
            <text:p>277</text:p>
          </table:table-cell>
          <table:table-cell office:value-type="float" office:value="8493912" calcext:value-type="float">
            <text:p>8493912</text:p>
          </table:table-cell>
          <table:table-cell office:value-type="float" office:value="23.0179977312446" calcext:value-type="float">
            <text:p>23,0179977312446</text:p>
          </table:table-cell>
        </table:table-row>
        <table:table-row table:style-name="ro1">
          <table:table-cell office:value-type="float" office:value="20201023" calcext:value-type="float">
            <text:p>20201023</text:p>
          </table:table-cell>
          <table:table-cell office:value-type="float" office:value="276" calcext:value-type="float">
            <text:p>276</text:p>
          </table:table-cell>
          <table:table-cell office:value-type="float" office:value="8410625" calcext:value-type="float">
            <text:p>8410625</text:p>
          </table:table-cell>
          <table:table-cell office:value-type="float" office:value="23.0037815815641" calcext:value-type="float">
            <text:p>23,0037815815641</text:p>
          </table:table-cell>
        </table:table-row>
        <table:table-row table:style-name="ro1">
          <table:table-cell office:value-type="float" office:value="20201022" calcext:value-type="float">
            <text:p>20201022</text:p>
          </table:table-cell>
          <table:table-cell office:value-type="float" office:value="275" calcext:value-type="float">
            <text:p>275</text:p>
          </table:table-cell>
          <table:table-cell office:value-type="float" office:value="8328292" calcext:value-type="float">
            <text:p>8328292</text:p>
          </table:table-cell>
          <table:table-cell office:value-type="float" office:value="22.989589221483" calcext:value-type="float">
            <text:p>22,989589221483</text:p>
          </table:table-cell>
        </table:table-row>
        <table:table-row table:style-name="ro1">
          <table:table-cell office:value-type="float" office:value="20201021" calcext:value-type="float">
            <text:p>20201021</text:p>
          </table:table-cell>
          <table:table-cell office:value-type="float" office:value="274" calcext:value-type="float">
            <text:p>274</text:p>
          </table:table-cell>
          <table:table-cell office:value-type="float" office:value="8255450" calcext:value-type="float">
            <text:p>8255450</text:p>
          </table:table-cell>
          <table:table-cell office:value-type="float" office:value="22.9769154271125" calcext:value-type="float">
            <text:p>22,9769154271125</text:p>
          </table:table-cell>
        </table:table-row>
        <table:table-row table:style-name="ro1">
          <table:table-cell office:value-type="float" office:value="20201020" calcext:value-type="float">
            <text:p>20201020</text:p>
          </table:table-cell>
          <table:table-cell office:value-type="float" office:value="273" calcext:value-type="float">
            <text:p>273</text:p>
          </table:table-cell>
          <table:table-cell office:value-type="float" office:value="8194492" calcext:value-type="float">
            <text:p>8194492</text:p>
          </table:table-cell>
          <table:table-cell office:value-type="float" office:value="22.9662230846285" calcext:value-type="float">
            <text:p>22,9662230846285</text:p>
          </table:table-cell>
        </table:table-row>
        <table:table-row table:style-name="ro1">
          <table:table-cell office:value-type="float" office:value="20201019" calcext:value-type="float">
            <text:p>20201019</text:p>
          </table:table-cell>
          <table:table-cell office:value-type="float" office:value="272" calcext:value-type="float">
            <text:p>272</text:p>
          </table:table-cell>
          <table:table-cell office:value-type="float" office:value="8133943" calcext:value-type="float">
            <text:p>8133943</text:p>
          </table:table-cell>
          <table:table-cell office:value-type="float" office:value="22.9555234502268" calcext:value-type="float">
            <text:p>22,9555234502268</text:p>
          </table:table-cell>
        </table:table-row>
        <table:table-row table:style-name="ro1">
          <table:table-cell office:value-type="float" office:value="20201018" calcext:value-type="float">
            <text:p>20201018</text:p>
          </table:table-cell>
          <table:table-cell office:value-type="float" office:value="271" calcext:value-type="float">
            <text:p>271</text:p>
          </table:table-cell>
          <table:table-cell office:value-type="float" office:value="8076834" calcext:value-type="float">
            <text:p>8076834</text:p>
          </table:table-cell>
          <table:table-cell office:value-type="float" office:value="22.9453584578962" calcext:value-type="float">
            <text:p>22,9453584578962</text:p>
          </table:table-cell>
        </table:table-row>
        <table:table-row table:style-name="ro1">
          <table:table-cell office:value-type="float" office:value="20201017" calcext:value-type="float">
            <text:p>20201017</text:p>
          </table:table-cell>
          <table:table-cell office:value-type="float" office:value="270" calcext:value-type="float">
            <text:p>270</text:p>
          </table:table-cell>
          <table:table-cell office:value-type="float" office:value="8028550" calcext:value-type="float">
            <text:p>8028550</text:p>
          </table:table-cell>
          <table:table-cell office:value-type="float" office:value="22.9367080219855" calcext:value-type="float">
            <text:p>22,9367080219855</text:p>
          </table:table-cell>
        </table:table-row>
        <table:table-row table:style-name="ro1">
          <table:table-cell office:value-type="float" office:value="20201016" calcext:value-type="float">
            <text:p>20201016</text:p>
          </table:table-cell>
          <table:table-cell office:value-type="float" office:value="269" calcext:value-type="float">
            <text:p>269</text:p>
          </table:table-cell>
          <table:table-cell office:value-type="float" office:value="7971222" calcext:value-type="float">
            <text:p>7971222</text:p>
          </table:table-cell>
          <table:table-cell office:value-type="float" office:value="22.9263694777557" calcext:value-type="float">
            <text:p>22,9263694777557</text:p>
          </table:table-cell>
        </table:table-row>
        <table:table-row table:style-name="ro1">
          <table:table-cell office:value-type="float" office:value="20201015" calcext:value-type="float">
            <text:p>20201015</text:p>
          </table:table-cell>
          <table:table-cell office:value-type="float" office:value="268" calcext:value-type="float">
            <text:p>268</text:p>
          </table:table-cell>
          <table:table-cell office:value-type="float" office:value="7902973" calcext:value-type="float">
            <text:p>7902973</text:p>
          </table:table-cell>
          <table:table-cell office:value-type="float" office:value="22.9139640486261" calcext:value-type="float">
            <text:p>22,9139640486261</text:p>
          </table:table-cell>
        </table:table-row>
        <table:table-row table:style-name="ro1">
          <table:table-cell office:value-type="float" office:value="20201014" calcext:value-type="float">
            <text:p>20201014</text:p>
          </table:table-cell>
          <table:table-cell office:value-type="float" office:value="267" calcext:value-type="float">
            <text:p>267</text:p>
          </table:table-cell>
          <table:table-cell office:value-type="float" office:value="7839579" calcext:value-type="float">
            <text:p>7839579</text:p>
          </table:table-cell>
          <table:table-cell office:value-type="float" office:value="22.902344750333" calcext:value-type="float">
            <text:p>22,902344750333</text:p>
          </table:table-cell>
        </table:table-row>
        <table:table-row table:style-name="ro1">
          <table:table-cell office:value-type="float" office:value="20201013" calcext:value-type="float">
            <text:p>20201013</text:p>
          </table:table-cell>
          <table:table-cell office:value-type="float" office:value="266" calcext:value-type="float">
            <text:p>266</text:p>
          </table:table-cell>
          <table:table-cell office:value-type="float" office:value="7783462" calcext:value-type="float">
            <text:p>7783462</text:p>
          </table:table-cell>
          <table:table-cell office:value-type="float" office:value="22.891980562491" calcext:value-type="float">
            <text:p>22,891980562491</text:p>
          </table:table-cell>
        </table:table-row>
        <table:table-row table:style-name="ro1">
          <table:table-cell office:value-type="float" office:value="20201012" calcext:value-type="float">
            <text:p>20201012</text:p>
          </table:table-cell>
          <table:table-cell office:value-type="float" office:value="265" calcext:value-type="float">
            <text:p>265</text:p>
          </table:table-cell>
          <table:table-cell office:value-type="float" office:value="7734868" calcext:value-type="float">
            <text:p>7734868</text:p>
          </table:table-cell>
          <table:table-cell office:value-type="float" office:value="22.8829452407825" calcext:value-type="float">
            <text:p>22,8829452407825</text:p>
          </table:table-cell>
        </table:table-row>
        <table:table-row table:style-name="ro1">
          <table:table-cell office:value-type="float" office:value="20201011" calcext:value-type="float">
            <text:p>20201011</text:p>
          </table:table-cell>
          <table:table-cell office:value-type="float" office:value="264" calcext:value-type="float">
            <text:p>264</text:p>
          </table:table-cell>
          <table:table-cell office:value-type="float" office:value="7692224" calcext:value-type="float">
            <text:p>7692224</text:p>
          </table:table-cell>
          <table:table-cell office:value-type="float" office:value="22.8749693443504" calcext:value-type="float">
            <text:p>22,8749693443504</text:p>
          </table:table-cell>
        </table:table-row>
        <table:table-row table:style-name="ro1">
          <table:table-cell office:value-type="float" office:value="20201010" calcext:value-type="float">
            <text:p>20201010</text:p>
          </table:table-cell>
          <table:table-cell office:value-type="float" office:value="263" calcext:value-type="float">
            <text:p>263</text:p>
          </table:table-cell>
          <table:table-cell office:value-type="float" office:value="7645956" calcext:value-type="float">
            <text:p>7645956</text:p>
          </table:table-cell>
          <table:table-cell office:value-type="float" office:value="22.866265467278" calcext:value-type="float">
            <text:p>22,866265467278</text:p>
          </table:table-cell>
        </table:table-row>
        <table:table-row table:style-name="ro1">
          <table:table-cell office:value-type="float" office:value="20201009" calcext:value-type="float">
            <text:p>20201009</text:p>
          </table:table-cell>
          <table:table-cell office:value-type="float" office:value="262" calcext:value-type="float">
            <text:p>262</text:p>
          </table:table-cell>
          <table:table-cell office:value-type="float" office:value="7588542" calcext:value-type="float">
            <text:p>7588542</text:p>
          </table:table-cell>
          <table:table-cell office:value-type="float" office:value="22.8553912940392" calcext:value-type="float">
            <text:p>22,8553912940392</text:p>
          </table:table-cell>
        </table:table-row>
        <table:table-row table:style-name="ro1">
          <table:table-cell office:value-type="float" office:value="20201008" calcext:value-type="float">
            <text:p>20201008</text:p>
          </table:table-cell>
          <table:table-cell office:value-type="float" office:value="261" calcext:value-type="float">
            <text:p>261</text:p>
          </table:table-cell>
          <table:table-cell office:value-type="float" office:value="7531740" calcext:value-type="float">
            <text:p>7531740</text:p>
          </table:table-cell>
          <table:table-cell office:value-type="float" office:value="22.8445517674727" calcext:value-type="float">
            <text:p>22,8445517674727</text:p>
          </table:table-cell>
        </table:table-row>
        <table:table-row table:style-name="ro1">
          <table:table-cell office:value-type="float" office:value="20201007" calcext:value-type="float">
            <text:p>20201007</text:p>
          </table:table-cell>
          <table:table-cell office:value-type="float" office:value="260" calcext:value-type="float">
            <text:p>260</text:p>
          </table:table-cell>
          <table:table-cell office:value-type="float" office:value="7476532" calcext:value-type="float">
            <text:p>7476532</text:p>
          </table:table-cell>
          <table:table-cell office:value-type="float" office:value="22.8339377984466" calcext:value-type="float">
            <text:p>22,8339377984466</text:p>
          </table:table-cell>
        </table:table-row>
        <table:table-row table:style-name="ro1">
          <table:table-cell office:value-type="float" office:value="20201006" calcext:value-type="float">
            <text:p>20201006</text:p>
          </table:table-cell>
          <table:table-cell office:value-type="float" office:value="259" calcext:value-type="float">
            <text:p>259</text:p>
          </table:table-cell>
          <table:table-cell office:value-type="float" office:value="7425941" calcext:value-type="float">
            <text:p>7425941</text:p>
          </table:table-cell>
          <table:table-cell office:value-type="float" office:value="22.8241424221757" calcext:value-type="float">
            <text:p>22,8241424221757</text:p>
          </table:table-cell>
        </table:table-row>
        <table:table-row table:style-name="ro1">
          <table:table-cell office:value-type="float" office:value="20201005" calcext:value-type="float">
            <text:p>20201005</text:p>
          </table:table-cell>
          <table:table-cell office:value-type="float" office:value="258" calcext:value-type="float">
            <text:p>258</text:p>
          </table:table-cell>
          <table:table-cell office:value-type="float" office:value="7387024" calcext:value-type="float">
            <text:p>7387024</text:p>
          </table:table-cell>
          <table:table-cell office:value-type="float" office:value="22.8165618342131" calcext:value-type="float">
            <text:p>22,8165618342131</text:p>
          </table:table-cell>
        </table:table-row>
        <table:table-row table:style-name="ro1">
          <table:table-cell office:value-type="float" office:value="20201004" calcext:value-type="float">
            <text:p>20201004</text:p>
          </table:table-cell>
          <table:table-cell office:value-type="float" office:value="257" calcext:value-type="float">
            <text:p>257</text:p>
          </table:table-cell>
          <table:table-cell office:value-type="float" office:value="7349267" calcext:value-type="float">
            <text:p>7349267</text:p>
          </table:table-cell>
          <table:table-cell office:value-type="float" office:value="22.8091689351644" calcext:value-type="float">
            <text:p>22,8091689351644</text:p>
          </table:table-cell>
        </table:table-row>
        <table:table-row table:style-name="ro1">
          <table:table-cell office:value-type="float" office:value="20201003" calcext:value-type="float">
            <text:p>20201003</text:p>
          </table:table-cell>
          <table:table-cell office:value-type="float" office:value="256" calcext:value-type="float">
            <text:p>256</text:p>
          </table:table-cell>
          <table:table-cell office:value-type="float" office:value="7311280" calcext:value-type="float">
            <text:p>7311280</text:p>
          </table:table-cell>
          <table:table-cell office:value-type="float" office:value="22.8016925730388" calcext:value-type="float">
            <text:p>22,8016925730388</text:p>
          </table:table-cell>
        </table:table-row>
        <table:table-row table:style-name="ro1">
          <table:table-cell office:value-type="float" office:value="20201002" calcext:value-type="float">
            <text:p>20201002</text:p>
          </table:table-cell>
          <table:table-cell office:value-type="float" office:value="255" calcext:value-type="float">
            <text:p>255</text:p>
          </table:table-cell>
          <table:table-cell office:value-type="float" office:value="7260346" calcext:value-type="float">
            <text:p>7260346</text:p>
          </table:table-cell>
          <table:table-cell office:value-type="float" office:value="22.7916068724474" calcext:value-type="float">
            <text:p>22,7916068724474</text:p>
          </table:table-cell>
        </table:table-row>
        <table:table-row table:style-name="ro1">
          <table:table-cell office:value-type="float" office:value="20201001" calcext:value-type="float">
            <text:p>20201001</text:p>
          </table:table-cell>
          <table:table-cell office:value-type="float" office:value="254" calcext:value-type="float">
            <text:p>254</text:p>
          </table:table-cell>
          <table:table-cell office:value-type="float" office:value="7211088" calcext:value-type="float">
            <text:p>7211088</text:p>
          </table:table-cell>
          <table:table-cell office:value-type="float" office:value="22.7817855172487" calcext:value-type="float">
            <text:p>22,7817855172487</text:p>
          </table:table-cell>
        </table:table-row>
        <table:table-row table:style-name="ro1">
          <table:table-cell office:value-type="float" office:value="20200930" calcext:value-type="float">
            <text:p>20200930</text:p>
          </table:table-cell>
          <table:table-cell office:value-type="float" office:value="253" calcext:value-type="float">
            <text:p>253</text:p>
          </table:table-cell>
          <table:table-cell office:value-type="float" office:value="7165483" calcext:value-type="float">
            <text:p>7165483</text:p>
          </table:table-cell>
          <table:table-cell office:value-type="float" office:value="22.7726325240864" calcext:value-type="float">
            <text:p>22,7726325240864</text:p>
          </table:table-cell>
        </table:table-row>
        <table:table-row table:style-name="ro1">
          <table:table-cell office:value-type="float" office:value="20200929" calcext:value-type="float">
            <text:p>20200929</text:p>
          </table:table-cell>
          <table:table-cell office:value-type="float" office:value="252" calcext:value-type="float">
            <text:p>252</text:p>
          </table:table-cell>
          <table:table-cell office:value-type="float" office:value="7121136" calcext:value-type="float">
            <text:p>7121136</text:p>
          </table:table-cell>
          <table:table-cell office:value-type="float" office:value="22.7636759749592" calcext:value-type="float">
            <text:p>22,7636759749592</text:p>
          </table:table-cell>
        </table:table-row>
        <table:table-row table:style-name="ro1">
          <table:table-cell office:value-type="float" office:value="20200928" calcext:value-type="float">
            <text:p>20200928</text:p>
          </table:table-cell>
          <table:table-cell office:value-type="float" office:value="251" calcext:value-type="float">
            <text:p>251</text:p>
          </table:table-cell>
          <table:table-cell office:value-type="float" office:value="7084695" calcext:value-type="float">
            <text:p>7084695</text:p>
          </table:table-cell>
          <table:table-cell office:value-type="float" office:value="22.7562743149927" calcext:value-type="float">
            <text:p>22,7562743149927</text:p>
          </table:table-cell>
        </table:table-row>
        <table:table-row table:style-name="ro1">
          <table:table-cell office:value-type="float" office:value="20200927" calcext:value-type="float">
            <text:p>20200927</text:p>
          </table:table-cell>
          <table:table-cell office:value-type="float" office:value="250" calcext:value-type="float">
            <text:p>250</text:p>
          </table:table-cell>
          <table:table-cell office:value-type="float" office:value="7048812" calcext:value-type="float">
            <text:p>7048812</text:p>
          </table:table-cell>
          <table:table-cell office:value-type="float" office:value="22.7489486968878" calcext:value-type="float">
            <text:p>22,7489486968878</text:p>
          </table:table-cell>
        </table:table-row>
        <table:table-row table:style-name="ro1">
          <table:table-cell office:value-type="float" office:value="20200926" calcext:value-type="float">
            <text:p>20200926</text:p>
          </table:table-cell>
          <table:table-cell office:value-type="float" office:value="249" calcext:value-type="float">
            <text:p>249</text:p>
          </table:table-cell>
          <table:table-cell office:value-type="float" office:value="7013826" calcext:value-type="float">
            <text:p>7013826</text:p>
          </table:table-cell>
          <table:table-cell office:value-type="float" office:value="22.7417702097736" calcext:value-type="float">
            <text:p>22,7417702097736</text:p>
          </table:table-cell>
        </table:table-row>
        <table:table-row table:style-name="ro1">
          <table:table-cell office:value-type="float" office:value="20200925" calcext:value-type="float">
            <text:p>20200925</text:p>
          </table:table-cell>
          <table:table-cell office:value-type="float" office:value="248" calcext:value-type="float">
            <text:p>248</text:p>
          </table:table-cell>
          <table:table-cell office:value-type="float" office:value="6966421" calcext:value-type="float">
            <text:p>6966421</text:p>
          </table:table-cell>
          <table:table-cell office:value-type="float" office:value="22.7319862309165" calcext:value-type="float">
            <text:p>22,7319862309165</text:p>
          </table:table-cell>
        </table:table-row>
        <table:table-row table:style-name="ro1">
          <table:table-cell office:value-type="float" office:value="20200924" calcext:value-type="float">
            <text:p>20200924</text:p>
          </table:table-cell>
          <table:table-cell office:value-type="float" office:value="247" calcext:value-type="float">
            <text:p>247</text:p>
          </table:table-cell>
          <table:table-cell office:value-type="float" office:value="6911232" calcext:value-type="float">
            <text:p>6911232</text:p>
          </table:table-cell>
          <table:table-cell office:value-type="float" office:value="22.7205114784704" calcext:value-type="float">
            <text:p>22,7205114784704</text:p>
          </table:table-cell>
        </table:table-row>
        <table:table-row table:style-name="ro1">
          <table:table-cell office:value-type="float" office:value="20200923" calcext:value-type="float">
            <text:p>20200923</text:p>
          </table:table-cell>
          <table:table-cell office:value-type="float" office:value="246" calcext:value-type="float">
            <text:p>246</text:p>
          </table:table-cell>
          <table:table-cell office:value-type="float" office:value="6867886" calcext:value-type="float">
            <text:p>6867886</text:p>
          </table:table-cell>
          <table:table-cell office:value-type="float" office:value="22.7114346615763" calcext:value-type="float">
            <text:p>22,7114346615763</text:p>
          </table:table-cell>
        </table:table-row>
        <table:table-row table:style-name="ro1">
          <table:table-cell office:value-type="float" office:value="20200922" calcext:value-type="float">
            <text:p>20200922</text:p>
          </table:table-cell>
          <table:table-cell office:value-type="float" office:value="245" calcext:value-type="float">
            <text:p>245</text:p>
          </table:table-cell>
          <table:table-cell office:value-type="float" office:value="6829266" calcext:value-type="float">
            <text:p>6829266</text:p>
          </table:table-cell>
          <table:table-cell office:value-type="float" office:value="22.7032990973176" calcext:value-type="float">
            <text:p>22,7032990973176</text:p>
          </table:table-cell>
        </table:table-row>
        <table:table-row table:style-name="ro1">
          <table:table-cell office:value-type="float" office:value="20200921" calcext:value-type="float">
            <text:p>20200921</text:p>
          </table:table-cell>
          <table:table-cell office:value-type="float" office:value="244" calcext:value-type="float">
            <text:p>244</text:p>
          </table:table-cell>
          <table:table-cell office:value-type="float" office:value="6779791" calcext:value-type="float">
            <text:p>6779791</text:p>
          </table:table-cell>
          <table:table-cell office:value-type="float" office:value="22.6928093695426" calcext:value-type="float">
            <text:p>22,6928093695426</text:p>
          </table:table-cell>
        </table:table-row>
        <table:table-row table:style-name="ro1">
          <table:table-cell office:value-type="float" office:value="20200920" calcext:value-type="float">
            <text:p>20200920</text:p>
          </table:table-cell>
          <table:table-cell office:value-type="float" office:value="243" calcext:value-type="float">
            <text:p>243</text:p>
          </table:table-cell>
          <table:table-cell office:value-type="float" office:value="6740652" calcext:value-type="float">
            <text:p>6740652</text:p>
          </table:table-cell>
          <table:table-cell office:value-type="float" office:value="22.684456714392" calcext:value-type="float">
            <text:p>22,684456714392</text:p>
          </table:table-cell>
        </table:table-row>
        <table:table-row table:style-name="ro1">
          <table:table-cell office:value-type="float" office:value="20200919" calcext:value-type="float">
            <text:p>20200919</text:p>
          </table:table-cell>
          <table:table-cell office:value-type="float" office:value="242" calcext:value-type="float">
            <text:p>242</text:p>
          </table:table-cell>
          <table:table-cell office:value-type="float" office:value="6705149" calcext:value-type="float">
            <text:p>6705149</text:p>
          </table:table-cell>
          <table:table-cell office:value-type="float" office:value="22.6768379609875" calcext:value-type="float">
            <text:p>22,6768379609875</text:p>
          </table:table-cell>
        </table:table-row>
        <table:table-row table:style-name="ro1">
          <table:table-cell office:value-type="float" office:value="20200918" calcext:value-type="float">
            <text:p>20200918</text:p>
          </table:table-cell>
          <table:table-cell office:value-type="float" office:value="241" calcext:value-type="float">
            <text:p>241</text:p>
          </table:table-cell>
          <table:table-cell office:value-type="float" office:value="6660244" calcext:value-type="float">
            <text:p>6660244</text:p>
          </table:table-cell>
          <table:table-cell office:value-type="float" office:value="22.6671436011465" calcext:value-type="float">
            <text:p>22,6671436011465</text:p>
          </table:table-cell>
        </table:table-row>
        <table:table-row table:style-name="ro1">
          <table:table-cell office:value-type="float" office:value="20200917" calcext:value-type="float">
            <text:p>20200917</text:p>
          </table:table-cell>
          <table:table-cell office:value-type="float" office:value="240" calcext:value-type="float">
            <text:p>240</text:p>
          </table:table-cell>
          <table:table-cell office:value-type="float" office:value="6612992" calcext:value-type="float">
            <text:p>6612992</text:p>
          </table:table-cell>
          <table:table-cell office:value-type="float" office:value="22.656871725614" calcext:value-type="float">
            <text:p>22,656871725614</text:p>
          </table:table-cell>
        </table:table-row>
        <table:table-row table:style-name="ro1">
          <table:table-cell office:value-type="float" office:value="20200916" calcext:value-type="float">
            <text:p>20200916</text:p>
          </table:table-cell>
          <table:table-cell office:value-type="float" office:value="239" calcext:value-type="float">
            <text:p>239</text:p>
          </table:table-cell>
          <table:table-cell office:value-type="float" office:value="6569703" calcext:value-type="float">
            <text:p>6569703</text:p>
          </table:table-cell>
          <table:table-cell office:value-type="float" office:value="22.6473967206766" calcext:value-type="float">
            <text:p>22,6473967206766</text:p>
          </table:table-cell>
        </table:table-row>
        <table:table-row table:style-name="ro1">
          <table:table-cell office:value-type="float" office:value="20200915" calcext:value-type="float">
            <text:p>20200915</text:p>
          </table:table-cell>
          <table:table-cell office:value-type="float" office:value="238" calcext:value-type="float">
            <text:p>238</text:p>
          </table:table-cell>
          <table:table-cell office:value-type="float" office:value="6529591" calcext:value-type="float">
            <text:p>6529591</text:p>
          </table:table-cell>
          <table:table-cell office:value-type="float" office:value="22.6385611965091" calcext:value-type="float">
            <text:p>22,6385611965091</text:p>
          </table:table-cell>
        </table:table-row>
        <table:table-row table:style-name="ro1">
          <table:table-cell office:value-type="float" office:value="20200914" calcext:value-type="float">
            <text:p>20200914</text:p>
          </table:table-cell>
          <table:table-cell office:value-type="float" office:value="237" calcext:value-type="float">
            <text:p>237</text:p>
          </table:table-cell>
          <table:table-cell office:value-type="float" office:value="6494686" calcext:value-type="float">
            <text:p>6494686</text:p>
          </table:table-cell>
          <table:table-cell office:value-type="float" office:value="22.6308283463917" calcext:value-type="float">
            <text:p>22,6308283463917</text:p>
          </table:table-cell>
        </table:table-row>
        <table:table-row table:style-name="ro1">
          <table:table-cell office:value-type="float" office:value="20200913" calcext:value-type="float">
            <text:p>20200913</text:p>
          </table:table-cell>
          <table:table-cell office:value-type="float" office:value="236" calcext:value-type="float">
            <text:p>236</text:p>
          </table:table-cell>
          <table:table-cell office:value-type="float" office:value="6461066" calcext:value-type="float">
            <text:p>6461066</text:p>
          </table:table-cell>
          <table:table-cell office:value-type="float" office:value="22.6233407816177" calcext:value-type="float">
            <text:p>22,6233407816177</text:p>
          </table:table-cell>
        </table:table-row>
        <table:table-row table:style-name="ro1">
          <table:table-cell office:value-type="float" office:value="20200912" calcext:value-type="float">
            <text:p>20200912</text:p>
          </table:table-cell>
          <table:table-cell office:value-type="float" office:value="235" calcext:value-type="float">
            <text:p>235</text:p>
          </table:table-cell>
          <table:table-cell office:value-type="float" office:value="6426755" calcext:value-type="float">
            <text:p>6426755</text:p>
          </table:table-cell>
          <table:table-cell office:value-type="float" office:value="22.6156590444959" calcext:value-type="float">
            <text:p>22,6156590444959</text:p>
          </table:table-cell>
        </table:table-row>
        <table:table-row table:style-name="ro1">
          <table:table-cell office:value-type="float" office:value="20200911" calcext:value-type="float">
            <text:p>20200911</text:p>
          </table:table-cell>
          <table:table-cell office:value-type="float" office:value="234" calcext:value-type="float">
            <text:p>234</text:p>
          </table:table-cell>
          <table:table-cell office:value-type="float" office:value="6384889" calcext:value-type="float">
            <text:p>6384889</text:p>
          </table:table-cell>
          <table:table-cell office:value-type="float" office:value="22.6062301085096" calcext:value-type="float">
            <text:p>22,6062301085096</text:p>
          </table:table-cell>
        </table:table-row>
        <table:table-row table:style-name="ro1">
          <table:table-cell office:value-type="float" office:value="20200910" calcext:value-type="float">
            <text:p>20200910</text:p>
          </table:table-cell>
          <table:table-cell office:value-type="float" office:value="233" calcext:value-type="float">
            <text:p>233</text:p>
          </table:table-cell>
          <table:table-cell office:value-type="float" office:value="6340205" calcext:value-type="float">
            <text:p>6340205</text:p>
          </table:table-cell>
          <table:table-cell office:value-type="float" office:value="22.5960980575914" calcext:value-type="float">
            <text:p>22,5960980575914</text:p>
          </table:table-cell>
        </table:table-row>
        <table:table-row table:style-name="ro1">
          <table:table-cell office:value-type="float" office:value="20200909" calcext:value-type="float">
            <text:p>20200909</text:p>
          </table:table-cell>
          <table:table-cell office:value-type="float" office:value="232" calcext:value-type="float">
            <text:p>232</text:p>
          </table:table-cell>
          <table:table-cell office:value-type="float" office:value="6302903" calcext:value-type="float">
            <text:p>6302903</text:p>
          </table:table-cell>
          <table:table-cell office:value-type="float" office:value="22.5875850295343" calcext:value-type="float">
            <text:p>22,5875850295343</text:p>
          </table:table-cell>
        </table:table-row>
        <table:table-row table:style-name="ro1">
          <table:table-cell office:value-type="float" office:value="20200908" calcext:value-type="float">
            <text:p>20200908</text:p>
          </table:table-cell>
          <table:table-cell office:value-type="float" office:value="231" calcext:value-type="float">
            <text:p>231</text:p>
          </table:table-cell>
          <table:table-cell office:value-type="float" office:value="6271730" calcext:value-type="float">
            <text:p>6271730</text:p>
          </table:table-cell>
          <table:table-cell office:value-type="float" office:value="22.5804320216272" calcext:value-type="float">
            <text:p>22,5804320216272</text:p>
          </table:table-cell>
        </table:table-row>
        <table:table-row table:style-name="ro1">
          <table:table-cell office:value-type="float" office:value="20200907" calcext:value-type="float">
            <text:p>20200907</text:p>
          </table:table-cell>
          <table:table-cell office:value-type="float" office:value="230" calcext:value-type="float">
            <text:p>230</text:p>
          </table:table-cell>
          <table:table-cell office:value-type="float" office:value="6249594" calcext:value-type="float">
            <text:p>6249594</text:p>
          </table:table-cell>
          <table:table-cell office:value-type="float" office:value="22.575331038585" calcext:value-type="float">
            <text:p>22,575331038585</text:p>
          </table:table-cell>
        </table:table-row>
        <table:table-row table:style-name="ro1">
          <table:table-cell office:value-type="float" office:value="20200906" calcext:value-type="float">
            <text:p>20200906</text:p>
          </table:table-cell>
          <table:table-cell office:value-type="float" office:value="229" calcext:value-type="float">
            <text:p>229</text:p>
          </table:table-cell>
          <table:table-cell office:value-type="float" office:value="6221450" calcext:value-type="float">
            <text:p>6221450</text:p>
          </table:table-cell>
          <table:table-cell office:value-type="float" office:value="22.5688194300684" calcext:value-type="float">
            <text:p>22,5688194300684</text:p>
          </table:table-cell>
        </table:table-row>
        <table:table-row table:style-name="ro1">
          <table:table-cell office:value-type="float" office:value="20200905" calcext:value-type="float">
            <text:p>20200905</text:p>
          </table:table-cell>
          <table:table-cell office:value-type="float" office:value="228" calcext:value-type="float">
            <text:p>228</text:p>
          </table:table-cell>
          <table:table-cell office:value-type="float" office:value="6188529" calcext:value-type="float">
            <text:p>6188529</text:p>
          </table:table-cell>
          <table:table-cell office:value-type="float" office:value="22.561165094013" calcext:value-type="float">
            <text:p>22,561165094013</text:p>
          </table:table-cell>
        </table:table-row>
        <table:table-row table:style-name="ro1">
          <table:table-cell office:value-type="float" office:value="20200904" calcext:value-type="float">
            <text:p>20200904</text:p>
          </table:table-cell>
          <table:table-cell office:value-type="float" office:value="227" calcext:value-type="float">
            <text:p>227</text:p>
          </table:table-cell>
          <table:table-cell office:value-type="float" office:value="6143785" calcext:value-type="float">
            <text:p>6143785</text:p>
          </table:table-cell>
          <table:table-cell office:value-type="float" office:value="22.550696299566" calcext:value-type="float">
            <text:p>22,550696299566</text:p>
          </table:table-cell>
        </table:table-row>
        <table:table-row table:style-name="ro1">
          <table:table-cell office:value-type="float" office:value="20200903" calcext:value-type="float">
            <text:p>20200903</text:p>
          </table:table-cell>
          <table:table-cell office:value-type="float" office:value="226" calcext:value-type="float">
            <text:p>226</text:p>
          </table:table-cell>
          <table:table-cell office:value-type="float" office:value="6092272" calcext:value-type="float">
            <text:p>6092272</text:p>
          </table:table-cell>
          <table:table-cell office:value-type="float" office:value="22.5385489241978" calcext:value-type="float">
            <text:p>22,5385489241978</text:p>
          </table:table-cell>
        </table:table-row>
        <table:table-row table:style-name="ro1">
          <table:table-cell office:value-type="float" office:value="20200902" calcext:value-type="float">
            <text:p>20200902</text:p>
          </table:table-cell>
          <table:table-cell office:value-type="float" office:value="225" calcext:value-type="float">
            <text:p>225</text:p>
          </table:table-cell>
          <table:table-cell office:value-type="float" office:value="6047651" calcext:value-type="float">
            <text:p>6047651</text:p>
          </table:table-cell>
          <table:table-cell office:value-type="float" office:value="22.5279434557256" calcext:value-type="float">
            <text:p>22,5279434557256</text:p>
          </table:table-cell>
        </table:table-row>
        <table:table-row table:style-name="ro1">
          <table:table-cell office:value-type="float" office:value="20200901" calcext:value-type="float">
            <text:p>20200901</text:p>
          </table:table-cell>
          <table:table-cell office:value-type="float" office:value="224" calcext:value-type="float">
            <text:p>224</text:p>
          </table:table-cell>
          <table:table-cell office:value-type="float" office:value="6017434" calcext:value-type="float">
            <text:p>6017434</text:p>
          </table:table-cell>
          <table:table-cell office:value-type="float" office:value="22.5207169824436" calcext:value-type="float">
            <text:p>22,5207169824436</text:p>
          </table:table-cell>
        </table:table-row>
        <table:table-row table:style-name="ro1">
          <table:table-cell office:value-type="float" office:value="20200831" calcext:value-type="float">
            <text:p>20200831</text:p>
          </table:table-cell>
          <table:table-cell office:value-type="float" office:value="223" calcext:value-type="float">
            <text:p>223</text:p>
          </table:table-cell>
          <table:table-cell office:value-type="float" office:value="5975013" calcext:value-type="float">
            <text:p>5975013</text:p>
          </table:table-cell>
          <table:table-cell office:value-type="float" office:value="22.5105104213322" calcext:value-type="float">
            <text:p>22,5105104213322</text:p>
          </table:table-cell>
        </table:table-row>
        <table:table-row table:style-name="ro1">
          <table:table-cell office:value-type="float" office:value="20200830" calcext:value-type="float">
            <text:p>20200830</text:p>
          </table:table-cell>
          <table:table-cell office:value-type="float" office:value="222" calcext:value-type="float">
            <text:p>222</text:p>
          </table:table-cell>
          <table:table-cell office:value-type="float" office:value="5943743" calcext:value-type="float">
            <text:p>5943743</text:p>
          </table:table-cell>
          <table:table-cell office:value-type="float" office:value="22.5029403062234" calcext:value-type="float">
            <text:p>22,5029403062234</text:p>
          </table:table-cell>
        </table:table-row>
        <table:table-row table:style-name="ro1">
          <table:table-cell office:value-type="float" office:value="20200829" calcext:value-type="float">
            <text:p>20200829</text:p>
          </table:table-cell>
          <table:table-cell office:value-type="float" office:value="221" calcext:value-type="float">
            <text:p>221</text:p>
          </table:table-cell>
          <table:table-cell office:value-type="float" office:value="5904458" calcext:value-type="float">
            <text:p>5904458</text:p>
          </table:table-cell>
          <table:table-cell office:value-type="float" office:value="22.4933732027654" calcext:value-type="float">
            <text:p>22,4933732027654</text:p>
          </table:table-cell>
        </table:table-row>
        <table:table-row table:style-name="ro1">
          <table:table-cell office:value-type="float" office:value="20200828" calcext:value-type="float">
            <text:p>20200828</text:p>
          </table:table-cell>
          <table:table-cell office:value-type="float" office:value="220" calcext:value-type="float">
            <text:p>220</text:p>
          </table:table-cell>
          <table:table-cell office:value-type="float" office:value="5860495" calcext:value-type="float">
            <text:p>5860495</text:p>
          </table:table-cell>
          <table:table-cell office:value-type="float" office:value="22.4825910947029" calcext:value-type="float">
            <text:p>22,4825910947029</text:p>
          </table:table-cell>
        </table:table-row>
        <table:table-row table:style-name="ro1">
          <table:table-cell office:value-type="float" office:value="20200827" calcext:value-type="float">
            <text:p>20200827</text:p>
          </table:table-cell>
          <table:table-cell office:value-type="float" office:value="219" calcext:value-type="float">
            <text:p>219</text:p>
          </table:table-cell>
          <table:table-cell office:value-type="float" office:value="5814369" calcext:value-type="float">
            <text:p>5814369</text:p>
          </table:table-cell>
          <table:table-cell office:value-type="float" office:value="22.4711912021291" calcext:value-type="float">
            <text:p>22,4711912021291</text:p>
          </table:table-cell>
        </table:table-row>
        <table:table-row table:style-name="ro1">
          <table:table-cell office:value-type="float" office:value="20200826" calcext:value-type="float">
            <text:p>20200826</text:p>
          </table:table-cell>
          <table:table-cell office:value-type="float" office:value="218" calcext:value-type="float">
            <text:p>218</text:p>
          </table:table-cell>
          <table:table-cell office:value-type="float" office:value="5770453" calcext:value-type="float">
            <text:p>5770453</text:p>
          </table:table-cell>
          <table:table-cell office:value-type="float" office:value="22.4602531490615" calcext:value-type="float">
            <text:p>22,4602531490615</text:p>
          </table:table-cell>
        </table:table-row>
        <table:table-row table:style-name="ro1">
          <table:table-cell office:value-type="float" office:value="20200825" calcext:value-type="float">
            <text:p>20200825</text:p>
          </table:table-cell>
          <table:table-cell office:value-type="float" office:value="217" calcext:value-type="float">
            <text:p>217</text:p>
          </table:table-cell>
          <table:table-cell office:value-type="float" office:value="5726826" calcext:value-type="float">
            <text:p>5726826</text:p>
          </table:table-cell>
          <table:table-cell office:value-type="float" office:value="22.4493043395847" calcext:value-type="float">
            <text:p>22,4493043395847</text:p>
          </table:table-cell>
        </table:table-row>
        <table:table-row table:style-name="ro1">
          <table:table-cell office:value-type="float" office:value="20200824" calcext:value-type="float">
            <text:p>20200824</text:p>
          </table:table-cell>
          <table:table-cell office:value-type="float" office:value="216" calcext:value-type="float">
            <text:p>216</text:p>
          </table:table-cell>
          <table:table-cell office:value-type="float" office:value="5690238" calcext:value-type="float">
            <text:p>5690238</text:p>
          </table:table-cell>
          <table:table-cell office:value-type="float" office:value="22.4400575653075" calcext:value-type="float">
            <text:p>22,4400575653075</text:p>
          </table:table-cell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float" office:value="215" calcext:value-type="float">
            <text:p>215</text:p>
          </table:table-cell>
          <table:table-cell office:value-type="float" office:value="5655989" calcext:value-type="float">
            <text:p>5655989</text:p>
          </table:table-cell>
          <table:table-cell office:value-type="float" office:value="22.4313478836616" calcext:value-type="float">
            <text:p>22,4313478836616</text:p>
          </table:table-cell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float" office:value="214" calcext:value-type="float">
            <text:p>214</text:p>
          </table:table-cell>
          <table:table-cell office:value-type="float" office:value="5618664" calcext:value-type="float">
            <text:p>5618664</text:p>
          </table:table-cell>
          <table:table-cell office:value-type="float" office:value="22.4217956980428" calcext:value-type="float">
            <text:p>22,4217956980428</text:p>
          </table:table-cell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float" office:value="213" calcext:value-type="float">
            <text:p>213</text:p>
          </table:table-cell>
          <table:table-cell office:value-type="float" office:value="5572942" calcext:value-type="float">
            <text:p>5572942</text:p>
          </table:table-cell>
          <table:table-cell office:value-type="float" office:value="22.4100077080716" calcext:value-type="float">
            <text:p>22,4100077080716</text:p>
          </table:table-cell>
        </table:table-row>
        <table:table-row table:style-name="ro1">
          <table:table-cell office:value-type="float" office:value="20200820" calcext:value-type="float">
            <text:p>20200820</text:p>
          </table:table-cell>
          <table:table-cell office:value-type="float" office:value="212" calcext:value-type="float">
            <text:p>212</text:p>
          </table:table-cell>
          <table:table-cell office:value-type="float" office:value="5526747" calcext:value-type="float">
            <text:p>5526747</text:p>
          </table:table-cell>
          <table:table-cell office:value-type="float" office:value="22.3979991405881" calcext:value-type="float">
            <text:p>22,3979991405881</text:p>
          </table:table-cell>
        </table:table-row>
        <table:table-row table:style-name="ro1">
          <table:table-cell office:value-type="float" office:value="20200819" calcext:value-type="float">
            <text:p>20200819</text:p>
          </table:table-cell>
          <table:table-cell office:value-type="float" office:value="211" calcext:value-type="float">
            <text:p>211</text:p>
          </table:table-cell>
          <table:table-cell office:value-type="float" office:value="5483024" calcext:value-type="float">
            <text:p>5483024</text:p>
          </table:table-cell>
          <table:table-cell office:value-type="float" office:value="22.3865403578604" calcext:value-type="float">
            <text:p>22,3865403578604</text:p>
          </table:table-cell>
        </table:table-row>
        <table:table-row table:style-name="ro1">
          <table:table-cell office:value-type="float" office:value="20200818" calcext:value-type="float">
            <text:p>20200818</text:p>
          </table:table-cell>
          <table:table-cell office:value-type="float" office:value="210" calcext:value-type="float">
            <text:p>210</text:p>
          </table:table-cell>
          <table:table-cell office:value-type="float" office:value="5438142" calcext:value-type="float">
            <text:p>5438142</text:p>
          </table:table-cell>
          <table:table-cell office:value-type="float" office:value="22.3746823926289" calcext:value-type="float">
            <text:p>22,3746823926289</text:p>
          </table:table-cell>
        </table:table-row>
        <table:table-row table:style-name="ro1">
          <table:table-cell office:value-type="float" office:value="20200817" calcext:value-type="float">
            <text:p>20200817</text:p>
          </table:table-cell>
          <table:table-cell office:value-type="float" office:value="209" calcext:value-type="float">
            <text:p>209</text:p>
          </table:table-cell>
          <table:table-cell office:value-type="float" office:value="5397650" calcext:value-type="float">
            <text:p>5397650</text:p>
          </table:table-cell>
          <table:table-cell office:value-type="float" office:value="22.3639000004389" calcext:value-type="float">
            <text:p>22,3639000004389</text:p>
          </table:table-cell>
        </table:table-row>
        <table:table-row table:style-name="ro1">
          <table:table-cell office:value-type="float" office:value="20200816" calcext:value-type="float">
            <text:p>20200816</text:p>
          </table:table-cell>
          <table:table-cell office:value-type="float" office:value="208" calcext:value-type="float">
            <text:p>208</text:p>
          </table:table-cell>
          <table:table-cell office:value-type="float" office:value="5360239" calcext:value-type="float">
            <text:p>5360239</text:p>
          </table:table-cell>
          <table:table-cell office:value-type="float" office:value="22.353865897699" calcext:value-type="float">
            <text:p>22,353865897699</text:p>
          </table:table-cell>
        </table:table-row>
        <table:table-row table:style-name="ro1">
          <table:table-cell office:value-type="float" office:value="20200815" calcext:value-type="float">
            <text:p>20200815</text:p>
          </table:table-cell>
          <table:table-cell office:value-type="float" office:value="207" calcext:value-type="float">
            <text:p>207</text:p>
          </table:table-cell>
          <table:table-cell office:value-type="float" office:value="5317917" calcext:value-type="float">
            <text:p>5317917</text:p>
          </table:table-cell>
          <table:table-cell office:value-type="float" office:value="22.342429829667" calcext:value-type="float">
            <text:p>22,342429829667</text:p>
          </table:table-cell>
        </table:table-row>
        <table:table-row table:style-name="ro1">
          <table:table-cell office:value-type="float" office:value="20200814" calcext:value-type="float">
            <text:p>20200814</text:p>
          </table:table-cell>
          <table:table-cell office:value-type="float" office:value="206" calcext:value-type="float">
            <text:p>206</text:p>
          </table:table-cell>
          <table:table-cell office:value-type="float" office:value="5262107" calcext:value-type="float">
            <text:p>5262107</text:p>
          </table:table-cell>
          <table:table-cell office:value-type="float" office:value="22.3272091539739" calcext:value-type="float">
            <text:p>22,3272091539739</text:p>
          </table:table-cell>
        </table:table-row>
        <table:table-row table:style-name="ro1">
          <table:table-cell office:value-type="float" office:value="20200813" calcext:value-type="float">
            <text:p>20200813</text:p>
          </table:table-cell>
          <table:table-cell office:value-type="float" office:value="205" calcext:value-type="float">
            <text:p>205</text:p>
          </table:table-cell>
          <table:table-cell office:value-type="float" office:value="5205014" calcext:value-type="float">
            <text:p>5205014</text:p>
          </table:table-cell>
          <table:table-cell office:value-type="float" office:value="22.3114706132914" calcext:value-type="float">
            <text:p>22,3114706132914</text:p>
          </table:table-cell>
        </table:table-row>
        <table:table-row table:style-name="ro1">
          <table:table-cell office:value-type="float" office:value="20200812" calcext:value-type="float">
            <text:p>20200812</text:p>
          </table:table-cell>
          <table:table-cell office:value-type="float" office:value="204" calcext:value-type="float">
            <text:p>204</text:p>
          </table:table-cell>
          <table:table-cell office:value-type="float" office:value="5153393" calcext:value-type="float">
            <text:p>5153393</text:p>
          </table:table-cell>
          <table:table-cell office:value-type="float" office:value="22.2970911865641" calcext:value-type="float">
            <text:p>22,2970911865641</text:p>
          </table:table-cell>
        </table:table-row>
        <table:table-row table:style-name="ro1">
          <table:table-cell office:value-type="float" office:value="20200811" calcext:value-type="float">
            <text:p>20200811</text:p>
          </table:table-cell>
          <table:table-cell office:value-type="float" office:value="203" calcext:value-type="float">
            <text:p>203</text:p>
          </table:table-cell>
          <table:table-cell office:value-type="float" office:value="5097499" calcext:value-type="float">
            <text:p>5097499</text:p>
          </table:table-cell>
          <table:table-cell office:value-type="float" office:value="22.2813581565459" calcext:value-type="float">
            <text:p>22,2813581565459</text:p>
          </table:table-cell>
        </table:table-row>
        <table:table-row table:style-name="ro1">
          <table:table-cell office:value-type="float" office:value="20200810" calcext:value-type="float">
            <text:p>20200810</text:p>
          </table:table-cell>
          <table:table-cell office:value-type="float" office:value="202" calcext:value-type="float">
            <text:p>202</text:p>
          </table:table-cell>
          <table:table-cell office:value-type="float" office:value="5042069" calcext:value-type="float">
            <text:p>5042069</text:p>
          </table:table-cell>
          <table:table-cell office:value-type="float" office:value="22.265584430733" calcext:value-type="float">
            <text:p>22,265584430733</text:p>
          </table:table-cell>
        </table:table-row>
        <table:table-row table:style-name="ro1">
          <table:table-cell office:value-type="float" office:value="20200809" calcext:value-type="float">
            <text:p>20200809</text:p>
          </table:table-cell>
          <table:table-cell office:value-type="float" office:value="201" calcext:value-type="float">
            <text:p>201</text:p>
          </table:table-cell>
          <table:table-cell office:value-type="float" office:value="5000326" calcext:value-type="float">
            <text:p>5000326</text:p>
          </table:table-cell>
          <table:table-cell office:value-type="float" office:value="22.2535907248619" calcext:value-type="float">
            <text:p>22,2535907248619</text:p>
          </table:table-cell>
        </table:table-row>
        <table:table-row table:style-name="ro1">
          <table:table-cell office:value-type="float" office:value="20200808" calcext:value-type="float">
            <text:p>20200808</text:p>
          </table:table-cell>
          <table:table-cell office:value-type="float" office:value="200" calcext:value-type="float">
            <text:p>200</text:p>
          </table:table-cell>
          <table:table-cell office:value-type="float" office:value="4950173" calcext:value-type="float">
            <text:p>4950173</text:p>
          </table:table-cell>
          <table:table-cell office:value-type="float" office:value="22.2390475150984" calcext:value-type="float">
            <text:p>22,2390475150984</text:p>
          </table:table-cell>
        </table:table-row>
        <table:table-row table:style-name="ro1">
          <table:table-cell office:value-type="float" office:value="20200807" calcext:value-type="float">
            <text:p>20200807</text:p>
          </table:table-cell>
          <table:table-cell office:value-type="float" office:value="199" calcext:value-type="float">
            <text:p>199</text:p>
          </table:table-cell>
          <table:table-cell office:value-type="float" office:value="4897089" calcext:value-type="float">
            <text:p>4897089</text:p>
          </table:table-cell>
          <table:table-cell office:value-type="float" office:value="22.2234929852385" calcext:value-type="float">
            <text:p>22,2234929852385</text:p>
          </table:table-cell>
        </table:table-row>
        <table:table-row table:style-name="ro1">
          <table:table-cell office:value-type="float" office:value="20200806" calcext:value-type="float">
            <text:p>20200806</text:p>
          </table:table-cell>
          <table:table-cell office:value-type="float" office:value="198" calcext:value-type="float">
            <text:p>198</text:p>
          </table:table-cell>
          <table:table-cell office:value-type="float" office:value="4836253" calcext:value-type="float">
            <text:p>4836253</text:p>
          </table:table-cell>
          <table:table-cell office:value-type="float" office:value="22.2054582879182" calcext:value-type="float">
            <text:p>22,2054582879182</text:p>
          </table:table-cell>
        </table:table-row>
        <table:table-row table:style-name="ro1">
          <table:table-cell office:value-type="float" office:value="20200805" calcext:value-type="float">
            <text:p>20200805</text:p>
          </table:table-cell>
          <table:table-cell office:value-type="float" office:value="197" calcext:value-type="float">
            <text:p>197</text:p>
          </table:table-cell>
          <table:table-cell office:value-type="float" office:value="4782450" calcext:value-type="float">
            <text:p>4782450</text:p>
          </table:table-cell>
          <table:table-cell office:value-type="float" office:value="22.189318454753" calcext:value-type="float">
            <text:p>22,189318454753</text:p>
          </table:table-cell>
        </table:table-row>
        <table:table-row table:style-name="ro1">
          <table:table-cell office:value-type="float" office:value="20200804" calcext:value-type="float">
            <text:p>20200804</text:p>
          </table:table-cell>
          <table:table-cell office:value-type="float" office:value="196" calcext:value-type="float">
            <text:p>196</text:p>
          </table:table-cell>
          <table:table-cell office:value-type="float" office:value="4729986" calcext:value-type="float">
            <text:p>4729986</text:p>
          </table:table-cell>
          <table:table-cell office:value-type="float" office:value="22.1734044827492" calcext:value-type="float">
            <text:p>22,1734044827492</text:p>
          </table:table-cell>
        </table:table-row>
        <table:table-row table:style-name="ro1">
          <table:table-cell office:value-type="float" office:value="20200803" calcext:value-type="float">
            <text:p>20200803</text:p>
          </table:table-cell>
          <table:table-cell office:value-type="float" office:value="195" calcext:value-type="float">
            <text:p>195</text:p>
          </table:table-cell>
          <table:table-cell office:value-type="float" office:value="4678171" calcext:value-type="float">
            <text:p>4678171</text:p>
          </table:table-cell>
          <table:table-cell office:value-type="float" office:value="22.1575131664449" calcext:value-type="float">
            <text:p>22,1575131664449</text:p>
          </table:table-cell>
        </table:table-row>
        <table:table-row table:style-name="ro1">
          <table:table-cell office:value-type="float" office:value="20200802" calcext:value-type="float">
            <text:p>20200802</text:p>
          </table:table-cell>
          <table:table-cell office:value-type="float" office:value="194" calcext:value-type="float">
            <text:p>194</text:p>
          </table:table-cell>
          <table:table-cell office:value-type="float" office:value="4628823" calcext:value-type="float">
            <text:p>4628823</text:p>
          </table:table-cell>
          <table:table-cell office:value-type="float" office:value="22.1422139662801" calcext:value-type="float">
            <text:p>22,1422139662801</text:p>
          </table:table-cell>
        </table:table-row>
        <table:table-row table:style-name="ro1">
          <table:table-cell office:value-type="float" office:value="20200801" calcext:value-type="float">
            <text:p>20200801</text:p>
          </table:table-cell>
          <table:table-cell office:value-type="float" office:value="193" calcext:value-type="float">
            <text:p>193</text:p>
          </table:table-cell>
          <table:table-cell office:value-type="float" office:value="4582313" calcext:value-type="float">
            <text:p>4582313</text:p>
          </table:table-cell>
          <table:table-cell office:value-type="float" office:value="22.1276445762263" calcext:value-type="float">
            <text:p>22,1276445762263</text:p>
          </table:table-cell>
        </table:table-row>
        <table:table-row table:style-name="ro1">
          <table:table-cell office:value-type="float" office:value="20200731" calcext:value-type="float">
            <text:p>20200731</text:p>
          </table:table-cell>
          <table:table-cell office:value-type="float" office:value="192" calcext:value-type="float">
            <text:p>192</text:p>
          </table:table-cell>
          <table:table-cell office:value-type="float" office:value="4522068" calcext:value-type="float">
            <text:p>4522068</text:p>
          </table:table-cell>
          <table:table-cell office:value-type="float" office:value="22.1085512559128" calcext:value-type="float">
            <text:p>22,1085512559128</text:p>
          </table:table-cell>
        </table:table-row>
        <table:table-row table:style-name="ro1">
          <table:table-cell office:value-type="float" office:value="20200730" calcext:value-type="float">
            <text:p>20200730</text:p>
          </table:table-cell>
          <table:table-cell office:value-type="float" office:value="191" calcext:value-type="float">
            <text:p>191</text:p>
          </table:table-cell>
          <table:table-cell office:value-type="float" office:value="4454538" calcext:value-type="float">
            <text:p>4454538</text:p>
          </table:table-cell>
          <table:table-cell office:value-type="float" office:value="22.0868443804941" calcext:value-type="float">
            <text:p>22,0868443804941</text:p>
          </table:table-cell>
        </table:table-row>
        <table:table-row table:style-name="ro1">
          <table:table-cell office:value-type="float" office:value="20200729" calcext:value-type="float">
            <text:p>20200729</text:p>
          </table:table-cell>
          <table:table-cell office:value-type="float" office:value="190" calcext:value-type="float">
            <text:p>190</text:p>
          </table:table-cell>
          <table:table-cell office:value-type="float" office:value="4385732" calcext:value-type="float">
            <text:p>4385732</text:p>
          </table:table-cell>
          <table:table-cell office:value-type="float" office:value="22.0643862249098" calcext:value-type="float">
            <text:p>22,0643862249098</text:p>
          </table:table-cell>
        </table:table-row>
        <table:table-row table:style-name="ro1">
          <table:table-cell office:value-type="float" office:value="20200728" calcext:value-type="float">
            <text:p>20200728</text:p>
          </table:table-cell>
          <table:table-cell office:value-type="float" office:value="189" calcext:value-type="float">
            <text:p>189</text:p>
          </table:table-cell>
          <table:table-cell office:value-type="float" office:value="4321791" calcext:value-type="float">
            <text:p>4321791</text:p>
          </table:table-cell>
          <table:table-cell office:value-type="float" office:value="22.0431978750815" calcext:value-type="float">
            <text:p>22,0431978750815</text:p>
          </table:table-cell>
        </table:table-row>
        <table:table-row table:style-name="ro1">
          <table:table-cell office:value-type="float" office:value="20200727" calcext:value-type="float">
            <text:p>20200727</text:p>
          </table:table-cell>
          <table:table-cell office:value-type="float" office:value="188" calcext:value-type="float">
            <text:p>188</text:p>
          </table:table-cell>
          <table:table-cell office:value-type="float" office:value="4262807" calcext:value-type="float">
            <text:p>4262807</text:p>
          </table:table-cell>
          <table:table-cell office:value-type="float" office:value="22.0233723076084" calcext:value-type="float">
            <text:p>22,0233723076084</text:p>
          </table:table-cell>
        </table:table-row>
        <table:table-row table:style-name="ro1">
          <table:table-cell office:value-type="float" office:value="20200726" calcext:value-type="float">
            <text:p>20200726</text:p>
          </table:table-cell>
          <table:table-cell office:value-type="float" office:value="187" calcext:value-type="float">
            <text:p>187</text:p>
          </table:table-cell>
          <table:table-cell office:value-type="float" office:value="4207793" calcext:value-type="float">
            <text:p>4207793</text:p>
          </table:table-cell>
          <table:table-cell office:value-type="float" office:value="22.0046323031324" calcext:value-type="float">
            <text:p>22,0046323031324</text:p>
          </table:table-cell>
        </table:table-row>
        <table:table-row table:style-name="ro1">
          <table:table-cell office:value-type="float" office:value="20200725" calcext:value-type="float">
            <text:p>20200725</text:p>
          </table:table-cell>
          <table:table-cell office:value-type="float" office:value="186" calcext:value-type="float">
            <text:p>186</text:p>
          </table:table-cell>
          <table:table-cell office:value-type="float" office:value="4147670" calcext:value-type="float">
            <text:p>4147670</text:p>
          </table:table-cell>
          <table:table-cell office:value-type="float" office:value="21.9838696832674" calcext:value-type="float">
            <text:p>21,9838696832674</text:p>
          </table:table-cell>
        </table:table-row>
        <table:table-row table:style-name="ro1">
          <table:table-cell office:value-type="float" office:value="20200724" calcext:value-type="float">
            <text:p>20200724</text:p>
          </table:table-cell>
          <table:table-cell office:value-type="float" office:value="185" calcext:value-type="float">
            <text:p>185</text:p>
          </table:table-cell>
          <table:table-cell office:value-type="float" office:value="4083294" calcext:value-type="float">
            <text:p>4083294</text:p>
          </table:table-cell>
          <table:table-cell office:value-type="float" office:value="21.9613020156705" calcext:value-type="float">
            <text:p>21,9613020156705</text:p>
          </table:table-cell>
        </table:table-row>
        <table:table-row table:style-name="ro1">
          <table:table-cell office:value-type="float" office:value="20200723" calcext:value-type="float">
            <text:p>20200723</text:p>
          </table:table-cell>
          <table:table-cell office:value-type="float" office:value="184" calcext:value-type="float">
            <text:p>184</text:p>
          </table:table-cell>
          <table:table-cell office:value-type="float" office:value="4008440" calcext:value-type="float">
            <text:p>4008440</text:p>
          </table:table-cell>
          <table:table-cell office:value-type="float" office:value="21.9346094488595" calcext:value-type="float">
            <text:p>21,9346094488595</text:p>
          </table:table-cell>
        </table:table-row>
        <table:table-row table:style-name="ro1">
          <table:table-cell office:value-type="float" office:value="20200722" calcext:value-type="float">
            <text:p>20200722</text:p>
          </table:table-cell>
          <table:table-cell office:value-type="float" office:value="183" calcext:value-type="float">
            <text:p>183</text:p>
          </table:table-cell>
          <table:table-cell office:value-type="float" office:value="3937215" calcext:value-type="float">
            <text:p>3937215</text:p>
          </table:table-cell>
          <table:table-cell office:value-type="float" office:value="21.9087440654037" calcext:value-type="float">
            <text:p>21,9087440654037</text:p>
          </table:table-cell>
        </table:table-row>
        <table:table-row table:style-name="ro1">
          <table:table-cell office:value-type="float" office:value="20200721" calcext:value-type="float">
            <text:p>20200721</text:p>
          </table:table-cell>
          <table:table-cell office:value-type="float" office:value="182" calcext:value-type="float">
            <text:p>182</text:p>
          </table:table-cell>
          <table:table-cell office:value-type="float" office:value="3867869" calcext:value-type="float">
            <text:p>3867869</text:p>
          </table:table-cell>
          <table:table-cell office:value-type="float" office:value="21.883107502647" calcext:value-type="float">
            <text:p>21,883107502647</text:p>
          </table:table-cell>
        </table:table-row>
        <table:table-row table:style-name="ro1">
          <table:table-cell office:value-type="float" office:value="20200720" calcext:value-type="float">
            <text:p>20200720</text:p>
          </table:table-cell>
          <table:table-cell office:value-type="float" office:value="181" calcext:value-type="float">
            <text:p>181</text:p>
          </table:table-cell>
          <table:table-cell office:value-type="float" office:value="3804244" calcext:value-type="float">
            <text:p>3804244</text:p>
          </table:table-cell>
          <table:table-cell office:value-type="float" office:value="21.8591783513535" calcext:value-type="float">
            <text:p>21,8591783513535</text:p>
          </table:table-cell>
        </table:table-row>
        <table:table-row table:style-name="ro1">
          <table:table-cell office:value-type="float" office:value="20200719" calcext:value-type="float">
            <text:p>20200719</text:p>
          </table:table-cell>
          <table:table-cell office:value-type="float" office:value="180" calcext:value-type="float">
            <text:p>180</text:p>
          </table:table-cell>
          <table:table-cell office:value-type="float" office:value="3747308" calcext:value-type="float">
            <text:p>3747308</text:p>
          </table:table-cell>
          <table:table-cell office:value-type="float" office:value="21.8374231303408" calcext:value-type="float">
            <text:p>21,8374231303408</text:p>
          </table:table-cell>
        </table:table-row>
        <table:table-row table:style-name="ro1">
          <table:table-cell office:value-type="float" office:value="20200718" calcext:value-type="float">
            <text:p>20200718</text:p>
          </table:table-cell>
          <table:table-cell office:value-type="float" office:value="179" calcext:value-type="float">
            <text:p>179</text:p>
          </table:table-cell>
          <table:table-cell office:value-type="float" office:value="3683593" calcext:value-type="float">
            <text:p>3683593</text:p>
          </table:table-cell>
          <table:table-cell office:value-type="float" office:value="21.8126822362586" calcext:value-type="float">
            <text:p>21,8126822362586</text:p>
          </table:table-cell>
        </table:table-row>
        <table:table-row table:style-name="ro1">
          <table:table-cell office:value-type="float" office:value="20200717" calcext:value-type="float">
            <text:p>20200717</text:p>
          </table:table-cell>
          <table:table-cell office:value-type="float" office:value="178" calcext:value-type="float">
            <text:p>178</text:p>
          </table:table-cell>
          <table:table-cell office:value-type="float" office:value="3619170" calcext:value-type="float">
            <text:p>3619170</text:p>
          </table:table-cell>
          <table:table-cell office:value-type="float" office:value="21.7872274450359" calcext:value-type="float">
            <text:p>21,7872274450359</text:p>
          </table:table-cell>
        </table:table-row>
        <table:table-row table:style-name="ro1">
          <table:table-cell office:value-type="float" office:value="20200716" calcext:value-type="float">
            <text:p>20200716</text:p>
          </table:table-cell>
          <table:table-cell office:value-type="float" office:value="177" calcext:value-type="float">
            <text:p>177</text:p>
          </table:table-cell>
          <table:table-cell office:value-type="float" office:value="3542952" calcext:value-type="float">
            <text:p>3542952</text:p>
          </table:table-cell>
          <table:table-cell office:value-type="float" office:value="21.7565204892452" calcext:value-type="float">
            <text:p>21,7565204892452</text:p>
          </table:table-cell>
        </table:table-row>
        <table:table-row table:style-name="ro1">
          <table:table-cell office:value-type="float" office:value="20200715" calcext:value-type="float">
            <text:p>20200715</text:p>
          </table:table-cell>
          <table:table-cell office:value-type="float" office:value="176" calcext:value-type="float">
            <text:p>176</text:p>
          </table:table-cell>
          <table:table-cell office:value-type="float" office:value="3472503" calcext:value-type="float">
            <text:p>3472503</text:p>
          </table:table-cell>
          <table:table-cell office:value-type="float" office:value="21.7275445099191" calcext:value-type="float">
            <text:p>21,7275445099191</text:p>
          </table:table-cell>
        </table:table-row>
        <table:table-row table:style-name="ro1">
          <table:table-cell office:value-type="float" office:value="20200714" calcext:value-type="float">
            <text:p>20200714</text:p>
          </table:table-cell>
          <table:table-cell office:value-type="float" office:value="175" calcext:value-type="float">
            <text:p>175</text:p>
          </table:table-cell>
          <table:table-cell office:value-type="float" office:value="3406885" calcext:value-type="float">
            <text:p>3406885</text:p>
          </table:table-cell>
          <table:table-cell office:value-type="float" office:value="21.7000218191565" calcext:value-type="float">
            <text:p>21,7000218191565</text:p>
          </table:table-cell>
        </table:table-row>
        <table:table-row table:style-name="ro1">
          <table:table-cell office:value-type="float" office:value="20200713" calcext:value-type="float">
            <text:p>20200713</text:p>
          </table:table-cell>
          <table:table-cell office:value-type="float" office:value="174" calcext:value-type="float">
            <text:p>174</text:p>
          </table:table-cell>
          <table:table-cell office:value-type="float" office:value="3344151" calcext:value-type="float">
            <text:p>3344151</text:p>
          </table:table-cell>
          <table:table-cell office:value-type="float" office:value="21.6732085608915" calcext:value-type="float">
            <text:p>21,6732085608915</text:p>
          </table:table-cell>
        </table:table-row>
        <table:table-row table:style-name="ro1">
          <table:table-cell office:value-type="float" office:value="20200712" calcext:value-type="float">
            <text:p>20200712</text:p>
          </table:table-cell>
          <table:table-cell office:value-type="float" office:value="173" calcext:value-type="float">
            <text:p>173</text:p>
          </table:table-cell>
          <table:table-cell office:value-type="float" office:value="3286548" calcext:value-type="float">
            <text:p>3286548</text:p>
          </table:table-cell>
          <table:table-cell office:value-type="float" office:value="21.6481416250737" calcext:value-type="float">
            <text:p>21,6481416250737</text:p>
          </table:table-cell>
        </table:table-row>
        <table:table-row table:style-name="ro1">
          <table:table-cell office:value-type="float" office:value="20200711" calcext:value-type="float">
            <text:p>20200711</text:p>
          </table:table-cell>
          <table:table-cell office:value-type="float" office:value="172" calcext:value-type="float">
            <text:p>172</text:p>
          </table:table-cell>
          <table:table-cell office:value-type="float" office:value="3225576" calcext:value-type="float">
            <text:p>3225576</text:p>
          </table:table-cell>
          <table:table-cell office:value-type="float" office:value="21.6211253788966" calcext:value-type="float">
            <text:p>21,6211253788966</text:p>
          </table:table-cell>
        </table:table-row>
        <table:table-row table:style-name="ro1">
          <table:table-cell office:value-type="float" office:value="20200710" calcext:value-type="float">
            <text:p>20200710</text:p>
          </table:table-cell>
          <table:table-cell office:value-type="float" office:value="171" calcext:value-type="float">
            <text:p>171</text:p>
          </table:table-cell>
          <table:table-cell office:value-type="float" office:value="3163252" calcext:value-type="float">
            <text:p>3163252</text:p>
          </table:table-cell>
          <table:table-cell office:value-type="float" office:value="21.5929770618436" calcext:value-type="float">
            <text:p>21,5929770618436</text:p>
          </table:table-cell>
        </table:table-row>
        <table:table-row table:style-name="ro1">
          <table:table-cell office:value-type="float" office:value="20200709" calcext:value-type="float">
            <text:p>20200709</text:p>
          </table:table-cell>
          <table:table-cell office:value-type="float" office:value="170" calcext:value-type="float">
            <text:p>170</text:p>
          </table:table-cell>
          <table:table-cell office:value-type="float" office:value="3096428" calcext:value-type="float">
            <text:p>3096428</text:p>
          </table:table-cell>
          <table:table-cell office:value-type="float" office:value="21.5621734693597" calcext:value-type="float">
            <text:p>21,5621734693597</text:p>
          </table:table-cell>
        </table:table-row>
        <table:table-row table:style-name="ro1">
          <table:table-cell office:value-type="float" office:value="20200708" calcext:value-type="float">
            <text:p>20200708</text:p>
          </table:table-cell>
          <table:table-cell office:value-type="float" office:value="169" calcext:value-type="float">
            <text:p>169</text:p>
          </table:table-cell>
          <table:table-cell office:value-type="float" office:value="3037469" calcext:value-type="float">
            <text:p>3037469</text:p>
          </table:table-cell>
          <table:table-cell office:value-type="float" office:value="21.5344382541662" calcext:value-type="float">
            <text:p>21,5344382541662</text:p>
          </table:table-cell>
        </table:table-row>
        <table:table-row table:style-name="ro1">
          <table:table-cell office:value-type="float" office:value="20200707" calcext:value-type="float">
            <text:p>20200707</text:p>
          </table:table-cell>
          <table:table-cell office:value-type="float" office:value="168" calcext:value-type="float">
            <text:p>168</text:p>
          </table:table-cell>
          <table:table-cell office:value-type="float" office:value="2974733" calcext:value-type="float">
            <text:p>2974733</text:p>
          </table:table-cell>
          <table:table-cell office:value-type="float" office:value="21.5043287530851" calcext:value-type="float">
            <text:p>21,5043287530851</text:p>
          </table:table-cell>
        </table:table-row>
        <table:table-row table:style-name="ro1">
          <table:table-cell office:value-type="float" office:value="20200706" calcext:value-type="float">
            <text:p>20200706</text:p>
          </table:table-cell>
          <table:table-cell office:value-type="float" office:value="167" calcext:value-type="float">
            <text:p>167</text:p>
          </table:table-cell>
          <table:table-cell office:value-type="float" office:value="2922991" calcext:value-type="float">
            <text:p>2922991</text:p>
          </table:table-cell>
          <table:table-cell office:value-type="float" office:value="21.4790139563623" calcext:value-type="float">
            <text:p>21,4790139563623</text:p>
          </table:table-cell>
        </table:table-row>
        <table:table-row table:style-name="ro1">
          <table:table-cell office:value-type="float" office:value="20200705" calcext:value-type="float">
            <text:p>20200705</text:p>
          </table:table-cell>
          <table:table-cell office:value-type="float" office:value="166" calcext:value-type="float">
            <text:p>166</text:p>
          </table:table-cell>
          <table:table-cell office:value-type="float" office:value="2881497" calcext:value-type="float">
            <text:p>2881497</text:p>
          </table:table-cell>
          <table:table-cell office:value-type="float" office:value="21.458387087023" calcext:value-type="float">
            <text:p>21,458387087023</text:p>
          </table:table-cell>
        </table:table-row>
        <table:table-row table:style-name="ro1">
          <table:table-cell office:value-type="float" office:value="20200704" calcext:value-type="float">
            <text:p>20200704</text:p>
          </table:table-cell>
          <table:table-cell office:value-type="float" office:value="165" calcext:value-type="float">
            <text:p>165</text:p>
          </table:table-cell>
          <table:table-cell office:value-type="float" office:value="2836330" calcext:value-type="float">
            <text:p>2836330</text:p>
          </table:table-cell>
          <table:table-cell office:value-type="float" office:value="21.4355939656768" calcext:value-type="float">
            <text:p>21,4355939656768</text:p>
          </table:table-cell>
        </table:table-row>
        <table:table-row table:style-name="ro1">
          <table:table-cell office:value-type="float" office:value="20200703" calcext:value-type="float">
            <text:p>20200703</text:p>
          </table:table-cell>
          <table:table-cell office:value-type="float" office:value="164" calcext:value-type="float">
            <text:p>164</text:p>
          </table:table-cell>
          <table:table-cell office:value-type="float" office:value="2782186" calcext:value-type="float">
            <text:p>2782186</text:p>
          </table:table-cell>
          <table:table-cell office:value-type="float" office:value="21.4077874422265" calcext:value-type="float">
            <text:p>21,4077874422265</text:p>
          </table:table-cell>
        </table:table-row>
        <table:table-row table:style-name="ro1">
          <table:table-cell office:value-type="float" office:value="20200702" calcext:value-type="float">
            <text:p>20200702</text:p>
          </table:table-cell>
          <table:table-cell office:value-type="float" office:value="163" calcext:value-type="float">
            <text:p>163</text:p>
          </table:table-cell>
          <table:table-cell office:value-type="float" office:value="2728498" calcext:value-type="float">
            <text:p>2728498</text:p>
          </table:table-cell>
          <table:table-cell office:value-type="float" office:value="21.3796755555339" calcext:value-type="float">
            <text:p>21,3796755555339</text:p>
          </table:table-cell>
        </table:table-row>
        <table:table-row table:style-name="ro1">
          <table:table-cell office:value-type="float" office:value="20200701" calcext:value-type="float">
            <text:p>20200701</text:p>
          </table:table-cell>
          <table:table-cell office:value-type="float" office:value="162" calcext:value-type="float">
            <text:p>162</text:p>
          </table:table-cell>
          <table:table-cell office:value-type="float" office:value="2674990" calcext:value-type="float">
            <text:p>2674990</text:p>
          </table:table-cell>
          <table:table-cell office:value-type="float" office:value="21.3511020675754" calcext:value-type="float">
            <text:p>21,3511020675754</text:p>
          </table:table-cell>
        </table:table-row>
        <table:table-row table:style-name="ro1">
          <table:table-cell office:value-type="float" office:value="20200630" calcext:value-type="float">
            <text:p>20200630</text:p>
          </table:table-cell>
          <table:table-cell office:value-type="float" office:value="161" calcext:value-type="float">
            <text:p>161</text:p>
          </table:table-cell>
          <table:table-cell office:value-type="float" office:value="2623989" calcext:value-type="float">
            <text:p>2623989</text:p>
          </table:table-cell>
          <table:table-cell office:value-type="float" office:value="21.3233302413843" calcext:value-type="float">
            <text:p>21,3233302413843</text:p>
          </table:table-cell>
        </table:table-row>
        <table:table-row table:style-name="ro1">
          <table:table-cell office:value-type="float" office:value="20200629" calcext:value-type="float">
            <text:p>20200629</text:p>
          </table:table-cell>
          <table:table-cell office:value-type="float" office:value="160" calcext:value-type="float">
            <text:p>160</text:p>
          </table:table-cell>
          <table:table-cell office:value-type="float" office:value="2576359" calcext:value-type="float">
            <text:p>2576359</text:p>
          </table:table-cell>
          <table:table-cell office:value-type="float" office:value="21.2969022075876" calcext:value-type="float">
            <text:p>21,2969022075876</text:p>
          </table:table-cell>
        </table:table-row>
        <table:table-row table:style-name="ro1">
          <table:table-cell office:value-type="float" office:value="20200628" calcext:value-type="float">
            <text:p>20200628</text:p>
          </table:table-cell>
          <table:table-cell office:value-type="float" office:value="159" calcext:value-type="float">
            <text:p>159</text:p>
          </table:table-cell>
          <table:table-cell office:value-type="float" office:value="2536594" calcext:value-type="float">
            <text:p>2536594</text:p>
          </table:table-cell>
          <table:table-cell office:value-type="float" office:value="21.2744611935508" calcext:value-type="float">
            <text:p>21,2744611935508</text:p>
          </table:table-cell>
        </table:table-row>
        <table:table-row table:style-name="ro1">
          <table:table-cell office:value-type="float" office:value="20200627" calcext:value-type="float">
            <text:p>20200627</text:p>
          </table:table-cell>
          <table:table-cell office:value-type="float" office:value="158" calcext:value-type="float">
            <text:p>158</text:p>
          </table:table-cell>
          <table:table-cell office:value-type="float" office:value="2495262" calcext:value-type="float">
            <text:p>2495262</text:p>
          </table:table-cell>
          <table:table-cell office:value-type="float" office:value="21.250759874368" calcext:value-type="float">
            <text:p>21,250759874368</text:p>
          </table:table-cell>
        </table:table-row>
        <table:table-row table:style-name="ro1">
          <table:table-cell office:value-type="float" office:value="20200626" calcext:value-type="float">
            <text:p>20200626</text:p>
          </table:table-cell>
          <table:table-cell office:value-type="float" office:value="157" calcext:value-type="float">
            <text:p>157</text:p>
          </table:table-cell>
          <table:table-cell office:value-type="float" office:value="2452369" calcext:value-type="float">
            <text:p>2452369</text:p>
          </table:table-cell>
          <table:table-cell office:value-type="float" office:value="21.225744642324" calcext:value-type="float">
            <text:p>21,225744642324</text:p>
          </table:table-cell>
        </table:table-row>
        <table:table-row table:style-name="ro1">
          <table:table-cell office:value-type="float" office:value="20200625" calcext:value-type="float">
            <text:p>20200625</text:p>
          </table:table-cell>
          <table:table-cell office:value-type="float" office:value="156" calcext:value-type="float">
            <text:p>156</text:p>
          </table:table-cell>
          <table:table-cell office:value-type="float" office:value="2407990" calcext:value-type="float">
            <text:p>2407990</text:p>
          </table:table-cell>
          <table:table-cell office:value-type="float" office:value="21.1993979701509" calcext:value-type="float">
            <text:p>21,1993979701509</text:p>
          </table:table-cell>
        </table:table-row>
        <table:table-row table:style-name="ro1">
          <table:table-cell office:value-type="float" office:value="20200624" calcext:value-type="float">
            <text:p>20200624</text:p>
          </table:table-cell>
          <table:table-cell office:value-type="float" office:value="155" calcext:value-type="float">
            <text:p>155</text:p>
          </table:table-cell>
          <table:table-cell office:value-type="float" office:value="2368309" calcext:value-type="float">
            <text:p>2368309</text:p>
          </table:table-cell>
          <table:table-cell office:value-type="float" office:value="21.1754258950902" calcext:value-type="float">
            <text:p>21,1754258950902</text:p>
          </table:table-cell>
        </table:table-row>
        <table:table-row table:style-name="ro1">
          <table:table-cell office:value-type="float" office:value="20200623" calcext:value-type="float">
            <text:p>20200623</text:p>
          </table:table-cell>
          <table:table-cell office:value-type="float" office:value="154" calcext:value-type="float">
            <text:p>154</text:p>
          </table:table-cell>
          <table:table-cell office:value-type="float" office:value="2329300" calcext:value-type="float">
            <text:p>2329300</text:p>
          </table:table-cell>
          <table:table-cell office:value-type="float" office:value="21.1514650313888" calcext:value-type="float">
            <text:p>21,1514650313888</text:p>
          </table:table-cell>
        </table:table-row>
        <table:table-row table:style-name="ro1">
          <table:table-cell office:value-type="float" office:value="20200622" calcext:value-type="float">
            <text:p>20200622</text:p>
          </table:table-cell>
          <table:table-cell office:value-type="float" office:value="153" calcext:value-type="float">
            <text:p>153</text:p>
          </table:table-cell>
          <table:table-cell office:value-type="float" office:value="2295415" calcext:value-type="float">
            <text:p>2295415</text:p>
          </table:table-cell>
          <table:table-cell office:value-type="float" office:value="21.1303235788744" calcext:value-type="float">
            <text:p>21,1303235788744</text:p>
          </table:table-cell>
        </table:table-row>
        <table:table-row table:style-name="ro1">
          <table:table-cell office:value-type="float" office:value="20200621" calcext:value-type="float">
            <text:p>20200621</text:p>
          </table:table-cell>
          <table:table-cell office:value-type="float" office:value="152" calcext:value-type="float">
            <text:p>152</text:p>
          </table:table-cell>
          <table:table-cell office:value-type="float" office:value="2268236" calcext:value-type="float">
            <text:p>2268236</text:p>
          </table:table-cell>
          <table:table-cell office:value-type="float" office:value="21.1131393235005" calcext:value-type="float">
            <text:p>21,1131393235005</text:p>
          </table:table-cell>
        </table:table-row>
        <table:table-row table:style-name="ro1">
          <table:table-cell office:value-type="float" office:value="20200620" calcext:value-type="float">
            <text:p>20200620</text:p>
          </table:table-cell>
          <table:table-cell office:value-type="float" office:value="151" calcext:value-type="float">
            <text:p>151</text:p>
          </table:table-cell>
          <table:table-cell office:value-type="float" office:value="2239388" calcext:value-type="float">
            <text:p>2239388</text:p>
          </table:table-cell>
          <table:table-cell office:value-type="float" office:value="21.0946730828564" calcext:value-type="float">
            <text:p>21,0946730828564</text:p>
          </table:table-cell>
        </table:table-row>
        <table:table-row table:style-name="ro1">
          <table:table-cell office:value-type="float" office:value="20200619" calcext:value-type="float">
            <text:p>20200619</text:p>
          </table:table-cell>
          <table:table-cell office:value-type="float" office:value="150" calcext:value-type="float">
            <text:p>150</text:p>
          </table:table-cell>
          <table:table-cell office:value-type="float" office:value="2207437" calcext:value-type="float">
            <text:p>2207437</text:p>
          </table:table-cell>
          <table:table-cell office:value-type="float" office:value="21.0739408334337" calcext:value-type="float">
            <text:p>21,0739408334337</text:p>
          </table:table-cell>
        </table:table-row>
        <table:table-row table:style-name="ro1">
          <table:table-cell office:value-type="float" office:value="20200618" calcext:value-type="float">
            <text:p>20200618</text:p>
          </table:table-cell>
          <table:table-cell office:value-type="float" office:value="149" calcext:value-type="float">
            <text:p>149</text:p>
          </table:table-cell>
          <table:table-cell office:value-type="float" office:value="2176478" calcext:value-type="float">
            <text:p>2176478</text:p>
          </table:table-cell>
          <table:table-cell office:value-type="float" office:value="21.0535640066559" calcext:value-type="float">
            <text:p>21,0535640066559</text:p>
          </table:table-cell>
        </table:table-row>
        <table:table-row table:style-name="ro1">
          <table:table-cell office:value-type="float" office:value="20200617" calcext:value-type="float">
            <text:p>20200617</text:p>
          </table:table-cell>
          <table:table-cell office:value-type="float" office:value="148" calcext:value-type="float">
            <text:p>148</text:p>
          </table:table-cell>
          <table:table-cell office:value-type="float" office:value="2149389" calcext:value-type="float">
            <text:p>2149389</text:p>
          </table:table-cell>
          <table:table-cell office:value-type="float" office:value="21.0354951770706" calcext:value-type="float">
            <text:p>21,0354951770706</text:p>
          </table:table-cell>
        </table:table-row>
        <table:table-row table:style-name="ro1">
          <table:table-cell office:value-type="float" office:value="20200616" calcext:value-type="float">
            <text:p>20200616</text:p>
          </table:table-cell>
          <table:table-cell office:value-type="float" office:value="147" calcext:value-type="float">
            <text:p>147</text:p>
          </table:table-cell>
          <table:table-cell office:value-type="float" office:value="2125483" calcext:value-type="float">
            <text:p>2125483</text:p>
          </table:table-cell>
          <table:table-cell office:value-type="float" office:value="21.0193592894098" calcext:value-type="float">
            <text:p>21,0193592894098</text:p>
          </table:table-cell>
        </table:table-row>
        <table:table-row table:style-name="ro1">
          <table:table-cell office:value-type="float" office:value="20200615" calcext:value-type="float">
            <text:p>20200615</text:p>
          </table:table-cell>
          <table:table-cell office:value-type="float" office:value="146" calcext:value-type="float">
            <text:p>146</text:p>
          </table:table-cell>
          <table:table-cell office:value-type="float" office:value="2102215" calcext:value-type="float">
            <text:p>2102215</text:p>
          </table:table-cell>
          <table:table-cell office:value-type="float" office:value="21.0034787950333" calcext:value-type="float">
            <text:p>21,0034787950333</text:p>
          </table:table-cell>
        </table:table-row>
        <table:table-row table:style-name="ro1">
          <table:table-cell office:value-type="float" office:value="20200614" calcext:value-type="float">
            <text:p>20200614</text:p>
          </table:table-cell>
          <table:table-cell office:value-type="float" office:value="145" calcext:value-type="float">
            <text:p>145</text:p>
          </table:table-cell>
          <table:table-cell office:value-type="float" office:value="2083561" calcext:value-type="float">
            <text:p>2083561</text:p>
          </table:table-cell>
          <table:table-cell office:value-type="float" office:value="20.990619907478" calcext:value-type="float">
            <text:p>20,990619907478</text:p>
          </table:table-cell>
        </table:table-row>
        <table:table-row table:style-name="ro1">
          <table:table-cell office:value-type="float" office:value="20200613" calcext:value-type="float">
            <text:p>20200613</text:p>
          </table:table-cell>
          <table:table-cell office:value-type="float" office:value="144" calcext:value-type="float">
            <text:p>144</text:p>
          </table:table-cell>
          <table:table-cell office:value-type="float" office:value="2062228" calcext:value-type="float">
            <text:p>2062228</text:p>
          </table:table-cell>
          <table:table-cell office:value-type="float" office:value="20.9757724152626" calcext:value-type="float">
            <text:p>20,9757724152626</text:p>
          </table:table-cell>
        </table:table-row>
        <table:table-row table:style-name="ro1">
          <table:table-cell office:value-type="float" office:value="20200612" calcext:value-type="float">
            <text:p>20200612</text:p>
          </table:table-cell>
          <table:table-cell office:value-type="float" office:value="143" calcext:value-type="float">
            <text:p>143</text:p>
          </table:table-cell>
          <table:table-cell office:value-type="float" office:value="2036983" calcext:value-type="float">
            <text:p>2036983</text:p>
          </table:table-cell>
          <table:table-cell office:value-type="float" office:value="20.9580025094129" calcext:value-type="float">
            <text:p>20,9580025094129</text:p>
          </table:table-cell>
        </table:table-row>
        <table:table-row table:style-name="ro1">
          <table:table-cell office:value-type="float" office:value="20200611" calcext:value-type="float">
            <text:p>20200611</text:p>
          </table:table-cell>
          <table:table-cell office:value-type="float" office:value="142" calcext:value-type="float">
            <text:p>142</text:p>
          </table:table-cell>
          <table:table-cell office:value-type="float" office:value="2013887" calcext:value-type="float">
            <text:p>2013887</text:p>
          </table:table-cell>
          <table:table-cell office:value-type="float" office:value="20.9415513047477" calcext:value-type="float">
            <text:p>20,9415513047477</text:p>
          </table:table-cell>
        </table:table-row>
        <table:table-row table:style-name="ro1">
          <table:table-cell office:value-type="float" office:value="20200610" calcext:value-type="float">
            <text:p>20200610</text:p>
          </table:table-cell>
          <table:table-cell office:value-type="float" office:value="141" calcext:value-type="float">
            <text:p>141</text:p>
          </table:table-cell>
          <table:table-cell office:value-type="float" office:value="1991816" calcext:value-type="float">
            <text:p>1991816</text:p>
          </table:table-cell>
          <table:table-cell office:value-type="float" office:value="20.9256529495874" calcext:value-type="float">
            <text:p>20,9256529495874</text:p>
          </table:table-cell>
        </table:table-row>
        <table:table-row table:style-name="ro1">
          <table:table-cell office:value-type="float" office:value="20200609" calcext:value-type="float">
            <text:p>20200609</text:p>
          </table:table-cell>
          <table:table-cell office:value-type="float" office:value="140" calcext:value-type="float">
            <text:p>140</text:p>
          </table:table-cell>
          <table:table-cell office:value-type="float" office:value="1971089" calcext:value-type="float">
            <text:p>1971089</text:p>
          </table:table-cell>
          <table:table-cell office:value-type="float" office:value="20.9105614887598" calcext:value-type="float">
            <text:p>20,9105614887598</text:p>
          </table:table-cell>
        </table:table-row>
        <table:table-row table:style-name="ro1">
          <table:table-cell office:value-type="float" office:value="20200608" calcext:value-type="float">
            <text:p>20200608</text:p>
          </table:table-cell>
          <table:table-cell office:value-type="float" office:value="139" calcext:value-type="float">
            <text:p>139</text:p>
          </table:table-cell>
          <table:table-cell office:value-type="float" office:value="1953938" calcext:value-type="float">
            <text:p>1953938</text:p>
          </table:table-cell>
          <table:table-cell office:value-type="float" office:value="20.8979532595007" calcext:value-type="float">
            <text:p>20,8979532595007</text:p>
          </table:table-cell>
        </table:table-row>
        <table:table-row table:style-name="ro1">
          <table:table-cell office:value-type="float" office:value="20200607" calcext:value-type="float">
            <text:p>20200607</text:p>
          </table:table-cell>
          <table:table-cell office:value-type="float" office:value="138" calcext:value-type="float">
            <text:p>138</text:p>
          </table:table-cell>
          <table:table-cell office:value-type="float" office:value="1936708" calcext:value-type="float">
            <text:p>1936708</text:p>
          </table:table-cell>
          <table:table-cell office:value-type="float" office:value="20.8851750226418" calcext:value-type="float">
            <text:p>20,8851750226418</text:p>
          </table:table-cell>
        </table:table-row>
        <table:table-row table:style-name="ro1">
          <table:table-cell office:value-type="float" office:value="20200606" calcext:value-type="float">
            <text:p>20200606</text:p>
          </table:table-cell>
          <table:table-cell office:value-type="float" office:value="137" calcext:value-type="float">
            <text:p>137</text:p>
          </table:table-cell>
          <table:table-cell office:value-type="float" office:value="1917890" calcext:value-type="float">
            <text:p>1917890</text:p>
          </table:table-cell>
          <table:table-cell office:value-type="float" office:value="20.871088546716" calcext:value-type="float">
            <text:p>20,871088546716</text:p>
          </table:table-cell>
        </table:table-row>
        <table:table-row table:style-name="ro1">
          <table:table-cell office:value-type="float" office:value="20200605" calcext:value-type="float">
            <text:p>20200605</text:p>
          </table:table-cell>
          <table:table-cell office:value-type="float" office:value="136" calcext:value-type="float">
            <text:p>136</text:p>
          </table:table-cell>
          <table:table-cell office:value-type="float" office:value="1895332" calcext:value-type="float">
            <text:p>1895332</text:p>
          </table:table-cell>
          <table:table-cell office:value-type="float" office:value="20.8540191527078" calcext:value-type="float">
            <text:p>20,8540191527078</text:p>
          </table:table-cell>
        </table:table-row>
        <table:table-row table:style-name="ro1">
          <table:table-cell office:value-type="float" office:value="20200604" calcext:value-type="float">
            <text:p>20200604</text:p>
          </table:table-cell>
          <table:table-cell office:value-type="float" office:value="135" calcext:value-type="float">
            <text:p>135</text:p>
          </table:table-cell>
          <table:table-cell office:value-type="float" office:value="1872266" calcext:value-type="float">
            <text:p>1872266</text:p>
          </table:table-cell>
          <table:table-cell office:value-type="float" office:value="20.8363539880162" calcext:value-type="float">
            <text:p>20,8363539880162</text:p>
          </table:table-cell>
        </table:table-row>
        <table:table-row table:style-name="ro1">
          <table:table-cell office:value-type="float" office:value="20200603" calcext:value-type="float">
            <text:p>20200603</text:p>
          </table:table-cell>
          <table:table-cell office:value-type="float" office:value="134" calcext:value-type="float">
            <text:p>134</text:p>
          </table:table-cell>
          <table:table-cell office:value-type="float" office:value="1851883" calcext:value-type="float">
            <text:p>1851883</text:p>
          </table:table-cell>
          <table:table-cell office:value-type="float" office:value="20.8205615228619" calcext:value-type="float">
            <text:p>20,8205615228619</text:p>
          </table:table-cell>
        </table:table-row>
        <table:table-row table:style-name="ro1">
          <table:table-cell office:value-type="float" office:value="20200602" calcext:value-type="float">
            <text:p>20200602</text:p>
          </table:table-cell>
          <table:table-cell office:value-type="float" office:value="133" calcext:value-type="float">
            <text:p>133</text:p>
          </table:table-cell>
          <table:table-cell office:value-type="float" office:value="1831728" calcext:value-type="float">
            <text:p>1831728</text:p>
          </table:table-cell>
          <table:table-cell office:value-type="float" office:value="20.8047738575925" calcext:value-type="float">
            <text:p>20,8047738575925</text:p>
          </table:table-cell>
        </table:table-row>
        <table:table-row table:style-name="ro1">
          <table:table-cell office:value-type="float" office:value="20200601" calcext:value-type="float">
            <text:p>20200601</text:p>
          </table:table-cell>
          <table:table-cell office:value-type="float" office:value="132" calcext:value-type="float">
            <text:p>132</text:p>
          </table:table-cell>
          <table:table-cell office:value-type="float" office:value="1811573" calcext:value-type="float">
            <text:p>1811573</text:p>
          </table:table-cell>
          <table:table-cell office:value-type="float" office:value="20.7888115118065" calcext:value-type="float">
            <text:p>20,7888115118065</text:p>
          </table:table-cell>
        </table:table-row>
        <table:table-row table:style-name="ro1">
          <table:table-cell office:value-type="float" office:value="20200531" calcext:value-type="float">
            <text:p>20200531</text:p>
          </table:table-cell>
          <table:table-cell office:value-type="float" office:value="131" calcext:value-type="float">
            <text:p>131</text:p>
          </table:table-cell>
          <table:table-cell office:value-type="float" office:value="1791211" calcext:value-type="float">
            <text:p>1791211</text:p>
          </table:table-cell>
          <table:table-cell office:value-type="float" office:value="20.7725038623843" calcext:value-type="float">
            <text:p>20,7725038623843</text:p>
          </table:table-cell>
        </table:table-row>
        <table:table-row table:style-name="ro1">
          <table:table-cell office:value-type="float" office:value="20200530" calcext:value-type="float">
            <text:p>20200530</text:p>
          </table:table-cell>
          <table:table-cell office:value-type="float" office:value="130" calcext:value-type="float">
            <text:p>130</text:p>
          </table:table-cell>
          <table:table-cell office:value-type="float" office:value="1769819" calcext:value-type="float">
            <text:p>1769819</text:p>
          </table:table-cell>
          <table:table-cell office:value-type="float" office:value="20.7551703922569" calcext:value-type="float">
            <text:p>20,7551703922569</text:p>
          </table:table-cell>
        </table:table-row>
        <table:table-row table:style-name="ro1">
          <table:table-cell office:value-type="float" office:value="20200529" calcext:value-type="float">
            <text:p>20200529</text:p>
          </table:table-cell>
          <table:table-cell office:value-type="float" office:value="129" calcext:value-type="float">
            <text:p>129</text:p>
          </table:table-cell>
          <table:table-cell office:value-type="float" office:value="1746382" calcext:value-type="float">
            <text:p>1746382</text:p>
          </table:table-cell>
          <table:table-cell office:value-type="float" office:value="20.7359377349507" calcext:value-type="float">
            <text:p>20,7359377349507</text:p>
          </table:table-cell>
        </table:table-row>
        <table:table-row table:style-name="ro1">
          <table:table-cell office:value-type="float" office:value="20200528" calcext:value-type="float">
            <text:p>20200528</text:p>
          </table:table-cell>
          <table:table-cell office:value-type="float" office:value="128" calcext:value-type="float">
            <text:p>128</text:p>
          </table:table-cell>
          <table:table-cell office:value-type="float" office:value="1722794" calcext:value-type="float">
            <text:p>1722794</text:p>
          </table:table-cell>
          <table:table-cell office:value-type="float" office:value="20.7163187735301" calcext:value-type="float">
            <text:p>20,7163187735301</text:p>
          </table:table-cell>
        </table:table-row>
        <table:table-row table:style-name="ro1">
          <table:table-cell office:value-type="float" office:value="20200527" calcext:value-type="float">
            <text:p>20200527</text:p>
          </table:table-cell>
          <table:table-cell office:value-type="float" office:value="127" calcext:value-type="float">
            <text:p>127</text:p>
          </table:table-cell>
          <table:table-cell office:value-type="float" office:value="1700135" calcext:value-type="float">
            <text:p>1700135</text:p>
          </table:table-cell>
          <table:table-cell office:value-type="float" office:value="20.6972178780975" calcext:value-type="float">
            <text:p>20,6972178780975</text:p>
          </table:table-cell>
        </table:table-row>
        <table:table-row table:style-name="ro1">
          <table:table-cell office:value-type="float" office:value="20200526" calcext:value-type="float">
            <text:p>20200526</text:p>
          </table:table-cell>
          <table:table-cell office:value-type="float" office:value="126" calcext:value-type="float">
            <text:p>126</text:p>
          </table:table-cell>
          <table:table-cell office:value-type="float" office:value="1680724" calcext:value-type="float">
            <text:p>1680724</text:p>
          </table:table-cell>
          <table:table-cell office:value-type="float" office:value="20.6806514012609" calcext:value-type="float">
            <text:p>20,6806514012609</text:p>
          </table:table-cell>
        </table:table-row>
        <table:table-row table:style-name="ro1">
          <table:table-cell office:value-type="float" office:value="20200525" calcext:value-type="float">
            <text:p>20200525</text:p>
          </table:table-cell>
          <table:table-cell office:value-type="float" office:value="125" calcext:value-type="float">
            <text:p>125</text:p>
          </table:table-cell>
          <table:table-cell office:value-type="float" office:value="1663746" calcext:value-type="float">
            <text:p>1663746</text:p>
          </table:table-cell>
          <table:table-cell office:value-type="float" office:value="20.6660037669191" calcext:value-type="float">
            <text:p>20,6660037669191</text:p>
          </table:table-cell>
        </table:table-row>
        <table:table-row table:style-name="ro1">
          <table:table-cell office:value-type="float" office:value="20200524" calcext:value-type="float">
            <text:p>20200524</text:p>
          </table:table-cell>
          <table:table-cell office:value-type="float" office:value="124" calcext:value-type="float">
            <text:p>124</text:p>
          </table:table-cell>
          <table:table-cell office:value-type="float" office:value="1645215" calcext:value-type="float">
            <text:p>1645215</text:p>
          </table:table-cell>
          <table:table-cell office:value-type="float" office:value="20.6498446998898" calcext:value-type="float">
            <text:p>20,6498446998898</text:p>
          </table:table-cell>
        </table:table-row>
        <table:table-row table:style-name="ro1">
          <table:table-cell office:value-type="float" office:value="20200523" calcext:value-type="float">
            <text:p>20200523</text:p>
          </table:table-cell>
          <table:table-cell office:value-type="float" office:value="123" calcext:value-type="float">
            <text:p>123</text:p>
          </table:table-cell>
          <table:table-cell office:value-type="float" office:value="1626355" calcext:value-type="float">
            <text:p>1626355</text:p>
          </table:table-cell>
          <table:table-cell office:value-type="float" office:value="20.6332107719024" calcext:value-type="float">
            <text:p>20,6332107719024</text:p>
          </table:table-cell>
        </table:table-row>
        <table:table-row table:style-name="ro1">
          <table:table-cell office:value-type="float" office:value="20200522" calcext:value-type="float">
            <text:p>20200522</text:p>
          </table:table-cell>
          <table:table-cell office:value-type="float" office:value="122" calcext:value-type="float">
            <text:p>122</text:p>
          </table:table-cell>
          <table:table-cell office:value-type="float" office:value="1603990" calcext:value-type="float">
            <text:p>1603990</text:p>
          </table:table-cell>
          <table:table-cell office:value-type="float" office:value="20.6132337167309" calcext:value-type="float">
            <text:p>20,6132337167309</text:p>
          </table:table-cell>
        </table:table-row>
        <table:table-row table:style-name="ro1">
          <table:table-cell office:value-type="float" office:value="20200521" calcext:value-type="float">
            <text:p>20200521</text:p>
          </table:table-cell>
          <table:table-cell office:value-type="float" office:value="121" calcext:value-type="float">
            <text:p>121</text:p>
          </table:table-cell>
          <table:table-cell office:value-type="float" office:value="1579817" calcext:value-type="float">
            <text:p>1579817</text:p>
          </table:table-cell>
          <table:table-cell office:value-type="float" office:value="20.5913260210917" calcext:value-type="float">
            <text:p>20,5913260210917</text:p>
          </table:table-cell>
        </table:table-row>
        <table:table-row table:style-name="ro1">
          <table:table-cell office:value-type="float" office:value="20200520" calcext:value-type="float">
            <text:p>20200520</text:p>
          </table:table-cell>
          <table:table-cell office:value-type="float" office:value="120" calcext:value-type="float">
            <text:p>120</text:p>
          </table:table-cell>
          <table:table-cell office:value-type="float" office:value="1553075" calcext:value-type="float">
            <text:p>1553075</text:p>
          </table:table-cell>
          <table:table-cell office:value-type="float" office:value="20.5666960703407" calcext:value-type="float">
            <text:p>20,5666960703407</text:p>
          </table:table-cell>
        </table:table-row>
        <table:table-row table:style-name="ro1">
          <table:table-cell office:value-type="float" office:value="20200519" calcext:value-type="float">
            <text:p>20200519</text:p>
          </table:table-cell>
          <table:table-cell office:value-type="float" office:value="119" calcext:value-type="float">
            <text:p>119</text:p>
          </table:table-cell>
          <table:table-cell office:value-type="float" office:value="1531816" calcext:value-type="float">
            <text:p>1531816</text:p>
          </table:table-cell>
          <table:table-cell office:value-type="float" office:value="20.5468115821027" calcext:value-type="float">
            <text:p>20,5468115821027</text:p>
          </table:table-cell>
        </table:table-row>
        <table:table-row table:style-name="ro1">
          <table:table-cell office:value-type="float" office:value="20200518" calcext:value-type="float">
            <text:p>20200518</text:p>
          </table:table-cell>
          <table:table-cell office:value-type="float" office:value="118" calcext:value-type="float">
            <text:p>118</text:p>
          </table:table-cell>
          <table:table-cell office:value-type="float" office:value="1510934" calcext:value-type="float">
            <text:p>1510934</text:p>
          </table:table-cell>
          <table:table-cell office:value-type="float" office:value="20.5270092119895" calcext:value-type="float">
            <text:p>20,5270092119895</text:p>
          </table:table-cell>
        </table:table-row>
        <table:table-row table:style-name="ro1">
          <table:table-cell office:value-type="float" office:value="20200517" calcext:value-type="float">
            <text:p>20200517</text:p>
          </table:table-cell>
          <table:table-cell office:value-type="float" office:value="117" calcext:value-type="float">
            <text:p>117</text:p>
          </table:table-cell>
          <table:table-cell office:value-type="float" office:value="1490090" calcext:value-type="float">
            <text:p>1490090</text:p>
          </table:table-cell>
          <table:table-cell office:value-type="float" office:value="20.5069680400334" calcext:value-type="float">
            <text:p>20,5069680400334</text:p>
          </table:table-cell>
        </table:table-row>
        <table:table-row table:style-name="ro1">
          <table:table-cell office:value-type="float" office:value="20200516" calcext:value-type="float">
            <text:p>20200516</text:p>
          </table:table-cell>
          <table:table-cell office:value-type="float" office:value="116" calcext:value-type="float">
            <text:p>116</text:p>
          </table:table-cell>
          <table:table-cell office:value-type="float" office:value="1469938" calcext:value-type="float">
            <text:p>1469938</text:p>
          </table:table-cell>
          <table:table-cell office:value-type="float" office:value="20.4873238747403" calcext:value-type="float">
            <text:p>20,4873238747403</text:p>
          </table:table-cell>
        </table:table-row>
        <table:table-row table:style-name="ro1">
          <table:table-cell office:value-type="float" office:value="20200515" calcext:value-type="float">
            <text:p>20200515</text:p>
          </table:table-cell>
          <table:table-cell office:value-type="float" office:value="115" calcext:value-type="float">
            <text:p>115</text:p>
          </table:table-cell>
          <table:table-cell office:value-type="float" office:value="1446352" calcext:value-type="float">
            <text:p>1446352</text:p>
          </table:table-cell>
          <table:table-cell office:value-type="float" office:value="20.4639872743477" calcext:value-type="float">
            <text:p>20,4639872743477</text:p>
          </table:table-cell>
        </table:table-row>
        <table:table-row table:style-name="ro1">
          <table:table-cell office:value-type="float" office:value="20200514" calcext:value-type="float">
            <text:p>20200514</text:p>
          </table:table-cell>
          <table:table-cell office:value-type="float" office:value="114" calcext:value-type="float">
            <text:p>114</text:p>
          </table:table-cell>
          <table:table-cell office:value-type="float" office:value="1420930" calcext:value-type="float">
            <text:p>1420930</text:p>
          </table:table-cell>
          <table:table-cell office:value-type="float" office:value="20.4384040534331" calcext:value-type="float">
            <text:p>20,4384040534331</text:p>
          </table:table-cell>
        </table:table-row>
        <table:table-row table:style-name="ro1">
          <table:table-cell office:value-type="float" office:value="20200513" calcext:value-type="float">
            <text:p>20200513</text:p>
          </table:table-cell>
          <table:table-cell office:value-type="float" office:value="113" calcext:value-type="float">
            <text:p>113</text:p>
          </table:table-cell>
          <table:table-cell office:value-type="float" office:value="1394217" calcext:value-type="float">
            <text:p>1394217</text:p>
          </table:table-cell>
          <table:table-cell office:value-type="float" office:value="20.4110236932704" calcext:value-type="float">
            <text:p>20,4110236932704</text:p>
          </table:table-cell>
        </table:table-row>
        <table:table-row table:style-name="ro1">
          <table:table-cell office:value-type="float" office:value="20200512" calcext:value-type="float">
            <text:p>20200512</text:p>
          </table:table-cell>
          <table:table-cell office:value-type="float" office:value="112" calcext:value-type="float">
            <text:p>112</text:p>
          </table:table-cell>
          <table:table-cell office:value-type="float" office:value="1372589" calcext:value-type="float">
            <text:p>1372589</text:p>
          </table:table-cell>
          <table:table-cell office:value-type="float" office:value="20.3884682673312" calcext:value-type="float">
            <text:p>20,3884682673312</text:p>
          </table:table-cell>
        </table:table-row>
        <table:table-row table:style-name="ro1">
          <table:table-cell office:value-type="float" office:value="20200511" calcext:value-type="float">
            <text:p>20200511</text:p>
          </table:table-cell>
          <table:table-cell office:value-type="float" office:value="111" calcext:value-type="float">
            <text:p>111</text:p>
          </table:table-cell>
          <table:table-cell office:value-type="float" office:value="1350031" calcext:value-type="float">
            <text:p>1350031</text:p>
          </table:table-cell>
          <table:table-cell office:value-type="float" office:value="20.3645611047727" calcext:value-type="float">
            <text:p>20,3645611047727</text:p>
          </table:table-cell>
        </table:table-row>
        <table:table-row table:style-name="ro1">
          <table:table-cell office:value-type="float" office:value="20200510" calcext:value-type="float">
            <text:p>20200510</text:p>
          </table:table-cell>
          <table:table-cell office:value-type="float" office:value="110" calcext:value-type="float">
            <text:p>110</text:p>
          </table:table-cell>
          <table:table-cell office:value-type="float" office:value="1331733" calcext:value-type="float">
            <text:p>1331733</text:p>
          </table:table-cell>
          <table:table-cell office:value-type="float" office:value="20.3448734338746" calcext:value-type="float">
            <text:p>20,3448734338746</text:p>
          </table:table-cell>
        </table:table-row>
        <table:table-row table:style-name="ro1">
          <table:table-cell office:value-type="float" office:value="20200509" calcext:value-type="float">
            <text:p>20200509</text:p>
          </table:table-cell>
          <table:table-cell office:value-type="float" office:value="109" calcext:value-type="float">
            <text:p>109</text:p>
          </table:table-cell>
          <table:table-cell office:value-type="float" office:value="1310843" calcext:value-type="float">
            <text:p>1310843</text:p>
          </table:table-cell>
          <table:table-cell office:value-type="float" office:value="20.3220634732782" calcext:value-type="float">
            <text:p>20,3220634732782</text:p>
          </table:table-cell>
        </table:table-row>
        <table:table-row table:style-name="ro1">
          <table:table-cell office:value-type="float" office:value="20200508" calcext:value-type="float">
            <text:p>20200508</text:p>
          </table:table-cell>
          <table:table-cell office:value-type="float" office:value="108" calcext:value-type="float">
            <text:p>108</text:p>
          </table:table-cell>
          <table:table-cell office:value-type="float" office:value="1285663" calcext:value-type="float">
            <text:p>1285663</text:p>
          </table:table-cell>
          <table:table-cell office:value-type="float" office:value="20.2940811000589" calcext:value-type="float">
            <text:p>20,2940811000589</text:p>
          </table:table-cell>
        </table:table-row>
        <table:table-row table:style-name="ro1">
          <table:table-cell office:value-type="float" office:value="20200507" calcext:value-type="float">
            <text:p>20200507</text:p>
          </table:table-cell>
          <table:table-cell office:value-type="float" office:value="107" calcext:value-type="float">
            <text:p>107</text:p>
          </table:table-cell>
          <table:table-cell office:value-type="float" office:value="1258504" calcext:value-type="float">
            <text:p>1258504</text:p>
          </table:table-cell>
          <table:table-cell office:value-type="float" office:value="20.2632783712589" calcext:value-type="float">
            <text:p>20,2632783712589</text:p>
          </table:table-cell>
        </table:table-row>
        <table:table-row table:style-name="ro1">
          <table:table-cell office:value-type="float" office:value="20200506" calcext:value-type="float">
            <text:p>20200506</text:p>
          </table:table-cell>
          <table:table-cell office:value-type="float" office:value="106" calcext:value-type="float">
            <text:p>106</text:p>
          </table:table-cell>
          <table:table-cell office:value-type="float" office:value="1231277" calcext:value-type="float">
            <text:p>1231277</text:p>
          </table:table-cell>
          <table:table-cell office:value-type="float" office:value="20.2317239303107" calcext:value-type="float">
            <text:p>20,2317239303107</text:p>
          </table:table-cell>
        </table:table-row>
        <table:table-row table:style-name="ro1">
          <table:table-cell office:value-type="float" office:value="20200505" calcext:value-type="float">
            <text:p>20200505</text:p>
          </table:table-cell>
          <table:table-cell office:value-type="float" office:value="105" calcext:value-type="float">
            <text:p>105</text:p>
          </table:table-cell>
          <table:table-cell office:value-type="float" office:value="1206134" calcext:value-type="float">
            <text:p>1206134</text:p>
          </table:table-cell>
          <table:table-cell office:value-type="float" office:value="20.2019587671063" calcext:value-type="float">
            <text:p>20,2019587671063</text:p>
          </table:table-cell>
        </table:table-row>
        <table:table-row table:style-name="ro1">
          <table:table-cell office:value-type="float" office:value="20200504" calcext:value-type="float">
            <text:p>20200504</text:p>
          </table:table-cell>
          <table:table-cell office:value-type="float" office:value="104" calcext:value-type="float">
            <text:p>104</text:p>
          </table:table-cell>
          <table:table-cell office:value-type="float" office:value="1183622" calcext:value-type="float">
            <text:p>1183622</text:p>
          </table:table-cell>
          <table:table-cell office:value-type="float" office:value="20.1747769866124" calcext:value-type="float">
            <text:p>20,1747769866124</text:p>
          </table:table-cell>
        </table:table-row>
        <table:table-row table:style-name="ro1">
          <table:table-cell office:value-type="float" office:value="20200503" calcext:value-type="float">
            <text:p>20200503</text:p>
          </table:table-cell>
          <table:table-cell office:value-type="float" office:value="103" calcext:value-type="float">
            <text:p>103</text:p>
          </table:table-cell>
          <table:table-cell office:value-type="float" office:value="1161121" calcext:value-type="float">
            <text:p>1161121</text:p>
          </table:table-cell>
          <table:table-cell office:value-type="float" office:value="20.1470868920909" calcext:value-type="float">
            <text:p>20,1470868920909</text:p>
          </table:table-cell>
        </table:table-row>
        <table:table-row table:style-name="ro1">
          <table:table-cell office:value-type="float" office:value="20200502" calcext:value-type="float">
            <text:p>20200502</text:p>
          </table:table-cell>
          <table:table-cell office:value-type="float" office:value="102" calcext:value-type="float">
            <text:p>102</text:p>
          </table:table-cell>
          <table:table-cell office:value-type="float" office:value="1135581" calcext:value-type="float">
            <text:p>1135581</text:p>
          </table:table-cell>
          <table:table-cell office:value-type="float" office:value="20.1149991852153" calcext:value-type="float">
            <text:p>20,1149991852153</text:p>
          </table:table-cell>
        </table:table-row>
        <table:table-row table:style-name="ro1">
          <table:table-cell office:value-type="float" office:value="20200501" calcext:value-type="float">
            <text:p>20200501</text:p>
          </table:table-cell>
          <table:table-cell office:value-type="float" office:value="101" calcext:value-type="float">
            <text:p>101</text:p>
          </table:table-cell>
          <table:table-cell office:value-type="float" office:value="1106547" calcext:value-type="float">
            <text:p>1106547</text:p>
          </table:table-cell>
          <table:table-cell office:value-type="float" office:value="20.0776332994752" calcext:value-type="float">
            <text:p>20,0776332994752</text:p>
          </table:table-cell>
        </table:table-row>
        <table:table-row table:style-name="ro1">
          <table:table-cell office:value-type="float" office:value="20200430" calcext:value-type="float">
            <text:p>20200430</text:p>
          </table:table-cell>
          <table:table-cell office:value-type="float" office:value="100" calcext:value-type="float">
            <text:p>100</text:p>
          </table:table-cell>
          <table:table-cell office:value-type="float" office:value="1073745" calcext:value-type="float">
            <text:p>1073745</text:p>
          </table:table-cell>
          <table:table-cell office:value-type="float" office:value="20.0342199826511" calcext:value-type="float">
            <text:p>20,0342199826511</text:p>
          </table:table-cell>
        </table:table-row>
        <table:table-row table:style-name="ro1">
          <table:table-cell office:value-type="float" office:value="20200429" calcext:value-type="float">
            <text:p>20200429</text:p>
          </table:table-cell>
          <table:table-cell office:value-type="float" office:value="99" calcext:value-type="float">
            <text:p>99</text:p>
          </table:table-cell>
          <table:table-cell office:value-type="float" office:value="1043774" calcext:value-type="float">
            <text:p>1043774</text:p>
          </table:table-cell>
          <table:table-cell office:value-type="float" office:value="19.9933779398765" calcext:value-type="float">
            <text:p>19,9933779398765</text:p>
          </table:table-cell>
        </table:table-row>
        <table:table-row table:style-name="ro1">
          <table:table-cell office:value-type="float" office:value="20200428" calcext:value-type="float">
            <text:p>20200428</text:p>
          </table:table-cell>
          <table:table-cell office:value-type="float" office:value="98" calcext:value-type="float">
            <text:p>98</text:p>
          </table:table-cell>
          <table:table-cell office:value-type="float" office:value="1017548" calcext:value-type="float">
            <text:p>1017548</text:p>
          </table:table-cell>
          <table:table-cell office:value-type="float" office:value="19.9566654205514" calcext:value-type="float">
            <text:p>19,9566654205514</text:p>
          </table:table-cell>
        </table:table-row>
        <table:table-row table:style-name="ro1">
          <table:table-cell office:value-type="float" office:value="20200427" calcext:value-type="float">
            <text:p>20200427</text:p>
          </table:table-cell>
          <table:table-cell office:value-type="float" office:value="97" calcext:value-type="float">
            <text:p>97</text:p>
          </table:table-cell>
          <table:table-cell office:value-type="float" office:value="992176" calcext:value-type="float">
            <text:p>992176</text:p>
          </table:table-cell>
          <table:table-cell office:value-type="float" office:value="19.9202365343687" calcext:value-type="float">
            <text:p>19,9202365343687</text:p>
          </table:table-cell>
        </table:table-row>
        <table:table-row table:style-name="ro1">
          <table:table-cell office:value-type="float" office:value="20200426" calcext:value-type="float">
            <text:p>20200426</text:p>
          </table:table-cell>
          <table:table-cell office:value-type="float" office:value="96" calcext:value-type="float">
            <text:p>96</text:p>
          </table:table-cell>
          <table:table-cell office:value-type="float" office:value="969581" calcext:value-type="float">
            <text:p>969581</text:p>
          </table:table-cell>
          <table:table-cell office:value-type="float" office:value="19.8870019023377" calcext:value-type="float">
            <text:p>19,8870019023377</text:p>
          </table:table-cell>
        </table:table-row>
        <table:table-row table:style-name="ro1">
          <table:table-cell office:value-type="float" office:value="20200425" calcext:value-type="float">
            <text:p>20200425</text:p>
          </table:table-cell>
          <table:table-cell office:value-type="float" office:value="95" calcext:value-type="float">
            <text:p>95</text:p>
          </table:table-cell>
          <table:table-cell office:value-type="float" office:value="942523" calcext:value-type="float">
            <text:p>942523</text:p>
          </table:table-cell>
          <table:table-cell office:value-type="float" office:value="19.8461682987397" calcext:value-type="float">
            <text:p>19,8461682987397</text:p>
          </table:table-cell>
        </table:table-row>
        <table:table-row table:style-name="ro1">
          <table:table-cell office:value-type="float" office:value="20200424" calcext:value-type="float">
            <text:p>20200424</text:p>
          </table:table-cell>
          <table:table-cell office:value-type="float" office:value="94" calcext:value-type="float">
            <text:p>94</text:p>
          </table:table-cell>
          <table:table-cell office:value-type="float" office:value="906872" calcext:value-type="float">
            <text:p>906872</text:p>
          </table:table-cell>
          <table:table-cell office:value-type="float" office:value="19.7905394110816" calcext:value-type="float">
            <text:p>19,7905394110816</text:p>
          </table:table-cell>
        </table:table-row>
        <table:table-row table:style-name="ro1">
          <table:table-cell office:value-type="float" office:value="20200423" calcext:value-type="float">
            <text:p>20200423</text:p>
          </table:table-cell>
          <table:table-cell office:value-type="float" office:value="93" calcext:value-type="float">
            <text:p>93</text:p>
          </table:table-cell>
          <table:table-cell office:value-type="float" office:value="872598" calcext:value-type="float">
            <text:p>872598</text:p>
          </table:table-cell>
          <table:table-cell office:value-type="float" office:value="19.7349576414891" calcext:value-type="float">
            <text:p>19,7349576414891</text:p>
          </table:table-cell>
        </table:table-row>
        <table:table-row table:style-name="ro1">
          <table:table-cell office:value-type="float" office:value="20200422" calcext:value-type="float">
            <text:p>20200422</text:p>
          </table:table-cell>
          <table:table-cell office:value-type="float" office:value="92" calcext:value-type="float">
            <text:p>92</text:p>
          </table:table-cell>
          <table:table-cell office:value-type="float" office:value="840628" calcext:value-type="float">
            <text:p>840628</text:p>
          </table:table-cell>
          <table:table-cell office:value-type="float" office:value="19.6811079856357" calcext:value-type="float">
            <text:p>19,6811079856357</text:p>
          </table:table-cell>
        </table:table-row>
        <table:table-row table:style-name="ro1">
          <table:table-cell office:value-type="float" office:value="20200421" calcext:value-type="float">
            <text:p>20200421</text:p>
          </table:table-cell>
          <table:table-cell office:value-type="float" office:value="91" calcext:value-type="float">
            <text:p>91</text:p>
          </table:table-cell>
          <table:table-cell office:value-type="float" office:value="811492" calcext:value-type="float">
            <text:p>811492</text:p>
          </table:table-cell>
          <table:table-cell office:value-type="float" office:value="19.630217346638" calcext:value-type="float">
            <text:p>19,630217346638</text:p>
          </table:table-cell>
        </table:table-row>
        <table:table-row table:style-name="ro1">
          <table:table-cell office:value-type="float" office:value="20200420" calcext:value-type="float">
            <text:p>20200420</text:p>
          </table:table-cell>
          <table:table-cell office:value-type="float" office:value="90" calcext:value-type="float">
            <text:p>90</text:p>
          </table:table-cell>
          <table:table-cell office:value-type="float" office:value="785279" calcext:value-type="float">
            <text:p>785279</text:p>
          </table:table-cell>
          <table:table-cell office:value-type="float" office:value="19.5828457913763" calcext:value-type="float">
            <text:p>19,5828457913763</text:p>
          </table:table-cell>
        </table:table-row>
        <table:table-row table:style-name="ro1">
          <table:table-cell office:value-type="float" office:value="20200419" calcext:value-type="float">
            <text:p>20200419</text:p>
          </table:table-cell>
          <table:table-cell office:value-type="float" office:value="89" calcext:value-type="float">
            <text:p>89</text:p>
          </table:table-cell>
          <table:table-cell office:value-type="float" office:value="759174" calcext:value-type="float">
            <text:p>759174</text:p>
          </table:table-cell>
          <table:table-cell office:value-type="float" office:value="19.5340710585854" calcext:value-type="float">
            <text:p>19,5340710585854</text:p>
          </table:table-cell>
        </table:table-row>
        <table:table-row table:style-name="ro1">
          <table:table-cell office:value-type="float" office:value="20200418" calcext:value-type="float">
            <text:p>20200418</text:p>
          </table:table-cell>
          <table:table-cell office:value-type="float" office:value="88" calcext:value-type="float">
            <text:p>88</text:p>
          </table:table-cell>
          <table:table-cell office:value-type="float" office:value="731895" calcext:value-type="float">
            <text:p>731895</text:p>
          </table:table-cell>
          <table:table-cell office:value-type="float" office:value="19.4812771641416" calcext:value-type="float">
            <text:p>19,4812771641416</text:p>
          </table:table-cell>
        </table:table-row>
        <table:table-row table:style-name="ro1">
          <table:table-cell office:value-type="float" office:value="20200417" calcext:value-type="float">
            <text:p>20200417</text:p>
          </table:table-cell>
          <table:table-cell office:value-type="float" office:value="87" calcext:value-type="float">
            <text:p>87</text:p>
          </table:table-cell>
          <table:table-cell office:value-type="float" office:value="704069" calcext:value-type="float">
            <text:p>704069</text:p>
          </table:table-cell>
          <table:table-cell office:value-type="float" office:value="19.4253572968787" calcext:value-type="float">
            <text:p>19,4253572968787</text:p>
          </table:table-cell>
        </table:table-row>
        <table:table-row table:style-name="ro1">
          <table:table-cell office:value-type="float" office:value="20200416" calcext:value-type="float">
            <text:p>20200416</text:p>
          </table:table-cell>
          <table:table-cell office:value-type="float" office:value="86" calcext:value-type="float">
            <text:p>86</text:p>
          </table:table-cell>
          <table:table-cell office:value-type="float" office:value="672087" calcext:value-type="float">
            <text:p>672087</text:p>
          </table:table-cell>
          <table:table-cell office:value-type="float" office:value="19.3582884728344" calcext:value-type="float">
            <text:p>19,3582884728344</text:p>
          </table:table-cell>
        </table:table-row>
        <table:table-row table:style-name="ro1">
          <table:table-cell office:value-type="float" office:value="20200415" calcext:value-type="float">
            <text:p>20200415</text:p>
          </table:table-cell>
          <table:table-cell office:value-type="float" office:value="85" calcext:value-type="float">
            <text:p>85</text:p>
          </table:table-cell>
          <table:table-cell office:value-type="float" office:value="640510" calcext:value-type="float">
            <text:p>640510</text:p>
          </table:table-cell>
          <table:table-cell office:value-type="float" office:value="19.2888615693406" calcext:value-type="float">
            <text:p>19,2888615693406</text:p>
          </table:table-cell>
        </table:table-row>
        <table:table-row table:style-name="ro1">
          <table:table-cell office:value-type="float" office:value="20200414" calcext:value-type="float">
            <text:p>20200414</text:p>
          </table:table-cell>
          <table:table-cell office:value-type="float" office:value="84" calcext:value-type="float">
            <text:p>84</text:p>
          </table:table-cell>
          <table:table-cell office:value-type="float" office:value="610651" calcext:value-type="float">
            <text:p>610651</text:p>
          </table:table-cell>
          <table:table-cell office:value-type="float" office:value="19.2199885591903" calcext:value-type="float">
            <text:p>19,2199885591903</text:p>
          </table:table-cell>
        </table:table-row>
        <table:table-row table:style-name="ro1">
          <table:table-cell office:value-type="float" office:value="20200413" calcext:value-type="float">
            <text:p>20200413</text:p>
          </table:table-cell>
          <table:table-cell office:value-type="float" office:value="83" calcext:value-type="float">
            <text:p>83</text:p>
          </table:table-cell>
          <table:table-cell office:value-type="float" office:value="584573" calcext:value-type="float">
            <text:p>584573</text:p>
          </table:table-cell>
          <table:table-cell office:value-type="float" office:value="19.1570236705571" calcext:value-type="float">
            <text:p>19,1570236705571</text:p>
          </table:table-cell>
        </table:table-row>
        <table:table-row table:style-name="ro1">
          <table:table-cell office:value-type="float" office:value="20200412" calcext:value-type="float">
            <text:p>20200412</text:p>
          </table:table-cell>
          <table:table-cell office:value-type="float" office:value="82" calcext:value-type="float">
            <text:p>82</text:p>
          </table:table-cell>
          <table:table-cell office:value-type="float" office:value="560175" calcext:value-type="float">
            <text:p>560175</text:p>
          </table:table-cell>
          <table:table-cell office:value-type="float" office:value="19.0955180733779" calcext:value-type="float">
            <text:p>19,0955180733779</text:p>
          </table:table-cell>
        </table:table-row>
        <table:table-row table:style-name="ro1">
          <table:table-cell office:value-type="float" office:value="20200411" calcext:value-type="float">
            <text:p>20200411</text:p>
          </table:table-cell>
          <table:table-cell office:value-type="float" office:value="81" calcext:value-type="float">
            <text:p>81</text:p>
          </table:table-cell>
          <table:table-cell office:value-type="float" office:value="532174" calcext:value-type="float">
            <text:p>532174</text:p>
          </table:table-cell>
          <table:table-cell office:value-type="float" office:value="19.0215385019196" calcext:value-type="float">
            <text:p>19,0215385019196</text:p>
          </table:table-cell>
        </table:table-row>
        <table:table-row table:style-name="ro1">
          <table:table-cell office:value-type="float" office:value="20200410" calcext:value-type="float">
            <text:p>20200410</text:p>
          </table:table-cell>
          <table:table-cell office:value-type="float" office:value="80" calcext:value-type="float">
            <text:p>80</text:p>
          </table:table-cell>
          <table:table-cell office:value-type="float" office:value="501069" calcext:value-type="float">
            <text:p>501069</text:p>
          </table:table-cell>
          <table:table-cell office:value-type="float" office:value="18.9346497587026" calcext:value-type="float">
            <text:p>18,9346497587026</text:p>
          </table:table-cell>
        </table:table-row>
        <table:table-row table:style-name="ro1">
          <table:table-cell office:value-type="float" office:value="20200409" calcext:value-type="float">
            <text:p>20200409</text:p>
          </table:table-cell>
          <table:table-cell office:value-type="float" office:value="79" calcext:value-type="float">
            <text:p>79</text:p>
          </table:table-cell>
          <table:table-cell office:value-type="float" office:value="467580" calcext:value-type="float">
            <text:p>467580</text:p>
          </table:table-cell>
          <table:table-cell office:value-type="float" office:value="18.834853696612" calcext:value-type="float">
            <text:p>18,834853696612</text:p>
          </table:table-cell>
        </table:table-row>
        <table:table-row table:style-name="ro1">
          <table:table-cell office:value-type="float" office:value="20200408" calcext:value-type="float">
            <text:p>20200408</text:p>
          </table:table-cell>
          <table:table-cell office:value-type="float" office:value="78" calcext:value-type="float">
            <text:p>78</text:p>
          </table:table-cell>
          <table:table-cell office:value-type="float" office:value="432490" calcext:value-type="float">
            <text:p>432490</text:p>
          </table:table-cell>
          <table:table-cell office:value-type="float" office:value="18.7223072496898" calcext:value-type="float">
            <text:p>18,7223072496898</text:p>
          </table:table-cell>
        </table:table-row>
        <table:table-row table:style-name="ro1">
          <table:table-cell office:value-type="float" office:value="20200407" calcext:value-type="float">
            <text:p>20200407</text:p>
          </table:table-cell>
          <table:table-cell office:value-type="float" office:value="77" calcext:value-type="float">
            <text:p>77</text:p>
          </table:table-cell>
          <table:table-cell office:value-type="float" office:value="401573" calcext:value-type="float">
            <text:p>401573</text:p>
          </table:table-cell>
          <table:table-cell office:value-type="float" office:value="18.6153027465253" calcext:value-type="float">
            <text:p>18,6153027465253</text:p>
          </table:table-cell>
        </table:table-row>
        <table:table-row table:style-name="ro1">
          <table:table-cell office:value-type="float" office:value="20200406" calcext:value-type="float">
            <text:p>20200406</text:p>
          </table:table-cell>
          <table:table-cell office:value-type="float" office:value="76" calcext:value-type="float">
            <text:p>76</text:p>
          </table:table-cell>
          <table:table-cell office:value-type="float" office:value="370872" calcext:value-type="float">
            <text:p>370872</text:p>
          </table:table-cell>
          <table:table-cell office:value-type="float" office:value="18.5005618261656" calcext:value-type="float">
            <text:p>18,5005618261656</text:p>
          </table:table-cell>
        </table:table-row>
        <table:table-row table:style-name="ro1">
          <table:table-cell office:value-type="float" office:value="20200405" calcext:value-type="float">
            <text:p>20200405</text:p>
          </table:table-cell>
          <table:table-cell office:value-type="float" office:value="75" calcext:value-type="float">
            <text:p>75</text:p>
          </table:table-cell>
          <table:table-cell office:value-type="float" office:value="342463" calcext:value-type="float">
            <text:p>342463</text:p>
          </table:table-cell>
          <table:table-cell office:value-type="float" office:value="18.3855886009041" calcext:value-type="float">
            <text:p>18,3855886009041</text:p>
          </table:table-cell>
        </table:table-row>
        <table:table-row table:style-name="ro1">
          <table:table-cell office:value-type="float" office:value="20200404" calcext:value-type="float">
            <text:p>20200404</text:p>
          </table:table-cell>
          <table:table-cell office:value-type="float" office:value="74" calcext:value-type="float">
            <text:p>74</text:p>
          </table:table-cell>
          <table:table-cell office:value-type="float" office:value="316808" calcext:value-type="float">
            <text:p>316808</text:p>
          </table:table-cell>
          <table:table-cell office:value-type="float" office:value="18.2732492410873" calcext:value-type="float">
            <text:p>18,2732492410873</text:p>
          </table:table-cell>
        </table:table-row>
        <table:table-row table:style-name="ro1">
          <table:table-cell office:value-type="float" office:value="20200403" calcext:value-type="float">
            <text:p>20200403</text:p>
          </table:table-cell>
          <table:table-cell office:value-type="float" office:value="73" calcext:value-type="float">
            <text:p>73</text:p>
          </table:table-cell>
          <table:table-cell office:value-type="float" office:value="283923" calcext:value-type="float">
            <text:p>283923</text:p>
          </table:table-cell>
          <table:table-cell office:value-type="float" office:value="18.1151401978982" calcext:value-type="float">
            <text:p>18,1151401978982</text:p>
          </table:table-cell>
        </table:table-row>
        <table:table-row table:style-name="ro1">
          <table:table-cell office:value-type="float" office:value="20200402" calcext:value-type="float">
            <text:p>20200402</text:p>
          </table:table-cell>
          <table:table-cell office:value-type="float" office:value="72" calcext:value-type="float">
            <text:p>72</text:p>
          </table:table-cell>
          <table:table-cell office:value-type="float" office:value="252085" calcext:value-type="float">
            <text:p>252085</text:p>
          </table:table-cell>
          <table:table-cell office:value-type="float" office:value="17.9435507494383" calcext:value-type="float">
            <text:p>17,9435507494383</text:p>
          </table:table-cell>
        </table:table-row>
        <table:table-row table:style-name="ro1">
          <table:table-cell office:value-type="float" office:value="20200401" calcext:value-type="float">
            <text:p>20200401</text:p>
          </table:table-cell>
          <table:table-cell office:value-type="float" office:value="71" calcext:value-type="float">
            <text:p>71</text:p>
          </table:table-cell>
          <table:table-cell office:value-type="float" office:value="224040" calcext:value-type="float">
            <text:p>224040</text:p>
          </table:table-cell>
          <table:table-cell office:value-type="float" office:value="17.7733968078347" calcext:value-type="float">
            <text:p>17,7733968078347</text:p>
          </table:table-cell>
        </table:table-row>
        <table:table-row table:style-name="ro1">
          <table:table-cell office:value-type="float" office:value="20200331" calcext:value-type="float">
            <text:p>20200331</text:p>
          </table:table-cell>
          <table:table-cell office:value-type="float" office:value="70" calcext:value-type="float">
            <text:p>70</text:p>
          </table:table-cell>
          <table:table-cell office:value-type="float" office:value="197924" calcext:value-type="float">
            <text:p>197924</text:p>
          </table:table-cell>
          <table:table-cell office:value-type="float" office:value="17.5945870367041" calcext:value-type="float">
            <text:p>17,5945870367041</text:p>
          </table:table-cell>
        </table:table-row>
        <table:table-row table:style-name="ro1">
          <table:table-cell office:value-type="float" office:value="20200330" calcext:value-type="float">
            <text:p>20200330</text:p>
          </table:table-cell>
          <table:table-cell office:value-type="float" office:value="69" calcext:value-type="float">
            <text:p>69</text:p>
          </table:table-cell>
          <table:table-cell office:value-type="float" office:value="172740" calcext:value-type="float">
            <text:p>172740</text:p>
          </table:table-cell>
          <table:table-cell office:value-type="float" office:value="17.398242669172" calcext:value-type="float">
            <text:p>17,398242669172</text:p>
          </table:table-cell>
        </table:table-row>
        <table:table-row table:style-name="ro1">
          <table:table-cell office:value-type="float" office:value="20200329" calcext:value-type="float">
            <text:p>20200329</text:p>
          </table:table-cell>
          <table:table-cell office:value-type="float" office:value="68" calcext:value-type="float">
            <text:p>68</text:p>
          </table:table-cell>
          <table:table-cell office:value-type="float" office:value="151270" calcext:value-type="float">
            <text:p>151270</text:p>
          </table:table-cell>
          <table:table-cell office:value-type="float" office:value="17.2067663738045" calcext:value-type="float">
            <text:p>17,2067663738045</text:p>
          </table:table-cell>
        </table:table-row>
        <table:table-row table:style-name="ro1">
          <table:table-cell office:value-type="float" office:value="20200328" calcext:value-type="float">
            <text:p>20200328</text:p>
          </table:table-cell>
          <table:table-cell office:value-type="float" office:value="67" calcext:value-type="float">
            <text:p>67</text:p>
          </table:table-cell>
          <table:table-cell office:value-type="float" office:value="131826" calcext:value-type="float">
            <text:p>131826</text:p>
          </table:table-cell>
          <table:table-cell office:value-type="float" office:value="17.00827541513" calcext:value-type="float">
            <text:p>17,00827541513</text:p>
          </table:table-cell>
        </table:table-row>
        <table:table-row table:style-name="ro1">
          <table:table-cell office:value-type="float" office:value="20200327" calcext:value-type="float">
            <text:p>20200327</text:p>
          </table:table-cell>
          <table:table-cell office:value-type="float" office:value="66" calcext:value-type="float">
            <text:p>66</text:p>
          </table:table-cell>
          <table:table-cell office:value-type="float" office:value="112220" calcext:value-type="float">
            <text:p>112220</text:p>
          </table:table-cell>
          <table:table-cell office:value-type="float" office:value="16.7759702923574" calcext:value-type="float">
            <text:p>16,7759702923574</text:p>
          </table:table-cell>
        </table:table-row>
        <table:table-row table:style-name="ro1">
          <table:table-cell office:value-type="float" office:value="20200326" calcext:value-type="float">
            <text:p>20200326</text:p>
          </table:table-cell>
          <table:table-cell office:value-type="float" office:value="65" calcext:value-type="float">
            <text:p>65</text:p>
          </table:table-cell>
          <table:table-cell office:value-type="float" office:value="92976" calcext:value-type="float">
            <text:p>92976</text:p>
          </table:table-cell>
          <table:table-cell office:value-type="float" office:value="16.5045707393244" calcext:value-type="float">
            <text:p>16,5045707393244</text:p>
          </table:table-cell>
        </table:table-row>
        <table:table-row table:style-name="ro1">
          <table:table-cell office:value-type="float" office:value="20200325" calcext:value-type="float">
            <text:p>20200325</text:p>
          </table:table-cell>
          <table:table-cell office:value-type="float" office:value="64" calcext:value-type="float">
            <text:p>64</text:p>
          </table:table-cell>
          <table:table-cell office:value-type="float" office:value="75242" calcext:value-type="float">
            <text:p>75242</text:p>
          </table:table-cell>
          <table:table-cell office:value-type="float" office:value="16.1992505770514" calcext:value-type="float">
            <text:p>16,1992505770514</text:p>
          </table:table-cell>
        </table:table-row>
        <table:table-row table:style-name="ro1">
          <table:table-cell office:value-type="float" office:value="20200324" calcext:value-type="float">
            <text:p>20200324</text:p>
          </table:table-cell>
          <table:table-cell office:value-type="float" office:value="63" calcext:value-type="float">
            <text:p>63</text:p>
          </table:table-cell>
          <table:table-cell office:value-type="float" office:value="62351" calcext:value-type="float">
            <text:p>62351</text:p>
          </table:table-cell>
          <table:table-cell office:value-type="float" office:value="15.9281250780723" calcext:value-type="float">
            <text:p>15,9281250780723</text:p>
          </table:table-cell>
        </table:table-row>
        <table:table-row table:style-name="ro1">
          <table:table-cell office:value-type="float" office:value="20200323" calcext:value-type="float">
            <text:p>20200323</text:p>
          </table:table-cell>
          <table:table-cell office:value-type="float" office:value="62" calcext:value-type="float">
            <text:p>62</text:p>
          </table:table-cell>
          <table:table-cell office:value-type="float" office:value="51602" calcext:value-type="float">
            <text:p>51602</text:p>
          </table:table-cell>
          <table:table-cell office:value-type="float" office:value="15.6551393625268" calcext:value-type="float">
            <text:p>15,6551393625268</text:p>
          </table:table-cell>
        </table:table-row>
        <table:table-row table:style-name="ro1">
          <table:table-cell office:value-type="float" office:value="20200322" calcext:value-type="float">
            <text:p>20200322</text:p>
          </table:table-cell>
          <table:table-cell office:value-type="float" office:value="61" calcext:value-type="float">
            <text:p>61</text:p>
          </table:table-cell>
          <table:table-cell office:value-type="float" office:value="40167" calcext:value-type="float">
            <text:p>40167</text:p>
          </table:table-cell>
          <table:table-cell office:value-type="float" office:value="15.2937230926942" calcext:value-type="float">
            <text:p>15,2937230926942</text:p>
          </table:table-cell>
        </table:table-row>
        <table:table-row table:style-name="ro1">
          <table:table-cell office:value-type="float" office:value="20200321" calcext:value-type="float">
            <text:p>20200321</text:p>
          </table:table-cell>
          <table:table-cell office:value-type="float" office:value="60" calcext:value-type="float">
            <text:p>60</text:p>
          </table:table-cell>
          <table:table-cell office:value-type="float" office:value="31013" calcext:value-type="float">
            <text:p>31013</text:p>
          </table:table-cell>
          <table:table-cell office:value-type="float" office:value="14.9205854693755" calcext:value-type="float">
            <text:p>14,9205854693755</text:p>
          </table:table-cell>
        </table:table-row>
        <table:table-row table:style-name="ro1">
          <table:table-cell office:value-type="float" office:value="20200320" calcext:value-type="float">
            <text:p>20200320</text:p>
          </table:table-cell>
          <table:table-cell office:value-type="float" office:value="59" calcext:value-type="float">
            <text:p>59</text:p>
          </table:table-cell>
          <table:table-cell office:value-type="float" office:value="24197" calcext:value-type="float">
            <text:p>24197</text:p>
          </table:table-cell>
          <table:table-cell office:value-type="float" office:value="14.5625405694702" calcext:value-type="float">
            <text:p>14,5625405694702</text:p>
          </table:table-cell>
        </table:table-row>
        <table:table-row table:style-name="ro1">
          <table:table-cell office:value-type="float" office:value="20200319" calcext:value-type="float">
            <text:p>20200319</text:p>
          </table:table-cell>
          <table:table-cell office:value-type="float" office:value="58" calcext:value-type="float">
            <text:p>58</text:p>
          </table:table-cell>
          <table:table-cell office:value-type="float" office:value="18085" calcext:value-type="float">
            <text:p>18085</text:p>
          </table:table-cell>
          <table:table-cell office:value-type="float" office:value="14.1425059775431" calcext:value-type="float">
            <text:p>14,1425059775431</text:p>
          </table:table-cell>
        </table:table-row>
        <table:table-row table:style-name="ro1">
          <table:table-cell office:value-type="float" office:value="20200318" calcext:value-type="float">
            <text:p>20200318</text:p>
          </table:table-cell>
          <table:table-cell office:value-type="float" office:value="57" calcext:value-type="float">
            <text:p>57</text:p>
          </table:table-cell>
          <table:table-cell office:value-type="float" office:value="13385" calcext:value-type="float">
            <text:p>13385</text:p>
          </table:table-cell>
          <table:table-cell office:value-type="float" office:value="13.7083295185281" calcext:value-type="float">
            <text:p>13,7083295185281</text:p>
          </table:table-cell>
        </table:table-row>
        <table:table-row table:style-name="ro1">
          <table:table-cell office:value-type="float" office:value="20200317" calcext:value-type="float">
            <text:p>20200317</text:p>
          </table:table-cell>
          <table:table-cell office:value-type="float" office:value="56" calcext:value-type="float">
            <text:p>56</text:p>
          </table:table-cell>
          <table:table-cell office:value-type="float" office:value="10021" calcext:value-type="float">
            <text:p>10021</text:p>
          </table:table-cell>
          <table:table-cell office:value-type="float" office:value="13.2907388624393" calcext:value-type="float">
            <text:p>13,2907388624393</text:p>
          </table:table-cell>
        </table:table-row>
        <table:table-row table:style-name="ro1">
          <table:table-cell office:value-type="float" office:value="20200316" calcext:value-type="float">
            <text:p>20200316</text:p>
          </table:table-cell>
          <table:table-cell office:value-type="float" office:value="55" calcext:value-type="float">
            <text:p>55</text:p>
          </table:table-cell>
          <table:table-cell office:value-type="float" office:value="7772" calcext:value-type="float">
            <text:p>7772</text:p>
          </table:table-cell>
          <table:table-cell office:value-type="float" office:value="12.9240701855853" calcext:value-type="float">
            <text:p>12,9240701855853</text:p>
          </table:table-cell>
        </table:table-row>
        <table:table-row table:style-name="ro1">
          <table:table-cell office:value-type="float" office:value="20200315" calcext:value-type="float">
            <text:p>20200315</text:p>
          </table:table-cell>
          <table:table-cell office:value-type="float" office:value="54" calcext:value-type="float">
            <text:p>54</text:p>
          </table:table-cell>
          <table:table-cell office:value-type="float" office:value="5915" calcext:value-type="float">
            <text:p>5915</text:p>
          </table:table-cell>
          <table:table-cell office:value-type="float" office:value="12.5301624532272" calcext:value-type="float">
            <text:p>12,5301624532272</text:p>
          </table:table-cell>
        </table:table-row>
        <table:table-row table:style-name="ro1">
          <table:table-cell office:value-type="float" office:value="20200314" calcext:value-type="float">
            <text:p>20200314</text:p>
          </table:table-cell>
          <table:table-cell office:value-type="float" office:value="53" calcext:value-type="float">
            <text:p>53</text:p>
          </table:table-cell>
          <table:table-cell office:value-type="float" office:value="4727" calcext:value-type="float">
            <text:p>4727</text:p>
          </table:table-cell>
          <table:table-cell office:value-type="float" office:value="12.2067091493587" calcext:value-type="float">
            <text:p>12,2067091493587</text:p>
          </table:table-cell>
        </table:table-row>
        <table:table-row table:style-name="ro1">
          <table:table-cell office:value-type="float" office:value="20200313" calcext:value-type="float">
            <text:p>20200313</text:p>
          </table:table-cell>
          <table:table-cell office:value-type="float" office:value="52" calcext:value-type="float">
            <text:p>52</text:p>
          </table:table-cell>
          <table:table-cell office:value-type="float" office:value="3745" calcext:value-type="float">
            <text:p>3745</text:p>
          </table:table-cell>
          <table:table-cell office:value-type="float" office:value="11.8707500033461" calcext:value-type="float">
            <text:p>11,8707500033461</text:p>
          </table:table-cell>
        </table:table-row>
        <table:table-row table:style-name="ro1">
          <table:table-cell office:value-type="float" office:value="20200312" calcext:value-type="float">
            <text:p>20200312</text:p>
          </table:table-cell>
          <table:table-cell office:value-type="float" office:value="51" calcext:value-type="float">
            <text:p>51</text:p>
          </table:table-cell>
          <table:table-cell office:value-type="float" office:value="2796" calcext:value-type="float">
            <text:p>2796</text:p>
          </table:table-cell>
          <table:table-cell office:value-type="float" office:value="11.4491486453754" calcext:value-type="float">
            <text:p>11,4491486453754</text:p>
          </table:table-cell>
        </table:table-row>
        <table:table-row table:style-name="ro1">
          <table:table-cell office:value-type="float" office:value="20200311" calcext:value-type="float">
            <text:p>20200311</text:p>
          </table:table-cell>
          <table:table-cell office:value-type="float" office:value="50" calcext:value-type="float">
            <text:p>50</text:p>
          </table:table-cell>
          <table:table-cell office:value-type="float" office:value="2053" calcext:value-type="float">
            <text:p>2053</text:p>
          </table:table-cell>
          <table:table-cell office:value-type="float" office:value="11.0035179121086" calcext:value-type="float">
            <text:p>11,0035179121086</text:p>
          </table:table-cell>
        </table:table-row>
        <table:table-row table:style-name="ro1">
          <table:table-cell office:value-type="float" office:value="20200310" calcext:value-type="float">
            <text:p>20200310</text:p>
          </table:table-cell>
          <table:table-cell office:value-type="float" office:value="49" calcext:value-type="float">
            <text:p>49</text:p>
          </table:table-cell>
          <table:table-cell office:value-type="float" office:value="1551" calcext:value-type="float">
            <text:p>1551</text:p>
          </table:table-cell>
          <table:table-cell office:value-type="float" office:value="10.5989829710361" calcext:value-type="float">
            <text:p>10,5989829710361</text:p>
          </table:table-cell>
        </table:table-row>
        <table:table-row table:style-name="ro1">
          <table:table-cell office:value-type="float" office:value="20200309" calcext:value-type="float">
            <text:p>20200309</text:p>
          </table:table-cell>
          <table:table-cell office:value-type="float" office:value="48" calcext:value-type="float">
            <text:p>48</text:p>
          </table:table-cell>
          <table:table-cell office:value-type="float" office:value="1112" calcext:value-type="float">
            <text:p>1112</text:p>
          </table:table-cell>
          <table:table-cell office:value-type="float" office:value="10.1189410727235" calcext:value-type="float">
            <text:p>10,1189410727235</text:p>
          </table:table-cell>
        </table:table-row>
        <table:table-row table:style-name="ro1">
          <table:table-cell office:value-type="float" office:value="20200308" calcext:value-type="float">
            <text:p>20200308</text:p>
          </table:table-cell>
          <table:table-cell office:value-type="float" office:value="47" calcext:value-type="float">
            <text:p>47</text:p>
          </table:table-cell>
          <table:table-cell office:value-type="float" office:value="827" calcext:value-type="float">
            <text:p>827</text:p>
          </table:table-cell>
          <table:table-cell office:value-type="float" office:value="9.69174351917128" calcext:value-type="float">
            <text:p>9,69174351917128</text:p>
          </table:table-cell>
        </table:table-row>
        <table:table-row table:style-name="ro1">
          <table:table-cell office:value-type="float" office:value="20200307" calcext:value-type="float">
            <text:p>20200307</text:p>
          </table:table-cell>
          <table:table-cell office:value-type="float" office:value="46" calcext:value-type="float">
            <text:p>46</text:p>
          </table:table-cell>
          <table:table-cell office:value-type="float" office:value="631" calcext:value-type="float">
            <text:p>631</text:p>
          </table:table-cell>
          <table:table-cell office:value-type="float" office:value="9.30149619498255" calcext:value-type="float">
            <text:p>9,30149619498255</text:p>
          </table:table-cell>
        </table:table-row>
        <table:table-row table:style-name="ro1">
          <table:table-cell office:value-type="float" office:value="20200306" calcext:value-type="float">
            <text:p>20200306</text:p>
          </table:table-cell>
          <table:table-cell office:value-type="float" office:value="45" calcext:value-type="float">
            <text:p>45</text:p>
          </table:table-cell>
          <table:table-cell office:value-type="float" office:value="497" calcext:value-type="float">
            <text:p>497</text:p>
          </table:table-cell>
          <table:table-cell office:value-type="float" office:value="8.95710204156229" calcext:value-type="float">
            <text:p>8,95710204156229</text:p>
          </table:table-cell>
        </table:table-row>
        <table:table-row table:style-name="ro1">
          <table:table-cell office:value-type="float" office:value="20200305" calcext:value-type="float">
            <text:p>20200305</text:p>
          </table:table-cell>
          <table:table-cell office:value-type="float" office:value="44" calcext:value-type="float">
            <text:p>44</text:p>
          </table:table-cell>
          <table:table-cell office:value-type="float" office:value="367" calcext:value-type="float">
            <text:p>367</text:p>
          </table:table-cell>
          <table:table-cell office:value-type="float" office:value="8.51963625284321" calcext:value-type="float">
            <text:p>8,51963625284321</text:p>
          </table:table-cell>
        </table:table-row>
        <table:table-row table:style-name="ro1">
          <table:table-cell office:value-type="float" office:value="20200304" calcext:value-type="float">
            <text:p>20200304</text:p>
          </table:table-cell>
          <table:table-cell office:value-type="float" office:value="43" calcext:value-type="float">
            <text:p>43</text:p>
          </table:table-cell>
          <table:table-cell office:value-type="float" office:value="279" calcext:value-type="float">
            <text:p>279</text:p>
          </table:table-cell>
          <table:table-cell office:value-type="float" office:value="8.12412131182919" calcext:value-type="float">
            <text:p>8,12412131182919</text:p>
          </table:table-cell>
        </table:table-row>
        <table:table-row table:style-name="ro1">
          <table:table-cell office:value-type="float" office:value="20200303" calcext:value-type="float">
            <text:p>20200303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7.17990909001493" calcext:value-type="float">
            <text:p>7,17990909001493</text:p>
          </table:table-cell>
        </table:table-row>
        <table:table-row table:style-name="ro1">
          <table:table-cell office:value-type="float" office:value="20200302" calcext:value-type="float">
            <text:p>20200302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6.55458885167764" calcext:value-type="float">
            <text:p>6,55458885167764</text:p>
          </table:table-cell>
        </table:table-row>
        <table:table-row table:style-name="ro1">
          <table:table-cell office:value-type="float" office:value="20200301" calcext:value-type="float">
            <text:p>2020030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.64385618977472" calcext:value-type="float">
            <text:p>5,64385618977472</text:p>
          </table:table-cell>
        </table:table-row>
        <table:table-row table:style-name="ro1">
          <table:table-cell office:value-type="float" office:value="20200229" calcext:value-type="float">
            <text:p>20200229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.16992500144231" calcext:value-type="float">
            <text:p>4,16992500144231</text:p>
          </table:table-cell>
        </table:table-row>
        <table:table-row table:style-name="ro1">
          <table:table-cell office:value-type="float" office:value="20200228" calcext:value-type="float">
            <text:p>2020022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227" calcext:value-type="float">
            <text:p>2020022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226" calcext:value-type="float">
            <text:p>2020022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225" calcext:value-type="float">
            <text:p>2020022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224" calcext:value-type="float">
            <text:p>2020022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223" calcext:value-type="float">
            <text:p>2020022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222" calcext:value-type="float">
            <text:p>2020022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221" calcext:value-type="float">
            <text:p>202002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220" calcext:value-type="float">
            <text:p>202002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219" calcext:value-type="float">
            <text:p>2020021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218" calcext:value-type="float">
            <text:p>202002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217" calcext:value-type="float">
            <text:p>2020021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216" calcext:value-type="float">
            <text:p>2020021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215" calcext:value-type="float">
            <text:p>202002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214" calcext:value-type="float">
            <text:p>202002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210" calcext:value-type="float">
            <text:p>202002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209" calcext:value-type="float">
            <text:p>2020020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208" calcext:value-type="float">
            <text:p>2020020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207" calcext:value-type="float">
            <text:p>2020020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206" calcext:value-type="float">
            <text:p>2020020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205" calcext:value-type="float">
            <text:p>2020020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204" calcext:value-type="float">
            <text:p>2020020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203" calcext:value-type="float">
            <text:p>2020020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202" calcext:value-type="float">
            <text:p>2020020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201" calcext:value-type="float">
            <text:p>202002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131" calcext:value-type="float">
            <text:p>202001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130" calcext:value-type="float">
            <text:p>202001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129" calcext:value-type="float">
            <text:p>202001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128" calcext:value-type="float">
            <text:p>202001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127" calcext:value-type="float">
            <text:p>202001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126" calcext:value-type="float">
            <text:p>202001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125" calcext:value-type="float">
            <text:p>202001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124" calcext:value-type="float">
            <text:p>202001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123" calcext:value-type="float">
            <text:p>202001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  <table:table-row table:style-name="ro1">
          <table:table-cell office:value-type="float" office:value="20200122" calcext:value-type="float">
            <text:p>20200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шибка: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.00.0000</text:date>, <text:time style:data-style-name="N2" text:time-value="20:04:20.74367823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3T20:06:30.682048053</dc:date>
    <meta:editing-duration>PT4M20S</meta:editing-duration>
    <meta:editing-cycles>2</meta:editing-cycles>
    <meta:generator>LibreOffice/6.4.6.2$Linux_X86_64 LibreOffice_project/40$Build-2</meta:generator>
    <meta:document-statistic meta:table-count="1" meta:cell-count="128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ff0000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us_covid19_daily.B2:us_covid19_daily.B240 us_covid19_daily.D2:us_covid19_daily.D321" svg:x="0.32cm" svg:y="0.18cm" svg:width="15.36cm" svg:height="8.64cm">
          <chartooo:coordinate-region svg:x="0.941cm" svg:y="0.379cm" svg:width="14.459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us_covid19_daily.D2:us_covid19_daily.D240" chart:class="chart:scatter">
            <chart:domain table:cell-range-address="us_covid19_daily.B2:us_covid19_daily.B240"/>
            <chart:regression-curve chart:style-name="ch6"/>
            <chart:data-point chart:repeated="239"/>
          </chart:series>
          <chart:series chart:style-name="ch7" chart:values-cell-range-address="us_covid19_daily.D240:us_covid19_daily.D321" chart:class="chart:scatter">
            <chart:domain table:cell-range-address="us_covid19_daily.B240:us_covid19_daily.B321"/>
            <chart:regression-curve chart:style-name="ch6"/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0">
                <text:p>320</text:p>
                <draw:g>
                  <svg:desc>us_covid19_daily.B2:us_covid19_daily.B240</svg:desc>
                </draw:g>
              </table:table-cell>
              <table:table-cell office:value-type="float" office:value="23.7929319498631">
                <text:p>23.7929319498631</text:p>
                <draw:g>
                  <svg:desc>us_covid19_daily.D2:us_covid19_daily.D240</svg:desc>
                </draw:g>
              </table:table-cell>
              <table:table-cell office:value-type="float" office:value="82">
                <text:p>82</text:p>
                <draw:g>
                  <svg:desc>us_covid19_daily.B240:us_covid19_daily.B321</svg:desc>
                </draw:g>
              </table:table-cell>
              <table:table-cell office:value-type="float" office:value="19.0955180733779">
                <text:p>19.0955180733779</text:p>
                <draw:g>
                  <svg:desc>us_covid19_daily.D240:us_covid19_daily.D3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9">
                <text:p>319</text:p>
              </table:table-cell>
              <table:table-cell office:value-type="float" office:value="23.7752775115821">
                <text:p>23.7752775115821</text:p>
              </table:table-cell>
              <table:table-cell office:value-type="float" office:value="81">
                <text:p>81</text:p>
              </table:table-cell>
              <table:table-cell office:value-type="float" office:value="19.0215385019196">
                <text:p>19.0215385019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8">
                <text:p>318</text:p>
              </table:table-cell>
              <table:table-cell office:value-type="float" office:value="23.7539103098365">
                <text:p>23.7539103098365</text:p>
              </table:table-cell>
              <table:table-cell office:value-type="float" office:value="80">
                <text:p>80</text:p>
              </table:table-cell>
              <table:table-cell office:value-type="float" office:value="18.9346497587026">
                <text:p>18.9346497587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7">
                <text:p>317</text:p>
              </table:table-cell>
              <table:table-cell office:value-type="float" office:value="23.7307968214768">
                <text:p>23.7307968214768</text:p>
              </table:table-cell>
              <table:table-cell office:value-type="float" office:value="79">
                <text:p>79</text:p>
              </table:table-cell>
              <table:table-cell office:value-type="float" office:value="18.834853696612">
                <text:p>18.8348536966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6">
                <text:p>316</text:p>
              </table:table-cell>
              <table:table-cell office:value-type="float" office:value="23.7088468753841">
                <text:p>23.7088468753841</text:p>
              </table:table-cell>
              <table:table-cell office:value-type="float" office:value="78">
                <text:p>78</text:p>
              </table:table-cell>
              <table:table-cell office:value-type="float" office:value="18.7223072496898">
                <text:p>18.72230724968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5">
                <text:p>315</text:p>
              </table:table-cell>
              <table:table-cell office:value-type="float" office:value="23.688096604741">
                <text:p>23.688096604741</text:p>
              </table:table-cell>
              <table:table-cell office:value-type="float" office:value="77">
                <text:p>77</text:p>
              </table:table-cell>
              <table:table-cell office:value-type="float" office:value="18.6153027465253">
                <text:p>18.61530274652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4">
                <text:p>314</text:p>
              </table:table-cell>
              <table:table-cell office:value-type="float" office:value="23.6691046726285">
                <text:p>23.6691046726285</text:p>
              </table:table-cell>
              <table:table-cell office:value-type="float" office:value="76">
                <text:p>76</text:p>
              </table:table-cell>
              <table:table-cell office:value-type="float" office:value="18.5005618261656">
                <text:p>18.5005618261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3">
                <text:p>313</text:p>
              </table:table-cell>
              <table:table-cell office:value-type="float" office:value="23.6530527899872">
                <text:p>23.6530527899872</text:p>
              </table:table-cell>
              <table:table-cell office:value-type="float" office:value="75">
                <text:p>75</text:p>
              </table:table-cell>
              <table:table-cell office:value-type="float" office:value="18.3855886009041">
                <text:p>18.3855886009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2">
                <text:p>312</text:p>
              </table:table-cell>
              <table:table-cell office:value-type="float" office:value="23.6381850953053">
                <text:p>23.6381850953053</text:p>
              </table:table-cell>
              <table:table-cell office:value-type="float" office:value="74">
                <text:p>74</text:p>
              </table:table-cell>
              <table:table-cell office:value-type="float" office:value="18.2732492410873">
                <text:p>18.2732492410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1">
                <text:p>311</text:p>
              </table:table-cell>
              <table:table-cell office:value-type="float" office:value="23.6210081900743">
                <text:p>23.6210081900743</text:p>
              </table:table-cell>
              <table:table-cell office:value-type="float" office:value="73">
                <text:p>73</text:p>
              </table:table-cell>
              <table:table-cell office:value-type="float" office:value="18.1151401978982">
                <text:p>18.1151401978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0">
                <text:p>310</text:p>
              </table:table-cell>
              <table:table-cell office:value-type="float" office:value="23.5991804144543">
                <text:p>23.5991804144543</text:p>
              </table:table-cell>
              <table:table-cell office:value-type="float" office:value="72">
                <text:p>72</text:p>
              </table:table-cell>
              <table:table-cell office:value-type="float" office:value="17.9435507494383">
                <text:p>17.94355074943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9">
                <text:p>309</text:p>
              </table:table-cell>
              <table:table-cell office:value-type="float" office:value="23.5847657391515">
                <text:p>23.5847657391515</text:p>
              </table:table-cell>
              <table:table-cell office:value-type="float" office:value="71">
                <text:p>71</text:p>
              </table:table-cell>
              <table:table-cell office:value-type="float" office:value="17.7733968078347">
                <text:p>17.77339680783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8">
                <text:p>308</text:p>
              </table:table-cell>
              <table:table-cell office:value-type="float" office:value="23.5635536863209">
                <text:p>23.5635536863209</text:p>
              </table:table-cell>
              <table:table-cell office:value-type="float" office:value="70">
                <text:p>70</text:p>
              </table:table-cell>
              <table:table-cell office:value-type="float" office:value="17.5945870367041">
                <text:p>17.5945870367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7">
                <text:p>307</text:p>
              </table:table-cell>
              <table:table-cell office:value-type="float" office:value="23.5439863004825">
                <text:p>23.5439863004825</text:p>
              </table:table-cell>
              <table:table-cell office:value-type="float" office:value="69">
                <text:p>69</text:p>
              </table:table-cell>
              <table:table-cell office:value-type="float" office:value="17.398242669172">
                <text:p>17.398242669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6">
                <text:p>306</text:p>
              </table:table-cell>
              <table:table-cell office:value-type="float" office:value="23.5260687495627">
                <text:p>23.5260687495627</text:p>
              </table:table-cell>
              <table:table-cell office:value-type="float" office:value="68">
                <text:p>68</text:p>
              </table:table-cell>
              <table:table-cell office:value-type="float" office:value="17.2067663738045">
                <text:p>17.2067663738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5">
                <text:p>305</text:p>
              </table:table-cell>
              <table:table-cell office:value-type="float" office:value="23.5079400205808">
                <text:p>23.5079400205808</text:p>
              </table:table-cell>
              <table:table-cell office:value-type="float" office:value="67">
                <text:p>67</text:p>
              </table:table-cell>
              <table:table-cell office:value-type="float" office:value="17.00827541513">
                <text:p>17.008275415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4">
                <text:p>304</text:p>
              </table:table-cell>
              <table:table-cell office:value-type="float" office:value="23.4860394221394">
                <text:p>23.4860394221394</text:p>
              </table:table-cell>
              <table:table-cell office:value-type="float" office:value="66">
                <text:p>66</text:p>
              </table:table-cell>
              <table:table-cell office:value-type="float" office:value="16.7759702923574">
                <text:p>16.77597029235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">
                <text:p>303</text:p>
              </table:table-cell>
              <table:table-cell office:value-type="float" office:value="23.4621686105882">
                <text:p>23.4621686105882</text:p>
              </table:table-cell>
              <table:table-cell office:value-type="float" office:value="65">
                <text:p>65</text:p>
              </table:table-cell>
              <table:table-cell office:value-type="float" office:value="16.5045707393244">
                <text:p>16.50457073932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2">
                <text:p>302</text:p>
              </table:table-cell>
              <table:table-cell office:value-type="float" office:value="23.439160774109">
                <text:p>23.439160774109</text:p>
              </table:table-cell>
              <table:table-cell office:value-type="float" office:value="64">
                <text:p>64</text:p>
              </table:table-cell>
              <table:table-cell office:value-type="float" office:value="16.1992505770514">
                <text:p>16.19925057705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1">
                <text:p>301</text:p>
              </table:table-cell>
              <table:table-cell office:value-type="float" office:value="23.4182098405222">
                <text:p>23.4182098405222</text:p>
              </table:table-cell>
              <table:table-cell office:value-type="float" office:value="63">
                <text:p>63</text:p>
              </table:table-cell>
              <table:table-cell office:value-type="float" office:value="15.9281250780723">
                <text:p>15.92812507807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23.3978955044884">
                <text:p>23.3978955044884</text:p>
              </table:table-cell>
              <table:table-cell office:value-type="float" office:value="62">
                <text:p>62</text:p>
              </table:table-cell>
              <table:table-cell office:value-type="float" office:value="15.6551393625268">
                <text:p>15.65513936252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9">
                <text:p>299</text:p>
              </table:table-cell>
              <table:table-cell office:value-type="float" office:value="23.3783312418651">
                <text:p>23.3783312418651</text:p>
              </table:table-cell>
              <table:table-cell office:value-type="float" office:value="61">
                <text:p>61</text:p>
              </table:table-cell>
              <table:table-cell office:value-type="float" office:value="15.2937230926942">
                <text:p>15.29372309269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8">
                <text:p>298</text:p>
              </table:table-cell>
              <table:table-cell office:value-type="float" office:value="23.3590936217493">
                <text:p>23.3590936217493</text:p>
              </table:table-cell>
              <table:table-cell office:value-type="float" office:value="60">
                <text:p>60</text:p>
              </table:table-cell>
              <table:table-cell office:value-type="float" office:value="14.9205854693755">
                <text:p>14.92058546937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7">
                <text:p>297</text:p>
              </table:table-cell>
              <table:table-cell office:value-type="float" office:value="23.3369969427804">
                <text:p>23.3369969427804</text:p>
              </table:table-cell>
              <table:table-cell office:value-type="float" office:value="59">
                <text:p>59</text:p>
              </table:table-cell>
              <table:table-cell office:value-type="float" office:value="14.5625405694702">
                <text:p>14.56254056947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6">
                <text:p>296</text:p>
              </table:table-cell>
              <table:table-cell office:value-type="float" office:value="23.3133698068509">
                <text:p>23.3133698068509</text:p>
              </table:table-cell>
              <table:table-cell office:value-type="float" office:value="58">
                <text:p>58</text:p>
              </table:table-cell>
              <table:table-cell office:value-type="float" office:value="14.1425059775431">
                <text:p>14.14250597754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5">
                <text:p>295</text:p>
              </table:table-cell>
              <table:table-cell office:value-type="float" office:value="23.2921757095265">
                <text:p>23.2921757095265</text:p>
              </table:table-cell>
              <table:table-cell office:value-type="float" office:value="57">
                <text:p>57</text:p>
              </table:table-cell>
              <table:table-cell office:value-type="float" office:value="13.7083295185281">
                <text:p>13.70832951852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4">
                <text:p>294</text:p>
              </table:table-cell>
              <table:table-cell office:value-type="float" office:value="23.2716909843076">
                <text:p>23.2716909843076</text:p>
              </table:table-cell>
              <table:table-cell office:value-type="float" office:value="56">
                <text:p>56</text:p>
              </table:table-cell>
              <table:table-cell office:value-type="float" office:value="13.2907388624393">
                <text:p>13.29073886243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3">
                <text:p>293</text:p>
              </table:table-cell>
              <table:table-cell office:value-type="float" office:value="23.2528797802132">
                <text:p>23.2528797802132</text:p>
              </table:table-cell>
              <table:table-cell office:value-type="float" office:value="55">
                <text:p>55</text:p>
              </table:table-cell>
              <table:table-cell office:value-type="float" office:value="12.9240701855853">
                <text:p>12.92407018558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2">
                <text:p>292</text:p>
              </table:table-cell>
              <table:table-cell office:value-type="float" office:value="23.2355379147226">
                <text:p>23.2355379147226</text:p>
              </table:table-cell>
              <table:table-cell office:value-type="float" office:value="54">
                <text:p>54</text:p>
              </table:table-cell>
              <table:table-cell office:value-type="float" office:value="12.5301624532272">
                <text:p>12.53016245322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1">
                <text:p>291</text:p>
              </table:table-cell>
              <table:table-cell office:value-type="float" office:value="23.2193364950258">
                <text:p>23.2193364950258</text:p>
              </table:table-cell>
              <table:table-cell office:value-type="float" office:value="53">
                <text:p>53</text:p>
              </table:table-cell>
              <table:table-cell office:value-type="float" office:value="12.2067091493587">
                <text:p>12.20670914935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0">
                <text:p>290</text:p>
              </table:table-cell>
              <table:table-cell office:value-type="float" office:value="23.2001195895103">
                <text:p>23.2001195895103</text:p>
              </table:table-cell>
              <table:table-cell office:value-type="float" office:value="52">
                <text:p>52</text:p>
              </table:table-cell>
              <table:table-cell office:value-type="float" office:value="11.8707500033461">
                <text:p>11.87075000334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9">
                <text:p>289</text:p>
              </table:table-cell>
              <table:table-cell office:value-type="float" office:value="23.1811687908066">
                <text:p>23.1811687908066</text:p>
              </table:table-cell>
              <table:table-cell office:value-type="float" office:value="51">
                <text:p>51</text:p>
              </table:table-cell>
              <table:table-cell office:value-type="float" office:value="11.4491486453754">
                <text:p>11.44914864537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8">
                <text:p>288</text:p>
              </table:table-cell>
              <table:table-cell office:value-type="float" office:value="23.1633969272461">
                <text:p>23.1633969272461</text:p>
              </table:table-cell>
              <table:table-cell office:value-type="float" office:value="50">
                <text:p>50</text:p>
              </table:table-cell>
              <table:table-cell office:value-type="float" office:value="11.0035179121086">
                <text:p>11.00351791210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7">
                <text:p>287</text:p>
              </table:table-cell>
              <table:table-cell office:value-type="float" office:value="23.147444843539">
                <text:p>23.147444843539</text:p>
              </table:table-cell>
              <table:table-cell office:value-type="float" office:value="49">
                <text:p>49</text:p>
              </table:table-cell>
              <table:table-cell office:value-type="float" office:value="10.5989829710361">
                <text:p>10.59898297103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6">
                <text:p>286</text:p>
              </table:table-cell>
              <table:table-cell office:value-type="float" office:value="23.1339246948912">
                <text:p>23.1339246948912</text:p>
              </table:table-cell>
              <table:table-cell office:value-type="float" office:value="48">
                <text:p>48</text:p>
              </table:table-cell>
              <table:table-cell office:value-type="float" office:value="10.1189410727235">
                <text:p>10.11894107272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5">
                <text:p>285</text:p>
              </table:table-cell>
              <table:table-cell office:value-type="float" office:value="23.1210073039164">
                <text:p>23.1210073039164</text:p>
              </table:table-cell>
              <table:table-cell office:value-type="float" office:value="47">
                <text:p>47</text:p>
              </table:table-cell>
              <table:table-cell office:value-type="float" office:value="9.69174351917128">
                <text:p>9.691743519171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4">
                <text:p>284</text:p>
              </table:table-cell>
              <table:table-cell office:value-type="float" office:value="23.1092808624753">
                <text:p>23.1092808624753</text:p>
              </table:table-cell>
              <table:table-cell office:value-type="float" office:value="46">
                <text:p>46</text:p>
              </table:table-cell>
              <table:table-cell office:value-type="float" office:value="9.30149619498255">
                <text:p>9.301496194982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3">
                <text:p>283</text:p>
              </table:table-cell>
              <table:table-cell office:value-type="float" office:value="23.0947655278036">
                <text:p>23.0947655278036</text:p>
              </table:table-cell>
              <table:table-cell office:value-type="float" office:value="45">
                <text:p>45</text:p>
              </table:table-cell>
              <table:table-cell office:value-type="float" office:value="8.95710204156229">
                <text:p>8.957102041562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2">
                <text:p>282</text:p>
              </table:table-cell>
              <table:table-cell office:value-type="float" office:value="23.0790198560278">
                <text:p>23.0790198560278</text:p>
              </table:table-cell>
              <table:table-cell office:value-type="float" office:value="44">
                <text:p>44</text:p>
              </table:table-cell>
              <table:table-cell office:value-type="float" office:value="8.51963625284321">
                <text:p>8.519636252843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1">
                <text:p>281</text:p>
              </table:table-cell>
              <table:table-cell office:value-type="float" office:value="23.0645015179571">
                <text:p>23.0645015179571</text:p>
              </table:table-cell>
              <table:table-cell office:value-type="float" office:value="43">
                <text:p>43</text:p>
              </table:table-cell>
              <table:table-cell office:value-type="float" office:value="8.12412131182919">
                <text:p>8.124121311829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0">
                <text:p>280</text:p>
              </table:table-cell>
              <table:table-cell office:value-type="float" office:value="23.0514912540155">
                <text:p>23.0514912540155</text:p>
              </table:table-cell>
              <table:table-cell office:value-type="float" office:value="42">
                <text:p>42</text:p>
              </table:table-cell>
              <table:table-cell office:value-type="float" office:value="7.17990909001493">
                <text:p>7.179909090014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9">
                <text:p>279</text:p>
              </table:table-cell>
              <table:table-cell office:value-type="float" office:value="23.0394790182665">
                <text:p>23.0394790182665</text:p>
              </table:table-cell>
              <table:table-cell office:value-type="float" office:value="41">
                <text:p>41</text:p>
              </table:table-cell>
              <table:table-cell office:value-type="float" office:value="6.55458885167764">
                <text:p>6.554588851677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8">
                <text:p>278</text:p>
              </table:table-cell>
              <table:table-cell office:value-type="float" office:value="23.0289779476183">
                <text:p>23.0289779476183</text:p>
              </table:table-cell>
              <table:table-cell office:value-type="float" office:value="40">
                <text:p>40</text:p>
              </table:table-cell>
              <table:table-cell office:value-type="float" office:value="5.64385618977472">
                <text:p>5.643856189774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7">
                <text:p>277</text:p>
              </table:table-cell>
              <table:table-cell office:value-type="float" office:value="23.0179977312446">
                <text:p>23.0179977312446</text:p>
              </table:table-cell>
              <table:table-cell office:value-type="float" office:value="39">
                <text:p>39</text:p>
              </table:table-cell>
              <table:table-cell office:value-type="float" office:value="4.16992500144231">
                <text:p>4.169925001442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6">
                <text:p>276</text:p>
              </table:table-cell>
              <table:table-cell office:value-type="float" office:value="23.0037815815641">
                <text:p>23.0037815815641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5">
                <text:p>275</text:p>
              </table:table-cell>
              <table:table-cell office:value-type="float" office:value="22.989589221483">
                <text:p>22.98958922148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4">
                <text:p>274</text:p>
              </table:table-cell>
              <table:table-cell office:value-type="float" office:value="22.9769154271125">
                <text:p>22.9769154271125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3">
                <text:p>273</text:p>
              </table:table-cell>
              <table:table-cell office:value-type="float" office:value="22.9662230846285">
                <text:p>22.966223084628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2">
                <text:p>272</text:p>
              </table:table-cell>
              <table:table-cell office:value-type="float" office:value="22.9555234502268">
                <text:p>22.9555234502268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1">
                <text:p>271</text:p>
              </table:table-cell>
              <table:table-cell office:value-type="float" office:value="22.9453584578962">
                <text:p>22.9453584578962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0">
                <text:p>270</text:p>
              </table:table-cell>
              <table:table-cell office:value-type="float" office:value="22.9367080219855">
                <text:p>22.9367080219855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9">
                <text:p>269</text:p>
              </table:table-cell>
              <table:table-cell office:value-type="float" office:value="22.9263694777557">
                <text:p>22.9263694777557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8">
                <text:p>268</text:p>
              </table:table-cell>
              <table:table-cell office:value-type="float" office:value="22.9139640486261">
                <text:p>22.913964048626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7">
                <text:p>267</text:p>
              </table:table-cell>
              <table:table-cell office:value-type="float" office:value="22.902344750333">
                <text:p>22.902344750333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6">
                <text:p>266</text:p>
              </table:table-cell>
              <table:table-cell office:value-type="float" office:value="22.891980562491">
                <text:p>22.891980562491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5">
                <text:p>265</text:p>
              </table:table-cell>
              <table:table-cell office:value-type="float" office:value="22.8829452407825">
                <text:p>22.8829452407825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4">
                <text:p>264</text:p>
              </table:table-cell>
              <table:table-cell office:value-type="float" office:value="22.8749693443504">
                <text:p>22.8749693443504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3">
                <text:p>263</text:p>
              </table:table-cell>
              <table:table-cell office:value-type="float" office:value="22.866265467278">
                <text:p>22.86626546727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2">
                <text:p>262</text:p>
              </table:table-cell>
              <table:table-cell office:value-type="float" office:value="22.8553912940392">
                <text:p>22.8553912940392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1">
                <text:p>261</text:p>
              </table:table-cell>
              <table:table-cell office:value-type="float" office:value="22.8445517674727">
                <text:p>22.8445517674727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0">
                <text:p>260</text:p>
              </table:table-cell>
              <table:table-cell office:value-type="float" office:value="22.8339377984466">
                <text:p>22.8339377984466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9">
                <text:p>259</text:p>
              </table:table-cell>
              <table:table-cell office:value-type="float" office:value="22.8241424221757">
                <text:p>22.8241424221757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8">
                <text:p>258</text:p>
              </table:table-cell>
              <table:table-cell office:value-type="float" office:value="22.8165618342131">
                <text:p>22.816561834213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7">
                <text:p>257</text:p>
              </table:table-cell>
              <table:table-cell office:value-type="float" office:value="22.8091689351644">
                <text:p>22.8091689351644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">
                <text:p>256</text:p>
              </table:table-cell>
              <table:table-cell office:value-type="float" office:value="22.8016925730388">
                <text:p>22.801692573038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5">
                <text:p>255</text:p>
              </table:table-cell>
              <table:table-cell office:value-type="float" office:value="22.7916068724474">
                <text:p>22.7916068724474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4">
                <text:p>254</text:p>
              </table:table-cell>
              <table:table-cell office:value-type="float" office:value="22.7817855172487">
                <text:p>22.781785517248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3">
                <text:p>253</text:p>
              </table:table-cell>
              <table:table-cell office:value-type="float" office:value="22.7726325240864">
                <text:p>22.772632524086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2">
                <text:p>252</text:p>
              </table:table-cell>
              <table:table-cell office:value-type="float" office:value="22.7636759749592">
                <text:p>22.7636759749592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1">
                <text:p>251</text:p>
              </table:table-cell>
              <table:table-cell office:value-type="float" office:value="22.7562743149927">
                <text:p>22.7562743149927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0">
                <text:p>250</text:p>
              </table:table-cell>
              <table:table-cell office:value-type="float" office:value="22.7489486968878">
                <text:p>22.748948696887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9">
                <text:p>249</text:p>
              </table:table-cell>
              <table:table-cell office:value-type="float" office:value="22.7417702097736">
                <text:p>22.741770209773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8">
                <text:p>248</text:p>
              </table:table-cell>
              <table:table-cell office:value-type="float" office:value="22.7319862309165">
                <text:p>22.731986230916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7">
                <text:p>247</text:p>
              </table:table-cell>
              <table:table-cell office:value-type="float" office:value="22.7205114784704">
                <text:p>22.720511478470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6">
                <text:p>246</text:p>
              </table:table-cell>
              <table:table-cell office:value-type="float" office:value="22.7114346615763">
                <text:p>22.711434661576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5">
                <text:p>245</text:p>
              </table:table-cell>
              <table:table-cell office:value-type="float" office:value="22.7032990973176">
                <text:p>22.703299097317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4">
                <text:p>244</text:p>
              </table:table-cell>
              <table:table-cell office:value-type="float" office:value="22.6928093695426">
                <text:p>22.692809369542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3">
                <text:p>243</text:p>
              </table:table-cell>
              <table:table-cell office:value-type="float" office:value="22.684456714392">
                <text:p>22.68445671439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2">
                <text:p>242</text:p>
              </table:table-cell>
              <table:table-cell office:value-type="float" office:value="22.6768379609875">
                <text:p>22.67683796098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1">
                <text:p>241</text:p>
              </table:table-cell>
              <table:table-cell office:value-type="float" office:value="22.6671436011465">
                <text:p>22.667143601146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0">
                <text:p>240</text:p>
              </table:table-cell>
              <table:table-cell office:value-type="float" office:value="22.656871725614">
                <text:p>22.65687172561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9">
                <text:p>239</text:p>
              </table:table-cell>
              <table:table-cell office:value-type="float" office:value="22.6473967206766">
                <text:p>22.647396720676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8">
                <text:p>238</text:p>
              </table:table-cell>
              <table:table-cell office:value-type="float" office:value="22.6385611965091">
                <text:p>22.6385611965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7">
                <text:p>237</text:p>
              </table:table-cell>
              <table:table-cell office:value-type="float" office:value="22.6308283463917">
                <text:p>22.6308283463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6">
                <text:p>236</text:p>
              </table:table-cell>
              <table:table-cell office:value-type="float" office:value="22.6233407816177">
                <text:p>22.623340781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5">
                <text:p>235</text:p>
              </table:table-cell>
              <table:table-cell office:value-type="float" office:value="22.6156590444959">
                <text:p>22.6156590444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4">
                <text:p>234</text:p>
              </table:table-cell>
              <table:table-cell office:value-type="float" office:value="22.6062301085096">
                <text:p>22.6062301085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3">
                <text:p>233</text:p>
              </table:table-cell>
              <table:table-cell office:value-type="float" office:value="22.5960980575914">
                <text:p>22.5960980575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2">
                <text:p>232</text:p>
              </table:table-cell>
              <table:table-cell office:value-type="float" office:value="22.5875850295343">
                <text:p>22.5875850295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1">
                <text:p>231</text:p>
              </table:table-cell>
              <table:table-cell office:value-type="float" office:value="22.5804320216272">
                <text:p>22.5804320216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0">
                <text:p>230</text:p>
              </table:table-cell>
              <table:table-cell office:value-type="float" office:value="22.575331038585">
                <text:p>22.575331038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9">
                <text:p>229</text:p>
              </table:table-cell>
              <table:table-cell office:value-type="float" office:value="22.5688194300684">
                <text:p>22.568819430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8">
                <text:p>228</text:p>
              </table:table-cell>
              <table:table-cell office:value-type="float" office:value="22.561165094013">
                <text:p>22.561165094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7">
                <text:p>227</text:p>
              </table:table-cell>
              <table:table-cell office:value-type="float" office:value="22.550696299566">
                <text:p>22.550696299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6">
                <text:p>226</text:p>
              </table:table-cell>
              <table:table-cell office:value-type="float" office:value="22.5385489241978">
                <text:p>22.538548924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">
                <text:p>225</text:p>
              </table:table-cell>
              <table:table-cell office:value-type="float" office:value="22.5279434557256">
                <text:p>22.5279434557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4">
                <text:p>224</text:p>
              </table:table-cell>
              <table:table-cell office:value-type="float" office:value="22.5207169824436">
                <text:p>22.5207169824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3">
                <text:p>223</text:p>
              </table:table-cell>
              <table:table-cell office:value-type="float" office:value="22.5105104213322">
                <text:p>22.5105104213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2">
                <text:p>222</text:p>
              </table:table-cell>
              <table:table-cell office:value-type="float" office:value="22.5029403062234">
                <text:p>22.5029403062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1">
                <text:p>221</text:p>
              </table:table-cell>
              <table:table-cell office:value-type="float" office:value="22.4933732027654">
                <text:p>22.4933732027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0">
                <text:p>220</text:p>
              </table:table-cell>
              <table:table-cell office:value-type="float" office:value="22.4825910947029">
                <text:p>22.4825910947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9">
                <text:p>219</text:p>
              </table:table-cell>
              <table:table-cell office:value-type="float" office:value="22.4711912021291">
                <text:p>22.471191202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8">
                <text:p>218</text:p>
              </table:table-cell>
              <table:table-cell office:value-type="float" office:value="22.4602531490615">
                <text:p>22.4602531490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7">
                <text:p>217</text:p>
              </table:table-cell>
              <table:table-cell office:value-type="float" office:value="22.4493043395847">
                <text:p>22.4493043395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6">
                <text:p>216</text:p>
              </table:table-cell>
              <table:table-cell office:value-type="float" office:value="22.4400575653075">
                <text:p>22.4400575653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5">
                <text:p>215</text:p>
              </table:table-cell>
              <table:table-cell office:value-type="float" office:value="22.4313478836616">
                <text:p>22.4313478836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">
                <text:p>214</text:p>
              </table:table-cell>
              <table:table-cell office:value-type="float" office:value="22.4217956980428">
                <text:p>22.4217956980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3">
                <text:p>213</text:p>
              </table:table-cell>
              <table:table-cell office:value-type="float" office:value="22.4100077080716">
                <text:p>22.4100077080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2">
                <text:p>212</text:p>
              </table:table-cell>
              <table:table-cell office:value-type="float" office:value="22.3979991405881">
                <text:p>22.3979991405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22.3865403578604">
                <text:p>22.3865403578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0">
                <text:p>210</text:p>
              </table:table-cell>
              <table:table-cell office:value-type="float" office:value="22.3746823926289">
                <text:p>22.3746823926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9">
                <text:p>209</text:p>
              </table:table-cell>
              <table:table-cell office:value-type="float" office:value="22.3639000004389">
                <text:p>22.363900000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8">
                <text:p>208</text:p>
              </table:table-cell>
              <table:table-cell office:value-type="float" office:value="22.353865897699">
                <text:p>22.353865897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7">
                <text:p>207</text:p>
              </table:table-cell>
              <table:table-cell office:value-type="float" office:value="22.342429829667">
                <text:p>22.342429829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6">
                <text:p>206</text:p>
              </table:table-cell>
              <table:table-cell office:value-type="float" office:value="22.3272091539739">
                <text:p>22.3272091539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5">
                <text:p>205</text:p>
              </table:table-cell>
              <table:table-cell office:value-type="float" office:value="22.3114706132914">
                <text:p>22.3114706132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4">
                <text:p>204</text:p>
              </table:table-cell>
              <table:table-cell office:value-type="float" office:value="22.2970911865641">
                <text:p>22.2970911865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3">
                <text:p>203</text:p>
              </table:table-cell>
              <table:table-cell office:value-type="float" office:value="22.2813581565459">
                <text:p>22.2813581565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2">
                <text:p>202</text:p>
              </table:table-cell>
              <table:table-cell office:value-type="float" office:value="22.265584430733">
                <text:p>22.265584430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1">
                <text:p>201</text:p>
              </table:table-cell>
              <table:table-cell office:value-type="float" office:value="22.2535907248619">
                <text:p>22.2535907248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0">
                <text:p>200</text:p>
              </table:table-cell>
              <table:table-cell office:value-type="float" office:value="22.2390475150984">
                <text:p>22.2390475150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9">
                <text:p>199</text:p>
              </table:table-cell>
              <table:table-cell office:value-type="float" office:value="22.2234929852385">
                <text:p>22.2234929852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8">
                <text:p>198</text:p>
              </table:table-cell>
              <table:table-cell office:value-type="float" office:value="22.2054582879182">
                <text:p>22.2054582879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7">
                <text:p>197</text:p>
              </table:table-cell>
              <table:table-cell office:value-type="float" office:value="22.189318454753">
                <text:p>22.189318454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6">
                <text:p>196</text:p>
              </table:table-cell>
              <table:table-cell office:value-type="float" office:value="22.1734044827492">
                <text:p>22.1734044827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5">
                <text:p>195</text:p>
              </table:table-cell>
              <table:table-cell office:value-type="float" office:value="22.1575131664449">
                <text:p>22.1575131664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4">
                <text:p>194</text:p>
              </table:table-cell>
              <table:table-cell office:value-type="float" office:value="22.1422139662801">
                <text:p>22.1422139662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3">
                <text:p>193</text:p>
              </table:table-cell>
              <table:table-cell office:value-type="float" office:value="22.1276445762263">
                <text:p>22.1276445762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2">
                <text:p>192</text:p>
              </table:table-cell>
              <table:table-cell office:value-type="float" office:value="22.1085512559128">
                <text:p>22.1085512559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1">
                <text:p>191</text:p>
              </table:table-cell>
              <table:table-cell office:value-type="float" office:value="22.0868443804941">
                <text:p>22.0868443804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0">
                <text:p>190</text:p>
              </table:table-cell>
              <table:table-cell office:value-type="float" office:value="22.0643862249098">
                <text:p>22.0643862249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9">
                <text:p>189</text:p>
              </table:table-cell>
              <table:table-cell office:value-type="float" office:value="22.0431978750815">
                <text:p>22.0431978750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8">
                <text:p>188</text:p>
              </table:table-cell>
              <table:table-cell office:value-type="float" office:value="22.0233723076084">
                <text:p>22.0233723076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7">
                <text:p>187</text:p>
              </table:table-cell>
              <table:table-cell office:value-type="float" office:value="22.0046323031324">
                <text:p>22.004632303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6">
                <text:p>186</text:p>
              </table:table-cell>
              <table:table-cell office:value-type="float" office:value="21.9838696832674">
                <text:p>21.9838696832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5">
                <text:p>185</text:p>
              </table:table-cell>
              <table:table-cell office:value-type="float" office:value="21.9613020156705">
                <text:p>21.9613020156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4">
                <text:p>184</text:p>
              </table:table-cell>
              <table:table-cell office:value-type="float" office:value="21.9346094488595">
                <text:p>21.9346094488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3">
                <text:p>183</text:p>
              </table:table-cell>
              <table:table-cell office:value-type="float" office:value="21.9087440654037">
                <text:p>21.9087440654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2">
                <text:p>182</text:p>
              </table:table-cell>
              <table:table-cell office:value-type="float" office:value="21.883107502647">
                <text:p>21.883107502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1">
                <text:p>181</text:p>
              </table:table-cell>
              <table:table-cell office:value-type="float" office:value="21.8591783513535">
                <text:p>21.8591783513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0">
                <text:p>180</text:p>
              </table:table-cell>
              <table:table-cell office:value-type="float" office:value="21.8374231303408">
                <text:p>21.8374231303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9">
                <text:p>179</text:p>
              </table:table-cell>
              <table:table-cell office:value-type="float" office:value="21.8126822362586">
                <text:p>21.8126822362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8">
                <text:p>178</text:p>
              </table:table-cell>
              <table:table-cell office:value-type="float" office:value="21.7872274450359">
                <text:p>21.7872274450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7">
                <text:p>177</text:p>
              </table:table-cell>
              <table:table-cell office:value-type="float" office:value="21.7565204892452">
                <text:p>21.756520489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6">
                <text:p>176</text:p>
              </table:table-cell>
              <table:table-cell office:value-type="float" office:value="21.7275445099191">
                <text:p>21.7275445099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5">
                <text:p>175</text:p>
              </table:table-cell>
              <table:table-cell office:value-type="float" office:value="21.7000218191565">
                <text:p>21.700021819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4">
                <text:p>174</text:p>
              </table:table-cell>
              <table:table-cell office:value-type="float" office:value="21.6732085608915">
                <text:p>21.6732085608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3">
                <text:p>173</text:p>
              </table:table-cell>
              <table:table-cell office:value-type="float" office:value="21.6481416250737">
                <text:p>21.6481416250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2">
                <text:p>172</text:p>
              </table:table-cell>
              <table:table-cell office:value-type="float" office:value="21.6211253788966">
                <text:p>21.6211253788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1">
                <text:p>171</text:p>
              </table:table-cell>
              <table:table-cell office:value-type="float" office:value="21.5929770618436">
                <text:p>21.5929770618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0">
                <text:p>170</text:p>
              </table:table-cell>
              <table:table-cell office:value-type="float" office:value="21.5621734693597">
                <text:p>21.5621734693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9">
                <text:p>169</text:p>
              </table:table-cell>
              <table:table-cell office:value-type="float" office:value="21.5344382541662">
                <text:p>21.534438254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21.5043287530851">
                <text:p>21.5043287530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7">
                <text:p>167</text:p>
              </table:table-cell>
              <table:table-cell office:value-type="float" office:value="21.4790139563623">
                <text:p>21.4790139563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6">
                <text:p>166</text:p>
              </table:table-cell>
              <table:table-cell office:value-type="float" office:value="21.458387087023">
                <text:p>21.458387087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5">
                <text:p>165</text:p>
              </table:table-cell>
              <table:table-cell office:value-type="float" office:value="21.4355939656768">
                <text:p>21.435593965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4">
                <text:p>164</text:p>
              </table:table-cell>
              <table:table-cell office:value-type="float" office:value="21.4077874422265">
                <text:p>21.4077874422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3">
                <text:p>163</text:p>
              </table:table-cell>
              <table:table-cell office:value-type="float" office:value="21.3796755555339">
                <text:p>21.3796755555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2">
                <text:p>162</text:p>
              </table:table-cell>
              <table:table-cell office:value-type="float" office:value="21.3511020675754">
                <text:p>21.3511020675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21.3233302413843">
                <text:p>21.3233302413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21.2969022075876">
                <text:p>21.2969022075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9">
                <text:p>159</text:p>
              </table:table-cell>
              <table:table-cell office:value-type="float" office:value="21.2744611935508">
                <text:p>21.2744611935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8">
                <text:p>158</text:p>
              </table:table-cell>
              <table:table-cell office:value-type="float" office:value="21.250759874368">
                <text:p>21.250759874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7">
                <text:p>157</text:p>
              </table:table-cell>
              <table:table-cell office:value-type="float" office:value="21.225744642324">
                <text:p>21.225744642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6">
                <text:p>156</text:p>
              </table:table-cell>
              <table:table-cell office:value-type="float" office:value="21.1993979701509">
                <text:p>21.199397970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5">
                <text:p>155</text:p>
              </table:table-cell>
              <table:table-cell office:value-type="float" office:value="21.1754258950902">
                <text:p>21.1754258950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4">
                <text:p>154</text:p>
              </table:table-cell>
              <table:table-cell office:value-type="float" office:value="21.1514650313888">
                <text:p>21.151465031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3">
                <text:p>153</text:p>
              </table:table-cell>
              <table:table-cell office:value-type="float" office:value="21.1303235788744">
                <text:p>21.1303235788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2">
                <text:p>152</text:p>
              </table:table-cell>
              <table:table-cell office:value-type="float" office:value="21.1131393235005">
                <text:p>21.1131393235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1">
                <text:p>151</text:p>
              </table:table-cell>
              <table:table-cell office:value-type="float" office:value="21.0946730828564">
                <text:p>21.0946730828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0">
                <text:p>150</text:p>
              </table:table-cell>
              <table:table-cell office:value-type="float" office:value="21.0739408334337">
                <text:p>21.0739408334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9">
                <text:p>149</text:p>
              </table:table-cell>
              <table:table-cell office:value-type="float" office:value="21.0535640066559">
                <text:p>21.0535640066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8">
                <text:p>148</text:p>
              </table:table-cell>
              <table:table-cell office:value-type="float" office:value="21.0354951770706">
                <text:p>21.0354951770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7">
                <text:p>147</text:p>
              </table:table-cell>
              <table:table-cell office:value-type="float" office:value="21.0193592894098">
                <text:p>21.0193592894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6">
                <text:p>146</text:p>
              </table:table-cell>
              <table:table-cell office:value-type="float" office:value="21.0034787950333">
                <text:p>21.0034787950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5">
                <text:p>145</text:p>
              </table:table-cell>
              <table:table-cell office:value-type="float" office:value="20.990619907478">
                <text:p>20.990619907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4">
                <text:p>144</text:p>
              </table:table-cell>
              <table:table-cell office:value-type="float" office:value="20.9757724152626">
                <text:p>20.9757724152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3">
                <text:p>143</text:p>
              </table:table-cell>
              <table:table-cell office:value-type="float" office:value="20.9580025094129">
                <text:p>20.9580025094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2">
                <text:p>142</text:p>
              </table:table-cell>
              <table:table-cell office:value-type="float" office:value="20.9415513047477">
                <text:p>20.9415513047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1">
                <text:p>141</text:p>
              </table:table-cell>
              <table:table-cell office:value-type="float" office:value="20.9256529495874">
                <text:p>20.9256529495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0">
                <text:p>140</text:p>
              </table:table-cell>
              <table:table-cell office:value-type="float" office:value="20.9105614887598">
                <text:p>20.9105614887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9">
                <text:p>139</text:p>
              </table:table-cell>
              <table:table-cell office:value-type="float" office:value="20.8979532595007">
                <text:p>20.8979532595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8">
                <text:p>138</text:p>
              </table:table-cell>
              <table:table-cell office:value-type="float" office:value="20.8851750226418">
                <text:p>20.8851750226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7">
                <text:p>137</text:p>
              </table:table-cell>
              <table:table-cell office:value-type="float" office:value="20.871088546716">
                <text:p>20.871088546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6">
                <text:p>136</text:p>
              </table:table-cell>
              <table:table-cell office:value-type="float" office:value="20.8540191527078">
                <text:p>20.8540191527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5">
                <text:p>135</text:p>
              </table:table-cell>
              <table:table-cell office:value-type="float" office:value="20.8363539880162">
                <text:p>20.8363539880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4">
                <text:p>134</text:p>
              </table:table-cell>
              <table:table-cell office:value-type="float" office:value="20.8205615228619">
                <text:p>20.8205615228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3">
                <text:p>133</text:p>
              </table:table-cell>
              <table:table-cell office:value-type="float" office:value="20.8047738575925">
                <text:p>20.804773857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2">
                <text:p>132</text:p>
              </table:table-cell>
              <table:table-cell office:value-type="float" office:value="20.7888115118065">
                <text:p>20.7888115118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1">
                <text:p>131</text:p>
              </table:table-cell>
              <table:table-cell office:value-type="float" office:value="20.7725038623843">
                <text:p>20.7725038623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0">
                <text:p>130</text:p>
              </table:table-cell>
              <table:table-cell office:value-type="float" office:value="20.7551703922569">
                <text:p>20.7551703922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9">
                <text:p>129</text:p>
              </table:table-cell>
              <table:table-cell office:value-type="float" office:value="20.7359377349507">
                <text:p>20.7359377349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8">
                <text:p>128</text:p>
              </table:table-cell>
              <table:table-cell office:value-type="float" office:value="20.7163187735301">
                <text:p>20.7163187735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7">
                <text:p>127</text:p>
              </table:table-cell>
              <table:table-cell office:value-type="float" office:value="20.6972178780975">
                <text:p>20.6972178780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6">
                <text:p>126</text:p>
              </table:table-cell>
              <table:table-cell office:value-type="float" office:value="20.6806514012609">
                <text:p>20.680651401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5">
                <text:p>125</text:p>
              </table:table-cell>
              <table:table-cell office:value-type="float" office:value="20.6660037669191">
                <text:p>20.6660037669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4">
                <text:p>124</text:p>
              </table:table-cell>
              <table:table-cell office:value-type="float" office:value="20.6498446998898">
                <text:p>20.6498446998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3">
                <text:p>123</text:p>
              </table:table-cell>
              <table:table-cell office:value-type="float" office:value="20.6332107719024">
                <text:p>20.6332107719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2">
                <text:p>122</text:p>
              </table:table-cell>
              <table:table-cell office:value-type="float" office:value="20.6132337167309">
                <text:p>20.6132337167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1">
                <text:p>121</text:p>
              </table:table-cell>
              <table:table-cell office:value-type="float" office:value="20.5913260210917">
                <text:p>20.5913260210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0">
                <text:p>120</text:p>
              </table:table-cell>
              <table:table-cell office:value-type="float" office:value="20.5666960703407">
                <text:p>20.5666960703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9">
                <text:p>119</text:p>
              </table:table-cell>
              <table:table-cell office:value-type="float" office:value="20.5468115821027">
                <text:p>20.546811582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8">
                <text:p>118</text:p>
              </table:table-cell>
              <table:table-cell office:value-type="float" office:value="20.5270092119895">
                <text:p>20.5270092119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7">
                <text:p>117</text:p>
              </table:table-cell>
              <table:table-cell office:value-type="float" office:value="20.5069680400334">
                <text:p>20.5069680400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6">
                <text:p>116</text:p>
              </table:table-cell>
              <table:table-cell office:value-type="float" office:value="20.4873238747403">
                <text:p>20.4873238747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5">
                <text:p>115</text:p>
              </table:table-cell>
              <table:table-cell office:value-type="float" office:value="20.4639872743477">
                <text:p>20.4639872743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4">
                <text:p>114</text:p>
              </table:table-cell>
              <table:table-cell office:value-type="float" office:value="20.4384040534331">
                <text:p>20.4384040534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3">
                <text:p>113</text:p>
              </table:table-cell>
              <table:table-cell office:value-type="float" office:value="20.4110236932704">
                <text:p>20.4110236932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2">
                <text:p>112</text:p>
              </table:table-cell>
              <table:table-cell office:value-type="float" office:value="20.3884682673312">
                <text:p>20.3884682673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1">
                <text:p>111</text:p>
              </table:table-cell>
              <table:table-cell office:value-type="float" office:value="20.3645611047727">
                <text:p>20.3645611047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0">
                <text:p>110</text:p>
              </table:table-cell>
              <table:table-cell office:value-type="float" office:value="20.3448734338746">
                <text:p>20.3448734338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9">
                <text:p>109</text:p>
              </table:table-cell>
              <table:table-cell office:value-type="float" office:value="20.3220634732782">
                <text:p>20.3220634732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8">
                <text:p>108</text:p>
              </table:table-cell>
              <table:table-cell office:value-type="float" office:value="20.2940811000589">
                <text:p>20.2940811000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7">
                <text:p>107</text:p>
              </table:table-cell>
              <table:table-cell office:value-type="float" office:value="20.2632783712589">
                <text:p>20.263278371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6">
                <text:p>106</text:p>
              </table:table-cell>
              <table:table-cell office:value-type="float" office:value="20.2317239303107">
                <text:p>20.2317239303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5">
                <text:p>105</text:p>
              </table:table-cell>
              <table:table-cell office:value-type="float" office:value="20.2019587671063">
                <text:p>20.201958767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4">
                <text:p>104</text:p>
              </table:table-cell>
              <table:table-cell office:value-type="float" office:value="20.1747769866124">
                <text:p>20.1747769866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3">
                <text:p>103</text:p>
              </table:table-cell>
              <table:table-cell office:value-type="float" office:value="20.1470868920909">
                <text:p>20.147086892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2">
                <text:p>102</text:p>
              </table:table-cell>
              <table:table-cell office:value-type="float" office:value="20.1149991852153">
                <text:p>20.114999185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1">
                <text:p>101</text:p>
              </table:table-cell>
              <table:table-cell office:value-type="float" office:value="20.0776332994752">
                <text:p>20.0776332994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0">
                <text:p>100</text:p>
              </table:table-cell>
              <table:table-cell office:value-type="float" office:value="20.0342199826511">
                <text:p>20.0342199826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9">
                <text:p>99</text:p>
              </table:table-cell>
              <table:table-cell office:value-type="float" office:value="19.9933779398765">
                <text:p>19.9933779398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8">
                <text:p>98</text:p>
              </table:table-cell>
              <table:table-cell office:value-type="float" office:value="19.9566654205514">
                <text:p>19.9566654205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7">
                <text:p>97</text:p>
              </table:table-cell>
              <table:table-cell office:value-type="float" office:value="19.9202365343687">
                <text:p>19.9202365343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6">
                <text:p>96</text:p>
              </table:table-cell>
              <table:table-cell office:value-type="float" office:value="19.8870019023377">
                <text:p>19.8870019023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5">
                <text:p>95</text:p>
              </table:table-cell>
              <table:table-cell office:value-type="float" office:value="19.8461682987397">
                <text:p>19.8461682987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4">
                <text:p>94</text:p>
              </table:table-cell>
              <table:table-cell office:value-type="float" office:value="19.7905394110816">
                <text:p>19.7905394110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3">
                <text:p>93</text:p>
              </table:table-cell>
              <table:table-cell office:value-type="float" office:value="19.7349576414891">
                <text:p>19.7349576414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2">
                <text:p>92</text:p>
              </table:table-cell>
              <table:table-cell office:value-type="float" office:value="19.6811079856357">
                <text:p>19.6811079856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1">
                <text:p>91</text:p>
              </table:table-cell>
              <table:table-cell office:value-type="float" office:value="19.630217346638">
                <text:p>19.630217346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0">
                <text:p>90</text:p>
              </table:table-cell>
              <table:table-cell office:value-type="float" office:value="19.5828457913763">
                <text:p>19.5828457913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9">
                <text:p>89</text:p>
              </table:table-cell>
              <table:table-cell office:value-type="float" office:value="19.5340710585854">
                <text:p>19.5340710585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8">
                <text:p>88</text:p>
              </table:table-cell>
              <table:table-cell office:value-type="float" office:value="19.4812771641416">
                <text:p>19.481277164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7">
                <text:p>87</text:p>
              </table:table-cell>
              <table:table-cell office:value-type="float" office:value="19.4253572968787">
                <text:p>19.4253572968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6">
                <text:p>86</text:p>
              </table:table-cell>
              <table:table-cell office:value-type="float" office:value="19.3582884728344">
                <text:p>19.3582884728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5">
                <text:p>85</text:p>
              </table:table-cell>
              <table:table-cell office:value-type="float" office:value="19.2888615693406">
                <text:p>19.2888615693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4">
                <text:p>84</text:p>
              </table:table-cell>
              <table:table-cell office:value-type="float" office:value="19.2199885591903">
                <text:p>19.219988559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3">
                <text:p>83</text:p>
              </table:table-cell>
              <table:table-cell office:value-type="float" office:value="19.1570236705571">
                <text:p>19.1570236705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2">
                <text:p>82</text:p>
              </table:table-cell>
              <table:table-cell office:value-type="float" office:value="19.0955180733779">
                <text:p>19.0955180733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